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0.79pt"/>
    </style:style>
    <style:style style:name="co4" style:family="table-column">
      <style:table-column-properties fo:break-before="auto" style:column-width="104.34pt"/>
    </style:style>
    <style:style style:name="co5" style:family="table-column">
      <style:table-column-properties fo:break-before="auto" style:column-width="12.25pt"/>
    </style:style>
    <style:style style:name="co6" style:family="table-column">
      <style:table-column-properties fo:break-before="auto" style:column-width="116.9pt"/>
    </style:style>
    <style:style style:name="co7" style:family="table-column">
      <style:table-column-properties fo:break-before="auto" style:column-width="119.79pt"/>
    </style:style>
    <style:style style:name="co8" style:family="table-column">
      <style:table-column-properties fo:break-before="auto" style:column-width="96.6pt"/>
    </style:style>
    <style:style style:name="co9" style:family="table-column">
      <style:table-column-properties fo:break-before="auto" style:column-width="80.79pt"/>
    </style:style>
    <style:style style:name="co10" style:family="table-column">
      <style:table-column-properties fo:break-before="auto" style:column-width="87.79pt"/>
    </style:style>
    <style:style style:name="co11" style:family="table-column">
      <style:table-column-properties fo:break-before="auto" style:column-width="102.39pt"/>
    </style:style>
    <style:style style:name="co12" style:family="table-column">
      <style:table-column-properties fo:break-before="auto" style:column-width="13.15pt"/>
    </style:style>
    <style:style style:name="co13" style:family="table-column">
      <style:table-column-properties fo:break-before="auto" style:column-width="122.71pt"/>
    </style:style>
    <style:style style:name="co14" style:family="table-column">
      <style:table-column-properties fo:break-before="auto" style:column-width="99.24pt"/>
    </style:style>
    <style:style style:name="co15" style:family="table-column">
      <style:table-column-properties fo:break-before="auto" style:column-width="90.45pt"/>
    </style:style>
    <style:style style:name="co16" style:family="table-column">
      <style:table-column-properties fo:break-before="auto" style:column-width="130.45pt"/>
    </style:style>
    <style:style style:name="co17" style:family="table-column">
      <style:table-column-properties fo:break-before="auto" style:column-width="14.06pt"/>
    </style:style>
    <style:style style:name="co18" style:family="table-column">
      <style:table-column-properties fo:break-before="auto" style:column-width="114.01pt"/>
    </style:style>
    <style:style style:name="co19" style:family="table-column">
      <style:table-column-properties fo:break-before="auto" style:column-width="122.09pt"/>
    </style:style>
    <style:style style:name="co20" style:family="table-column">
      <style:table-column-properties fo:break-before="auto" style:column-width="108.06pt"/>
    </style:style>
    <style:style style:name="co21" style:family="table-column">
      <style:table-column-properties fo:break-before="auto" style:column-width="101.91pt"/>
    </style:style>
    <style:style style:name="co22" style:family="table-column">
      <style:table-column-properties fo:break-before="auto" style:column-width="114.94pt"/>
    </style:style>
    <style:style style:name="co23" style:family="table-column">
      <style:table-column-properties fo:break-before="auto" style:column-width="100.09pt"/>
    </style:style>
    <style:style style:name="co24" style:family="table-column">
      <style:table-column-properties fo:break-before="auto" style:column-width="124.7pt"/>
    </style:style>
    <style:style style:name="co25" style:family="table-column">
      <style:table-column-properties fo:break-before="auto" style:column-width="93.94pt"/>
    </style:style>
    <style:style style:name="co26" style:family="table-column">
      <style:table-column-properties fo:break-before="auto" style:column-width="103.66pt"/>
    </style:style>
    <style:style style:name="co27" style:family="table-column">
      <style:table-column-properties fo:break-before="auto" style:column-width="92.21pt"/>
    </style:style>
    <style:style style:name="co28" style:family="table-column">
      <style:table-column-properties fo:break-before="auto" style:column-width="112.39pt"/>
    </style:style>
    <style:style style:name="co29" style:family="table-column">
      <style:table-column-properties fo:break-before="auto" style:column-width="89.6pt"/>
    </style:style>
    <style:style style:name="co30" style:family="table-column">
      <style:table-column-properties fo:break-before="auto" style:column-width="107.15pt"/>
    </style:style>
    <style:style style:name="co31" style:family="table-column">
      <style:table-column-properties fo:break-before="auto" style:column-width="81.64pt"/>
    </style:style>
    <style:style style:name="co32" style:family="table-column">
      <style:table-column-properties fo:break-before="auto" style:column-width="105.39pt"/>
    </style:style>
    <style:style style:name="co33" style:family="table-column">
      <style:table-column-properties fo:break-before="auto" style:column-width="88.7pt"/>
    </style:style>
    <style:style style:name="co34" style:family="table-column">
      <style:table-column-properties fo:break-before="auto" style:column-width="104.51pt"/>
    </style:style>
    <style:style style:name="co35" style:family="table-column">
      <style:table-column-properties fo:break-before="auto" style:column-width="100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00"/>
    </style:style>
    <style:style style:name="ce10" style:family="table-cell" style:parent-style-name="Default">
      <style:table-cell-properties fo:background-color="#66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600" table:style-name="ta1">
        <table:shapes>
          <draw:frame draw:z-index="0" draw:name="Errores Detección de plano 600 iteraciones" draw:style-name="gr1" draw:text-style-name="P1" svg:width="453.51pt" svg:height="255.09pt" svg:x="680.74pt" svg:y="45.41pt">
            <loext:p draw:notify-on-update-of-ranges="'600'.C6:'600'.C6 '600'.C7:'600'.C57 '600'.F3:'600'.F3 '600'.F7:'600'.F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9pt" svg:height="254.41pt" svg:x="680.09pt" svg:y="334.23pt">
            <loext:p draw:notify-on-update-of-ranges="'600'.D6:'600'.D6 '600'.D7:'600'.D57 '600'.G3:'600'.G3 '600'.G8:'600'.G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row table:style-name="ro1">
          <table:table-cell table:style-name="ce1" office:value-type="string" calcext:value-type="string">
            <text:p>Real model:</text:p>
          </table:table-cell>
          <table:table-cell table:style-name="ce3" office:value-type="float" office:value="0.3" calcext:value-type="float">
            <text:p>0.3</text:p>
          </table:table-cell>
          <table:table-cell table:style-name="ce3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ropouse model: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table:number-columns-repeated="2"/>
          <table:table-cell/>
          <table:table-cell table:style-name="Default"/>
          <table:table-cell/>
        </table:table-row>
        <table:table-row table:style-name="ro2">
          <table:table-cell table:style-name="ce1"/>
          <table:table-cell table:style-name="ce3"/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0.5cm</text:p>
          </table:table-cell>
          <table:table-cell/>
          <table:table-cell office:value-type="string" calcext:value-type="string">
            <text:p>Error relativo <text:s/>medio</text:p>
          </table:table-cell>
          <table:table-cell table:style-name="ce6" office:value-type="string" calcext:value-type="string">
            <text:p>Tiempo Promedio de ejecución</text:p>
          </table:table-cell>
        </table:table-row>
        <table:table-row table:style-name="ro2">
          <table:table-cell table:style-name="ce1"/>
          <table:table-cell table:style-name="ce3"/>
          <table:table-cell table:style-name="ce4" office:value-type="string" calcext:value-type="string">
            <text:p>itterations</text:p>
          </table:table-cell>
          <table:table-cell table:style-name="ce5" table:formula="of:=['600'.B2]*['600'.B1]" office:value-type="float" office:value="600" calcext:value-type="float">
            <text:p>600</text:p>
          </table:table-cell>
          <table:table-cell/>
          <table:table-cell table:formula="of:=SUM(['600'.C7:.C57])/50" office:value-type="float" office:value="0.0143854800665586" calcext:value-type="float">
            <text:p>0.0143854801</text:p>
          </table:table-cell>
          <table:table-cell table:style-name="ce6" table:formula="of:=SUM(['600'.D7:.D57])/51" office:value-type="float" office:value="2.88010411764706" calcext:value-type="float">
            <text:p>2.8801041176</text:p>
          </table:table-cell>
        </table:table-row>
        <table:table-row table:style-name="ro1">
          <table:table-cell table:style-name="ce2"/>
          <table:table-cell/>
          <table:table-cell table:style-name="ce2" table:number-columns-spanned="2" table:number-rows-spanned="1"/>
          <table:covered-table-cell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Puntos en el <text:s/>modelo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 relativo[%]</text:p>
          </table:table-cell>
          <table:table-cell office:value-type="string" calcext:value-type="string">
            <text:p>Tiempo de ejecución [s]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70711" calcext:value-type="float">
            <text:p>70711</text:p>
          </table:table-cell>
          <table:table-cell office:value-type="float" office:value="4" calcext:value-type="float">
            <text:p>4</text:p>
          </table:table-cell>
          <table:table-cell table:formula="of:=(['600'.B7]/['600'.A7])*100" office:value-type="float" office:value="0.00565682849910198" calcext:value-type="float">
            <text:p>0.0056568285</text:p>
          </table:table-cell>
          <table:table-cell office:value-type="float" office:value="2.95" calcext:value-type="float">
            <text:p>2.9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7]+(INT(RAND()*20-8))" office:value-type="float" office:value="70718" calcext:value-type="float">
            <text:p>70718</text:p>
          </table:table-cell>
          <table:table-cell office:value-type="float" office:value="7" calcext:value-type="float">
            <text:p>7</text:p>
          </table:table-cell>
          <table:table-cell table:formula="of:=(['600'.B8]/['600'.A8])*100" office:value-type="float" office:value="0.00989846997935462" calcext:value-type="float">
            <text:p>0.00989847</text:p>
          </table:table-cell>
          <table:table-cell office:value-type="float" office:value="3.004" calcext:value-type="float">
            <text:p>3.004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8]+(INT(RAND()*20-8))" office:value-type="float" office:value="70719" calcext:value-type="float">
            <text:p>70719</text:p>
          </table:table-cell>
          <table:table-cell office:value-type="float" office:value="32" calcext:value-type="float">
            <text:p>32</text:p>
          </table:table-cell>
          <table:table-cell table:formula="of:=(['600'.B9]/['600'.A9])*100" office:value-type="float" office:value="0.0452495086186173" calcext:value-type="float">
            <text:p>0.0452495086</text:p>
          </table:table-cell>
          <table:table-cell office:value-type="float" office:value="2.99" calcext:value-type="float">
            <text:p>2.99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9]+(INT(RAND()*20-8))" office:value-type="float" office:value="70727" calcext:value-type="float">
            <text:p>70727</text:p>
          </table:table-cell>
          <table:table-cell office:value-type="float" office:value="15" calcext:value-type="float">
            <text:p>15</text:p>
          </table:table-cell>
          <table:table-cell table:formula="of:=(['600'.B10]/['600'.A10])*100" office:value-type="float" office:value="0.0212083080011877" calcext:value-type="float">
            <text:p>0.021208308</text:p>
          </table:table-cell>
          <table:table-cell office:value-type="float" office:value="2.97" calcext:value-type="float">
            <text:p>2.9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0]+(INT(RAND()*20-8))" office:value-type="float" office:value="70730" calcext:value-type="float">
            <text:p>70730</text:p>
          </table:table-cell>
          <table:table-cell office:value-type="float" office:value="14" calcext:value-type="float">
            <text:p>14</text:p>
          </table:table-cell>
          <table:table-cell table:formula="of:=(['600'.B11]/['600'.A11])*100" office:value-type="float" office:value="0.0197935812243744" calcext:value-type="float">
            <text:p>0.0197935812</text:p>
          </table:table-cell>
          <table:table-cell office:value-type="float" office:value="2.967" calcext:value-type="float">
            <text:p>2.96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1]+(INT(RAND()*20-8))" office:value-type="float" office:value="70734" calcext:value-type="float">
            <text:p>70734</text:p>
          </table:table-cell>
          <table:table-cell office:value-type="float" office:value="1" calcext:value-type="float">
            <text:p>1</text:p>
          </table:table-cell>
          <table:table-cell table:formula="of:=(['600'.B12]/['600'.A12])*100" office:value-type="float" office:value="0.00141374727853649" calcext:value-type="float">
            <text:p>0.0014137473</text:p>
          </table:table-cell>
          <table:table-cell office:value-type="float" office:value="2.903" calcext:value-type="float">
            <text:p>2.90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2]+(INT(RAND()*20-8))" office:value-type="float" office:value="70738" calcext:value-type="float">
            <text:p>70738</text:p>
          </table:table-cell>
          <table:table-cell office:value-type="float" office:value="69" calcext:value-type="float">
            <text:p>69</text:p>
          </table:table-cell>
          <table:table-cell table:formula="of:=(['600'.B13]/['600'.A13])*100" office:value-type="float" office:value="0.0975430461703752" calcext:value-type="float">
            <text:p>0.0975430462</text:p>
          </table:table-cell>
          <table:table-cell office:value-type="float" office:value="2.84" calcext:value-type="float">
            <text:p>2.84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3]+(INT(RAND()*20-8))" office:value-type="float" office:value="70743" calcext:value-type="float">
            <text:p>70743</text:p>
          </table:table-cell>
          <table:table-cell office:value-type="float" office:value="7" calcext:value-type="float">
            <text:p>7</text:p>
          </table:table-cell>
          <table:table-cell table:formula="of:=(['600'.B14]/['600'.A14])*100" office:value-type="float" office:value="0.00989497194068671" calcext:value-type="float">
            <text:p>0.0098949719</text:p>
          </table:table-cell>
          <table:table-cell office:value-type="float" office:value="2.867" calcext:value-type="float">
            <text:p>2.86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4]+(INT(RAND()*20-8))" office:value-type="float" office:value="70753" calcext:value-type="float">
            <text:p>70753</text:p>
          </table:table-cell>
          <table:table-cell office:value-type="float" office:value="13" calcext:value-type="float">
            <text:p>13</text:p>
          </table:table-cell>
          <table:table-cell table:formula="of:=(['600'.B15]/['600'.A15])*100" office:value-type="float" office:value="0.0183737792037087" calcext:value-type="float">
            <text:p>0.0183737792</text:p>
          </table:table-cell>
          <table:table-cell office:value-type="float" office:value="2.904" calcext:value-type="float">
            <text:p>2.904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5]+(INT(RAND()*20-8))" office:value-type="float" office:value="70752" calcext:value-type="float">
            <text:p>70752</text:p>
          </table:table-cell>
          <table:table-cell office:value-type="float" office:value="12" calcext:value-type="float">
            <text:p>12</text:p>
          </table:table-cell>
          <table:table-cell table:formula="of:=(['600'.B16]/['600'.A16])*100" office:value-type="float" office:value="0.0169606512890095" calcext:value-type="float">
            <text:p>0.0169606513</text:p>
          </table:table-cell>
          <table:table-cell office:value-type="float" office:value="2.887" calcext:value-type="float">
            <text:p>2.88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6]+(INT(RAND()*20-8))" office:value-type="float" office:value="70758" calcext:value-type="float">
            <text:p>70758</text:p>
          </table:table-cell>
          <table:table-cell office:value-type="float" office:value="7" calcext:value-type="float">
            <text:p>7</text:p>
          </table:table-cell>
          <table:table-cell table:formula="of:=(['600'.B17]/['600'.A17])*100" office:value-type="float" office:value="0.00989287430396563" calcext:value-type="float">
            <text:p>0.0098928743</text:p>
          </table:table-cell>
          <table:table-cell office:value-type="float" office:value="2.866" calcext:value-type="float">
            <text:p>2.86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7]+(INT(RAND()*20-8))" office:value-type="float" office:value="70752" calcext:value-type="float">
            <text:p>70752</text:p>
          </table:table-cell>
          <table:table-cell office:value-type="float" office:value="13" calcext:value-type="float">
            <text:p>13</text:p>
          </table:table-cell>
          <table:table-cell table:formula="of:=(['600'.B18]/['600'.A18])*100" office:value-type="float" office:value="0.018374038896427" calcext:value-type="float">
            <text:p>0.0183740389</text:p>
          </table:table-cell>
          <table:table-cell office:value-type="float" office:value="2.842" calcext:value-type="float">
            <text:p>2.84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8]+(INT(RAND()*20-8))" office:value-type="float" office:value="70761" calcext:value-type="float">
            <text:p>70761</text:p>
          </table:table-cell>
          <table:table-cell office:value-type="float" office:value="1" calcext:value-type="float">
            <text:p>1</text:p>
          </table:table-cell>
          <table:table-cell table:formula="of:=(['600'.B19]/['600'.A19])*100" office:value-type="float" office:value="0.0014132078404771" calcext:value-type="float">
            <text:p>0.0014132078</text:p>
          </table:table-cell>
          <table:table-cell office:value-type="float" office:value="2.911" calcext:value-type="float">
            <text:p>2.911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9]+(INT(RAND()*20-8))" office:value-type="float" office:value="70772" calcext:value-type="float">
            <text:p>70772</text:p>
          </table:table-cell>
          <table:table-cell office:value-type="float" office:value="4" calcext:value-type="float">
            <text:p>4</text:p>
          </table:table-cell>
          <table:table-cell table:formula="of:=(['600'.B20]/['600'.A20])*100" office:value-type="float" office:value="0.00565195274967501" calcext:value-type="float">
            <text:p>0.0056519527</text:p>
          </table:table-cell>
          <table:table-cell office:value-type="float" office:value="2.83811" calcext:value-type="float">
            <text:p>2.83811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0]+(INT(RAND()*20-8))" office:value-type="float" office:value="70774" calcext:value-type="float">
            <text:p>70774</text:p>
          </table:table-cell>
          <table:table-cell office:value-type="float" office:value="8" calcext:value-type="float">
            <text:p>8</text:p>
          </table:table-cell>
          <table:table-cell table:formula="of:=(['600'.B21]/['600'.A21])*100" office:value-type="float" office:value="0.0113035860626784" calcext:value-type="float">
            <text:p>0.0113035861</text:p>
          </table:table-cell>
          <table:table-cell office:value-type="float" office:value="2.877" calcext:value-type="float">
            <text:p>2.87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1]+(INT(RAND()*20-8))" office:value-type="float" office:value="70767" calcext:value-type="float">
            <text:p>70767</text:p>
          </table:table-cell>
          <table:table-cell office:value-type="float" office:value="1" calcext:value-type="float">
            <text:p>1</text:p>
          </table:table-cell>
          <table:table-cell table:formula="of:=(['600'.B22]/['600'.A22])*100" office:value-type="float" office:value="0.00141308802125284" calcext:value-type="float">
            <text:p>0.001413088</text:p>
          </table:table-cell>
          <table:table-cell office:value-type="float" office:value="2.867" calcext:value-type="float">
            <text:p>2.86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2]+(INT(RAND()*20-8))" office:value-type="float" office:value="70768" calcext:value-type="float">
            <text:p>70768</text:p>
          </table:table-cell>
          <table:table-cell office:value-type="float" office:value="2" calcext:value-type="float">
            <text:p>2</text:p>
          </table:table-cell>
          <table:table-cell table:formula="of:=(['600'.B23]/['600'.A23])*100" office:value-type="float" office:value="0.0028261361067149" calcext:value-type="float">
            <text:p>0.0028261361</text:p>
          </table:table-cell>
          <table:table-cell office:value-type="float" office:value="2.898" calcext:value-type="float">
            <text:p>2.898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3]+(INT(RAND()*20-8))" office:value-type="float" office:value="70764" calcext:value-type="float">
            <text:p>70764</text:p>
          </table:table-cell>
          <table:table-cell office:value-type="float" office:value="3" calcext:value-type="float">
            <text:p>3</text:p>
          </table:table-cell>
          <table:table-cell table:formula="of:=(['600'.B24]/['600'.A24])*100" office:value-type="float" office:value="0.00423944378497541" calcext:value-type="float">
            <text:p>0.0042394438</text:p>
          </table:table-cell>
          <table:table-cell office:value-type="float" office:value="2.853" calcext:value-type="float">
            <text:p>2.85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4]+(INT(RAND()*20-8))" office:value-type="float" office:value="70769" calcext:value-type="float">
            <text:p>70769</text:p>
          </table:table-cell>
          <table:table-cell office:value-type="float" office:value="4" calcext:value-type="float">
            <text:p>4</text:p>
          </table:table-cell>
          <table:table-cell table:formula="of:=(['600'.B25]/['600'.A25])*100" office:value-type="float" office:value="0.00565219234410547" calcext:value-type="float">
            <text:p>0.0056521923</text:p>
          </table:table-cell>
          <table:table-cell office:value-type="float" office:value="2.882" calcext:value-type="float">
            <text:p>2.88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5]+(INT(RAND()*20-8))" office:value-type="float" office:value="70765" calcext:value-type="float">
            <text:p>70765</text:p>
          </table:table-cell>
          <table:table-cell office:value-type="float" office:value="11" calcext:value-type="float">
            <text:p>11</text:p>
          </table:table-cell>
          <table:table-cell table:formula="of:=(['600'.B26]/['600'.A26])*100" office:value-type="float" office:value="0.0155444075461033" calcext:value-type="float">
            <text:p>0.0155444075</text:p>
          </table:table-cell>
          <table:table-cell office:value-type="float" office:value="2.92" calcext:value-type="float">
            <text:p>2.9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6]+(INT(RAND()*20-8))" office:value-type="float" office:value="70770" calcext:value-type="float">
            <text:p>70770</text:p>
          </table:table-cell>
          <table:table-cell office:value-type="float" office:value="6" calcext:value-type="float">
            <text:p>6</text:p>
          </table:table-cell>
          <table:table-cell table:formula="of:=(['600'.B27]/['600'.A27])*100" office:value-type="float" office:value="0.00847816871555744" calcext:value-type="float">
            <text:p>0.0084781687</text:p>
          </table:table-cell>
          <table:table-cell office:value-type="float" office:value="2.933" calcext:value-type="float">
            <text:p>2.93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7]+(INT(RAND()*20-8))" office:value-type="float" office:value="70780" calcext:value-type="float">
            <text:p>70780</text:p>
          </table:table-cell>
          <table:table-cell office:value-type="float" office:value="3" calcext:value-type="float">
            <text:p>3</text:p>
          </table:table-cell>
          <table:table-cell table:formula="of:=(['600'.B28]/['600'.A28])*100" office:value-type="float" office:value="0.00423848544786663" calcext:value-type="float">
            <text:p>0.0042384854</text:p>
          </table:table-cell>
          <table:table-cell office:value-type="float" office:value="2.835" calcext:value-type="float">
            <text:p>2.83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8]+(INT(RAND()*20-8))" office:value-type="float" office:value="70774" calcext:value-type="float">
            <text:p>70774</text:p>
          </table:table-cell>
          <table:table-cell office:value-type="float" office:value="8" calcext:value-type="float">
            <text:p>8</text:p>
          </table:table-cell>
          <table:table-cell table:formula="of:=(['600'.B29]/['600'.A29])*100" office:value-type="float" office:value="0.0113035860626784" calcext:value-type="float">
            <text:p>0.0113035861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9]+(INT(RAND()*20-8))" office:value-type="float" office:value="70779" calcext:value-type="float">
            <text:p>70779</text:p>
          </table:table-cell>
          <table:table-cell office:value-type="float" office:value="1" calcext:value-type="float">
            <text:p>1</text:p>
          </table:table-cell>
          <table:table-cell table:formula="of:=(['600'.B30]/['600'.A30])*100" office:value-type="float" office:value="0.00141284844374744" calcext:value-type="float">
            <text:p>0.0014128484</text:p>
          </table:table-cell>
          <table:table-cell office:value-type="float" office:value="2.91" calcext:value-type="float">
            <text:p>2.91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0]+(INT(RAND()*20-8))" office:value-type="float" office:value="70771" calcext:value-type="float">
            <text:p>70771</text:p>
          </table:table-cell>
          <table:table-cell office:value-type="float" office:value="2" calcext:value-type="float">
            <text:p>2</text:p>
          </table:table-cell>
          <table:table-cell table:formula="of:=(['600'.B31]/['600'.A31])*100" office:value-type="float" office:value="0.00282601630611409" calcext:value-type="float">
            <text:p>0.0028260163</text:p>
          </table:table-cell>
          <table:table-cell office:value-type="float" office:value="2.892" calcext:value-type="float">
            <text:p>2.89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1]+(INT(RAND()*20-8))" office:value-type="float" office:value="70772" calcext:value-type="float">
            <text:p>70772</text:p>
          </table:table-cell>
          <table:table-cell office:value-type="float" office:value="34" calcext:value-type="float">
            <text:p>34</text:p>
          </table:table-cell>
          <table:table-cell table:formula="of:=(['600'.B32]/['600'.A32])*100" office:value-type="float" office:value="0.0480415983722376" calcext:value-type="float">
            <text:p>0.0480415984</text:p>
          </table:table-cell>
          <table:table-cell office:value-type="float" office:value="2.854" calcext:value-type="float">
            <text:p>2.854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2]+(INT(RAND()*20-8))" office:value-type="float" office:value="70773" calcext:value-type="float">
            <text:p>70773</text:p>
          </table:table-cell>
          <table:table-cell office:value-type="float" office:value="2" calcext:value-type="float">
            <text:p>2</text:p>
          </table:table-cell>
          <table:table-cell table:formula="of:=(['600'.B33]/['600'.A33])*100" office:value-type="float" office:value="0.00282593644468936" calcext:value-type="float">
            <text:p>0.0028259364</text:p>
          </table:table-cell>
          <table:table-cell office:value-type="float" office:value="2.886" calcext:value-type="float">
            <text:p>2.88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3]+(INT(RAND()*20-8))" office:value-type="float" office:value="70779" calcext:value-type="float">
            <text:p>70779</text:p>
          </table:table-cell>
          <table:table-cell office:value-type="float" office:value="1" calcext:value-type="float">
            <text:p>1</text:p>
          </table:table-cell>
          <table:table-cell table:formula="of:=(['600'.B34]/['600'.A34])*100" office:value-type="float" office:value="0.00141284844374744" calcext:value-type="float">
            <text:p>0.0014128484</text:p>
          </table:table-cell>
          <table:table-cell office:value-type="float" office:value="2.876" calcext:value-type="float">
            <text:p>2.87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4]+(INT(RAND()*20-8))" office:value-type="float" office:value="70782" calcext:value-type="float">
            <text:p>70782</text:p>
          </table:table-cell>
          <table:table-cell office:value-type="float" office:value="3" calcext:value-type="float">
            <text:p>3</text:p>
          </table:table-cell>
          <table:table-cell table:formula="of:=(['600'.B35]/['600'.A35])*100" office:value-type="float" office:value="0.00423836568619141" calcext:value-type="float">
            <text:p>0.0042383657</text:p>
          </table:table-cell>
          <table:table-cell office:value-type="float" office:value="2.882" calcext:value-type="float">
            <text:p>2.88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5]+(INT(RAND()*20-8))" office:value-type="float" office:value="70779" calcext:value-type="float">
            <text:p>70779</text:p>
          </table:table-cell>
          <table:table-cell office:value-type="float" office:value="4" calcext:value-type="float">
            <text:p>4</text:p>
          </table:table-cell>
          <table:table-cell table:formula="of:=(['600'.B36]/['600'.A36])*100" office:value-type="float" office:value="0.00565139377498976" calcext:value-type="float">
            <text:p>0.0056513938</text:p>
          </table:table-cell>
          <table:table-cell office:value-type="float" office:value="2.867" calcext:value-type="float">
            <text:p>2.86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6]+(INT(RAND()*20-8))" office:value-type="float" office:value="70789" calcext:value-type="float">
            <text:p>70789</text:p>
          </table:table-cell>
          <table:table-cell office:value-type="float" office:value="56" calcext:value-type="float">
            <text:p>56</text:p>
          </table:table-cell>
          <table:table-cell table:formula="of:=(['600'.B37]/['600'.A37])*100" office:value-type="float" office:value="0.0791083360409103" calcext:value-type="float">
            <text:p>0.079108336</text:p>
          </table:table-cell>
          <table:table-cell office:value-type="float" office:value="2.867" calcext:value-type="float">
            <text:p>2.86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7]+(INT(RAND()*20-8))" office:value-type="float" office:value="70791" calcext:value-type="float">
            <text:p>70791</text:p>
          </table:table-cell>
          <table:table-cell office:value-type="float" office:value="3" calcext:value-type="float">
            <text:p>3</text:p>
          </table:table-cell>
          <table:table-cell table:formula="of:=(['600'.B38]/['600'.A38])*100" office:value-type="float" office:value="0.00423782684239522" calcext:value-type="float">
            <text:p>0.0042378268</text:p>
          </table:table-cell>
          <table:table-cell office:value-type="float" office:value="2.882" calcext:value-type="float">
            <text:p>2.88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8]+(INT(RAND()*20-8))" office:value-type="float" office:value="70797" calcext:value-type="float">
            <text:p>70797</text:p>
          </table:table-cell>
          <table:table-cell office:value-type="float" office:value="2" calcext:value-type="float">
            <text:p>2</text:p>
          </table:table-cell>
          <table:table-cell table:formula="of:=(['600'.B39]/['600'.A39])*100" office:value-type="float" office:value="0.00282497845953925" calcext:value-type="float">
            <text:p>0.0028249785</text:p>
          </table:table-cell>
          <table:table-cell office:value-type="float" office:value="2.7887" calcext:value-type="float">
            <text:p>2.788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9]+(INT(RAND()*20-8))" office:value-type="float" office:value="70794" calcext:value-type="float">
            <text:p>70794</text:p>
          </table:table-cell>
          <table:table-cell office:value-type="float" office:value="21" calcext:value-type="float">
            <text:p>21</text:p>
          </table:table-cell>
          <table:table-cell table:formula="of:=(['600'.B40]/['600'.A40])*100" office:value-type="float" office:value="0.0296635308076956" calcext:value-type="float">
            <text:p>0.0296635308</text:p>
          </table:table-cell>
          <table:table-cell office:value-type="float" office:value="2.825" calcext:value-type="float">
            <text:p>2.82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0]+(INT(RAND()*20-8))" office:value-type="float" office:value="70786" calcext:value-type="float">
            <text:p>70786</text:p>
          </table:table-cell>
          <table:table-cell office:value-type="float" office:value="3" calcext:value-type="float">
            <text:p>3</text:p>
          </table:table-cell>
          <table:table-cell table:formula="of:=(['600'.B41]/['600'.A41])*100" office:value-type="float" office:value="0.00423812618314356" calcext:value-type="float">
            <text:p>0.0042381262</text:p>
          </table:table-cell>
          <table:table-cell office:value-type="float" office:value="2.849" calcext:value-type="float">
            <text:p>2.849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1]+(INT(RAND()*20-8))" office:value-type="float" office:value="70781" calcext:value-type="float">
            <text:p>70781</text:p>
          </table:table-cell>
          <table:table-cell office:value-type="float" office:value="1" calcext:value-type="float">
            <text:p>1</text:p>
          </table:table-cell>
          <table:table-cell table:formula="of:=(['600'.B42]/['600'.A42])*100" office:value-type="float" office:value="0.00141280852206101" calcext:value-type="float">
            <text:p>0.0014128085</text:p>
          </table:table-cell>
          <table:table-cell office:value-type="float" office:value="2.817" calcext:value-type="float">
            <text:p>2.81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2]+(INT(RAND()*20-8))" office:value-type="float" office:value="70783" calcext:value-type="float">
            <text:p>70783</text:p>
          </table:table-cell>
          <table:table-cell office:value-type="float" office:value="3" calcext:value-type="float">
            <text:p>3</text:p>
          </table:table-cell>
          <table:table-cell table:formula="of:=(['600'.B43]/['600'.A43])*100" office:value-type="float" office:value="0.00423830580789173" calcext:value-type="float">
            <text:p>0.0042383058</text:p>
          </table:table-cell>
          <table:table-cell office:value-type="float" office:value="2.865" calcext:value-type="float">
            <text:p>2.86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3]+(INT(RAND()*20-8))" office:value-type="float" office:value="70775" calcext:value-type="float">
            <text:p>70775</text:p>
          </table:table-cell>
          <table:table-cell office:value-type="float" office:value="12" calcext:value-type="float">
            <text:p>12</text:p>
          </table:table-cell>
          <table:table-cell table:formula="of:=(['600'.B44]/['600'.A44])*100" office:value-type="float" office:value="0.016955139526669" calcext:value-type="float">
            <text:p>0.0169551395</text:p>
          </table:table-cell>
          <table:table-cell office:value-type="float" office:value="2.865" calcext:value-type="float">
            <text:p>2.86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4]+(INT(RAND()*20-8))" office:value-type="float" office:value="70784" calcext:value-type="float">
            <text:p>70784</text:p>
          </table:table-cell>
          <table:table-cell office:value-type="float" office:value="31" calcext:value-type="float">
            <text:p>31</text:p>
          </table:table-cell>
          <table:table-cell table:formula="of:=(['600'.B45]/['600'.A45])*100" office:value-type="float" office:value="0.0437952079566004" calcext:value-type="float">
            <text:p>0.043795208</text:p>
          </table:table-cell>
          <table:table-cell office:value-type="float" office:value="2.886" calcext:value-type="float">
            <text:p>2.88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5]+(INT(RAND()*20-8))" office:value-type="float" office:value="70785" calcext:value-type="float">
            <text:p>70785</text:p>
          </table:table-cell>
          <table:table-cell office:value-type="float" office:value="12" calcext:value-type="float">
            <text:p>12</text:p>
          </table:table-cell>
          <table:table-cell table:formula="of:=(['600'.B46]/['600'.A46])*100" office:value-type="float" office:value="0.0169527442254715" calcext:value-type="float">
            <text:p>0.0169527442</text:p>
          </table:table-cell>
          <table:table-cell office:value-type="float" office:value="2.8708" calcext:value-type="float">
            <text:p>2.8708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6]+(INT(RAND()*20-8))" office:value-type="float" office:value="70781" calcext:value-type="float">
            <text:p>70781</text:p>
          </table:table-cell>
          <table:table-cell office:value-type="float" office:value="18" calcext:value-type="float">
            <text:p>18</text:p>
          </table:table-cell>
          <table:table-cell table:formula="of:=(['600'.B47]/['600'.A47])*100" office:value-type="float" office:value="0.0254305533970981" calcext:value-type="float">
            <text:p>0.0254305534</text:p>
          </table:table-cell>
          <table:table-cell office:value-type="float" office:value="2.873" calcext:value-type="float">
            <text:p>2.87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7]+(INT(RAND()*20-8))" office:value-type="float" office:value="70791" calcext:value-type="float">
            <text:p>70791</text:p>
          </table:table-cell>
          <table:table-cell office:value-type="float" office:value="3" calcext:value-type="float">
            <text:p>3</text:p>
          </table:table-cell>
          <table:table-cell table:formula="of:=(['600'.B48]/['600'.A48])*100" office:value-type="float" office:value="0.00423782684239522" calcext:value-type="float">
            <text:p>0.0042378268</text:p>
          </table:table-cell>
          <table:table-cell office:value-type="float" office:value="2.8277" calcext:value-type="float">
            <text:p>2.827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8]+(INT(RAND()*20-8))" office:value-type="float" office:value="70799" calcext:value-type="float">
            <text:p>70799</text:p>
          </table:table-cell>
          <table:table-cell office:value-type="float" office:value="1" calcext:value-type="float">
            <text:p>1</text:p>
          </table:table-cell>
          <table:table-cell table:formula="of:=(['600'.B49]/['600'.A49])*100" office:value-type="float" office:value="0.00141244932838034" calcext:value-type="float">
            <text:p>0.0014124493</text:p>
          </table:table-cell>
          <table:table-cell office:value-type="float" office:value="2.866" calcext:value-type="float">
            <text:p>2.86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9]+(INT(RAND()*20-8))" office:value-type="float" office:value="70793" calcext:value-type="float">
            <text:p>70793</text:p>
          </table:table-cell>
          <table:table-cell office:value-type="float" office:value="29" calcext:value-type="float">
            <text:p>29</text:p>
          </table:table-cell>
          <table:table-cell table:formula="of:=(['600'.B50]/['600'.A50])*100" office:value-type="float" office:value="0.0409645021400421" calcext:value-type="float">
            <text:p>0.0409645021</text:p>
          </table:table-cell>
          <table:table-cell office:value-type="float" office:value="2.855" calcext:value-type="float">
            <text:p>2.85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0]+(INT(RAND()*20-8))" office:value-type="float" office:value="70794" calcext:value-type="float">
            <text:p>70794</text:p>
          </table:table-cell>
          <table:table-cell office:value-type="float" office:value="1" calcext:value-type="float">
            <text:p>1</text:p>
          </table:table-cell>
          <table:table-cell table:formula="of:=(['600'.B51]/['600'.A51])*100" office:value-type="float" office:value="0.00141254908608074" calcext:value-type="float">
            <text:p>0.0014125491</text:p>
          </table:table-cell>
          <table:table-cell office:value-type="float" office:value="2.8616" calcext:value-type="float">
            <text:p>2.861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1]+(INT(RAND()*20-8))" office:value-type="float" office:value="70799" calcext:value-type="float">
            <text:p>70799</text:p>
          </table:table-cell>
          <table:table-cell office:value-type="float" office:value="3" calcext:value-type="float">
            <text:p>3</text:p>
          </table:table-cell>
          <table:table-cell table:formula="of:=(['600'.B52]/['600'.A52])*100" office:value-type="float" office:value="0.00423734798514103" calcext:value-type="float">
            <text:p>0.004237348</text:p>
          </table:table-cell>
          <table:table-cell office:value-type="float" office:value="2.8754" calcext:value-type="float">
            <text:p>2.8754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2]+(INT(RAND()*20-8))" office:value-type="float" office:value="70808" calcext:value-type="float">
            <text:p>70808</text:p>
          </table:table-cell>
          <table:table-cell office:value-type="float" office:value="4" calcext:value-type="float">
            <text:p>4</text:p>
          </table:table-cell>
          <table:table-cell table:formula="of:=(['600'.B53]/['600'.A53])*100" office:value-type="float" office:value="0.00564907920009039" calcext:value-type="float">
            <text:p>0.0056490792</text:p>
          </table:table-cell>
          <table:table-cell office:value-type="float" office:value="2.9103" calcext:value-type="float">
            <text:p>2.910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3]+(INT(RAND()*20-8))" office:value-type="float" office:value="70812" calcext:value-type="float">
            <text:p>70812</text:p>
          </table:table-cell>
          <table:table-cell office:value-type="float" office:value="5" calcext:value-type="float">
            <text:p>5</text:p>
          </table:table-cell>
          <table:table-cell table:formula="of:=(['600'.B54]/['600'.A54])*100" office:value-type="float" office:value="0.00706095012144834" calcext:value-type="float">
            <text:p>0.0070609501</text:p>
          </table:table-cell>
          <table:table-cell office:value-type="float" office:value="2.873" calcext:value-type="float">
            <text:p>2.87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4]+(INT(RAND()*20-8))" office:value-type="float" office:value="70814" calcext:value-type="float">
            <text:p>70814</text:p>
          </table:table-cell>
          <table:table-cell office:value-type="float" office:value="3" calcext:value-type="float">
            <text:p>3</text:p>
          </table:table-cell>
          <table:table-cell table:formula="of:=(['600'.B55]/['600'.A55])*100" office:value-type="float" office:value="0.00423645041940859" calcext:value-type="float">
            <text:p>0.0042364504</text:p>
          </table:table-cell>
          <table:table-cell office:value-type="float" office:value="2.8705" calcext:value-type="float">
            <text:p>2.870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5]+(INT(RAND()*20-8))" office:value-type="float" office:value="70820" calcext:value-type="float">
            <text:p>70820</text:p>
          </table:table-cell>
          <table:table-cell office:value-type="float" office:value="4" calcext:value-type="float">
            <text:p>4</text:p>
          </table:table-cell>
          <table:table-cell table:formula="of:=(['600'.B56]/['600'.A56])*100" office:value-type="float" office:value="0.00564812199943519" calcext:value-type="float">
            <text:p>0.005648122</text:p>
          </table:table-cell>
          <table:table-cell office:value-type="float" office:value="2.8502" calcext:value-type="float">
            <text:p>2.850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6]+(INT(RAND()*20-8))" office:value-type="float" office:value="70819" calcext:value-type="float">
            <text:p>70819</text:p>
          </table:table-cell>
          <table:table-cell office:value-type="float" office:value="2" calcext:value-type="float">
            <text:p>2</text:p>
          </table:table-cell>
          <table:table-cell table:formula="of:=(['600'.B57]/['600'.A57])*100" office:value-type="float" office:value="0.00282410087688332" calcext:value-type="float">
            <text:p>0.0028241009</text:p>
          </table:table-cell>
          <table:table-cell office:value-type="float" office:value="2.876" calcext:value-type="float">
            <text:p>2.87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</table:table>
      <table:table table:name="200" table:style-name="ta1">
        <table:shapes>
          <draw:frame draw:z-index="0" draw:style-name="gr1" draw:text-style-name="P1" svg:width="453.2pt" svg:height="254.38pt" svg:x="648.28pt" svg:y="15.96pt">
            <loext:p draw:notify-on-update-of-ranges="'200'.C6:'200'.C6 '200'.C7:'200'.C57 '200'.F6:'200'.F6 '200'.F7:'200'.F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pt" svg:height="254.38pt" svg:x="651.43pt" svg:y="321.45pt">
            <loext:p draw:notify-on-update-of-ranges="'200'.D6:'200'.D6 '200'.D7:'200'.D57 '200'.G6:'200'.G6 '200'.G7:'200'.G5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threshold</text:p>
          </table:table-cell>
          <table:table-cell table:style-name="ce4"/>
          <table:table-cell table:style-name="ce4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['600'.B2]*['200'.D2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Error relativo [%]</text:p>
          </table:table-cell>
          <table:table-cell office:value-type="string" calcext:value-type="string">
            <text:p>Tiempo de ejecución [s]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9821" calcext:value-type="float">
            <text:p>69821</text:p>
          </table:table-cell>
          <table:table-cell office:value-type="float" office:value="86" calcext:value-type="float">
            <text:p>86</text:p>
          </table:table-cell>
          <table:table-cell table:formula="of:=(['200'.B7]/['200'.A7])*100" office:value-type="float" office:value="0.123172111542373" calcext:value-type="float">
            <text:p>0.1231721115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6" table:formula="of:=SUM(['200'.C7:.C57])/50" office:value-type="float" office:value="0.0505357493338251" calcext:value-type="float">
            <text:p>0.0505357493</text:p>
          </table:table-cell>
          <table:table-cell table:style-name="ce6" table:formula="of:=SUM(['200'.D7:.D57])/51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7]+(INT(RAND()*20-8))" office:value-type="float" office:value="69815" calcext:value-type="float">
            <text:p>69815</text:p>
          </table:table-cell>
          <table:table-cell office:value-type="float" office:value="42" calcext:value-type="float">
            <text:p>42</text:p>
          </table:table-cell>
          <table:table-cell table:formula="of:=(['200'.B8]/['200'.A8])*100" office:value-type="float" office:value="0.0601589916207119" calcext:value-type="float">
            <text:p>0.0601589916</text:p>
          </table:table-cell>
          <table:table-cell office:value-type="float" office:value="1.002" calcext:value-type="float">
            <text:p>1.002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8]+(INT(RAND()*20-8))" office:value-type="float" office:value="69826" calcext:value-type="float">
            <text:p>69826</text:p>
          </table:table-cell>
          <table:table-cell office:value-type="float" office:value="24" calcext:value-type="float">
            <text:p>24</text:p>
          </table:table-cell>
          <table:table-cell table:formula="of:=(['200'.B9]/['200'.A9])*100" office:value-type="float" office:value="0.0343711511471372" calcext:value-type="float">
            <text:p>0.0343711511</text:p>
          </table:table-cell>
          <table:table-cell office:value-type="float" office:value="1.003" calcext:value-type="float">
            <text:p>1.003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9]+(INT(RAND()*20-8))" office:value-type="float" office:value="69835" calcext:value-type="float">
            <text:p>69835</text:p>
          </table:table-cell>
          <table:table-cell office:value-type="float" office:value="0" calcext:value-type="float">
            <text:p>0</text:p>
          </table:table-cell>
          <table:table-cell table:formula="of:=(['200'.B10]/['200'.A10])*100" office:value-type="float" office:value="0" calcext:value-type="float">
            <text:p>0</text:p>
          </table:table-cell>
          <table:table-cell office:value-type="float" office:value="0.9985" calcext:value-type="float">
            <text:p>0.9985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0]+(INT(RAND()*20-8))" office:value-type="float" office:value="69839" calcext:value-type="float">
            <text:p>69839</text:p>
          </table:table-cell>
          <table:table-cell office:value-type="float" office:value="41" calcext:value-type="float">
            <text:p>41</text:p>
          </table:table-cell>
          <table:table-cell table:formula="of:=(['200'.B11]/['200'.A11])*100" office:value-type="float" office:value="0.0587064534142814" calcext:value-type="float">
            <text:p>0.0587064534</text:p>
          </table:table-cell>
          <table:table-cell office:value-type="float" office:value="0.99" calcext:value-type="float">
            <text:p>0.99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1]+(INT(RAND()*20-8))" office:value-type="float" office:value="69833" calcext:value-type="float">
            <text:p>69833</text:p>
          </table:table-cell>
          <table:table-cell office:value-type="float" office:value="12" calcext:value-type="float">
            <text:p>12</text:p>
          </table:table-cell>
          <table:table-cell table:formula="of:=(['200'.B12]/['200'.A12])*100" office:value-type="float" office:value="0.0171838529062191" calcext:value-type="float">
            <text:p>0.0171838529</text:p>
          </table:table-cell>
          <table:table-cell office:value-type="float" office:value="1.002" calcext:value-type="float">
            <text:p>1.002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2]+(INT(RAND()*20-8))" office:value-type="float" office:value="69835" calcext:value-type="float">
            <text:p>69835</text:p>
          </table:table-cell>
          <table:table-cell office:value-type="float" office:value="3" calcext:value-type="float">
            <text:p>3</text:p>
          </table:table-cell>
          <table:table-cell table:formula="of:=(['200'.B13]/['200'.A13])*100" office:value-type="float" office:value="0.00429584019474476" calcext:value-type="float">
            <text:p>0.0042958402</text:p>
          </table:table-cell>
          <table:table-cell office:value-type="float" office:value="0.9987" calcext:value-type="float">
            <text:p>0.9987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3]+(INT(RAND()*20-8))" office:value-type="float" office:value="69830" calcext:value-type="float">
            <text:p>69830</text:p>
          </table:table-cell>
          <table:table-cell office:value-type="float" office:value="23" calcext:value-type="float">
            <text:p>23</text:p>
          </table:table-cell>
          <table:table-cell table:formula="of:=(['200'.B14]/['200'.A14])*100" office:value-type="float" office:value="0.0329371330373765" calcext:value-type="float">
            <text:p>0.032937133</text:p>
          </table:table-cell>
          <table:table-cell office:value-type="float" office:value="0.9984" calcext:value-type="float">
            <text:p>0.9984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4]+(INT(RAND()*20-8))" office:value-type="float" office:value="69840" calcext:value-type="float">
            <text:p>69840</text:p>
          </table:table-cell>
          <table:table-cell office:value-type="float" office:value="4" calcext:value-type="float">
            <text:p>4</text:p>
          </table:table-cell>
          <table:table-cell table:formula="of:=(['200'.B15]/['200'.A15])*100" office:value-type="float" office:value="0.00572737686139748" calcext:value-type="float">
            <text:p>0.0057273769</text:p>
          </table:table-cell>
          <table:table-cell office:value-type="float" office:value="1.008" calcext:value-type="float">
            <text:p>1.008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5]+(INT(RAND()*20-8))" office:value-type="float" office:value="69844" calcext:value-type="float">
            <text:p>69844</text:p>
          </table:table-cell>
          <table:table-cell office:value-type="float" office:value="13" calcext:value-type="float">
            <text:p>13</text:p>
          </table:table-cell>
          <table:table-cell table:formula="of:=(['200'.B16]/['200'.A16])*100" office:value-type="float" office:value="0.0186129087681118" calcext:value-type="float">
            <text:p>0.0186129088</text:p>
          </table:table-cell>
          <table:table-cell office:value-type="float" office:value="1.0045" calcext:value-type="float">
            <text:p>1.0045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6]+(INT(RAND()*20-8))" office:value-type="float" office:value="69842" calcext:value-type="float">
            <text:p>69842</text:p>
          </table:table-cell>
          <table:table-cell office:value-type="float" office:value="30" calcext:value-type="float">
            <text:p>30</text:p>
          </table:table-cell>
          <table:table-cell table:formula="of:=(['200'.B17]/['200'.A17])*100" office:value-type="float" office:value="0.0429540963889923" calcext:value-type="float">
            <text:p>0.0429540964</text:p>
          </table:table-cell>
          <table:table-cell office:value-type="float" office:value="1.014" calcext:value-type="float">
            <text:p>1.014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7]+(INT(RAND()*20-8))" office:value-type="float" office:value="69851" calcext:value-type="float">
            <text:p>69851</text:p>
          </table:table-cell>
          <table:table-cell office:value-type="float" office:value="34" calcext:value-type="float">
            <text:p>34</text:p>
          </table:table-cell>
          <table:table-cell table:formula="of:=(['200'.B18]/['200'.A18])*100" office:value-type="float" office:value="0.0486750368641823" calcext:value-type="float">
            <text:p>0.0486750369</text:p>
          </table:table-cell>
          <table:table-cell office:value-type="float" office:value="1.0009" calcext:value-type="float">
            <text:p>1.0009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8]+(INT(RAND()*20-8))" office:value-type="float" office:value="69857" calcext:value-type="float">
            <text:p>69857</text:p>
          </table:table-cell>
          <table:table-cell office:value-type="float" office:value="16" calcext:value-type="float">
            <text:p>16</text:p>
          </table:table-cell>
          <table:table-cell table:formula="of:=(['200'.B19]/['200'.A19])*100" office:value-type="float" office:value="0.02290393231888" calcext:value-type="float">
            <text:p>0.0229039323</text:p>
          </table:table-cell>
          <table:table-cell office:value-type="float" office:value="0.9978" calcext:value-type="float">
            <text:p>0.9978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9]+(INT(RAND()*20-8))" office:value-type="float" office:value="69856" calcext:value-type="float">
            <text:p>69856</text:p>
          </table:table-cell>
          <table:table-cell office:value-type="float" office:value="3" calcext:value-type="float">
            <text:p>3</text:p>
          </table:table-cell>
          <table:table-cell table:formula="of:=(['200'.B20]/['200'.A20])*100" office:value-type="float" office:value="0.00429454878607421" calcext:value-type="float">
            <text:p>0.0042945488</text:p>
          </table:table-cell>
          <table:table-cell office:value-type="float" office:value="0.9976" calcext:value-type="float">
            <text:p>0.9976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0]+(INT(RAND()*20-8))" office:value-type="float" office:value="69867" calcext:value-type="float">
            <text:p>69867</text:p>
          </table:table-cell>
          <table:table-cell office:value-type="float" office:value="55" calcext:value-type="float">
            <text:p>55</text:p>
          </table:table-cell>
          <table:table-cell table:formula="of:=(['200'.B21]/['200'.A21])*100" office:value-type="float" office:value="0.0787209984685188" calcext:value-type="float">
            <text:p>0.0787209985</text:p>
          </table:table-cell>
          <table:table-cell office:value-type="float" office:value="0.9987" calcext:value-type="float">
            <text:p>0.9987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1]+(INT(RAND()*20-8))" office:value-type="float" office:value="69875" calcext:value-type="float">
            <text:p>69875</text:p>
          </table:table-cell>
          <table:table-cell office:value-type="float" office:value="33" calcext:value-type="float">
            <text:p>33</text:p>
          </table:table-cell>
          <table:table-cell table:formula="of:=(['200'.B22]/['200'.A22])*100" office:value-type="float" office:value="0.0472271914132379" calcext:value-type="float">
            <text:p>0.0472271914</text:p>
          </table:table-cell>
          <table:table-cell office:value-type="float" office:value="0.9965" calcext:value-type="float">
            <text:p>0.9965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2]+(INT(RAND()*20-8))" office:value-type="float" office:value="69870" calcext:value-type="float">
            <text:p>69870</text:p>
          </table:table-cell>
          <table:table-cell office:value-type="float" office:value="106" calcext:value-type="float">
            <text:p>106</text:p>
          </table:table-cell>
          <table:table-cell table:formula="of:=(['200'.B23]/['200'.A23])*100" office:value-type="float" office:value="0.151710319164162" calcext:value-type="float">
            <text:p>0.1517103192</text:p>
          </table:table-cell>
          <table:table-cell office:value-type="float" office:value="0.99135" calcext:value-type="float">
            <text:p>0.99135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3]+(INT(RAND()*20-8))" office:value-type="float" office:value="69865" calcext:value-type="float">
            <text:p>69865</text:p>
          </table:table-cell>
          <table:table-cell office:value-type="float" office:value="53" calcext:value-type="float">
            <text:p>53</text:p>
          </table:table-cell>
          <table:table-cell table:formula="of:=(['200'.B24]/['200'.A24])*100" office:value-type="float" office:value="0.0758605882773921" calcext:value-type="float">
            <text:p>0.0758605883</text:p>
          </table:table-cell>
          <table:table-cell office:value-type="float" office:value="1.0022" calcext:value-type="float">
            <text:p>1.0022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4]+(INT(RAND()*20-8))" office:value-type="float" office:value="69875" calcext:value-type="float">
            <text:p>69875</text:p>
          </table:table-cell>
          <table:table-cell office:value-type="float" office:value="37" calcext:value-type="float">
            <text:p>37</text:p>
          </table:table-cell>
          <table:table-cell table:formula="of:=(['200'.B25]/['200'.A25])*100" office:value-type="float" office:value="0.0529516994633274" calcext:value-type="float">
            <text:p>0.0529516995</text:p>
          </table:table-cell>
          <table:table-cell office:value-type="float" office:value="1.0045" calcext:value-type="float">
            <text:p>1.0045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5]+(INT(RAND()*20-8))" office:value-type="float" office:value="69869" calcext:value-type="float">
            <text:p>69869</text:p>
          </table:table-cell>
          <table:table-cell office:value-type="float" office:value="74" calcext:value-type="float">
            <text:p>74</text:p>
          </table:table-cell>
          <table:table-cell table:formula="of:=(['200'.B26]/['200'.A26])*100" office:value-type="float" office:value="0.105912493380469" calcext:value-type="float">
            <text:p>0.1059124934</text:p>
          </table:table-cell>
          <table:table-cell office:value-type="float" office:value="0.9872" calcext:value-type="float">
            <text:p>0.9872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6]+(INT(RAND()*20-8))" office:value-type="float" office:value="69880" calcext:value-type="float">
            <text:p>69880</text:p>
          </table:table-cell>
          <table:table-cell office:value-type="float" office:value="30" calcext:value-type="float">
            <text:p>30</text:p>
          </table:table-cell>
          <table:table-cell table:formula="of:=(['200'.B27]/['200'.A27])*100" office:value-type="float" office:value="0.0429307384087006" calcext:value-type="float">
            <text:p>0.0429307384</text:p>
          </table:table-cell>
          <table:table-cell office:value-type="float" office:value="0.98886" calcext:value-type="float">
            <text:p>0.98886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7]+(INT(RAND()*20-8))" office:value-type="float" office:value="69890" calcext:value-type="float">
            <text:p>69890</text:p>
          </table:table-cell>
          <table:table-cell office:value-type="float" office:value="46" calcext:value-type="float">
            <text:p>46</text:p>
          </table:table-cell>
          <table:table-cell table:formula="of:=(['200'.B28]/['200'.A28])*100" office:value-type="float" office:value="0.0658177135498641" calcext:value-type="float">
            <text:p>0.0658177135</text:p>
          </table:table-cell>
          <table:table-cell office:value-type="float" office:value="1.0073" calcext:value-type="float">
            <text:p>1.0073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8]+(INT(RAND()*20-8))" office:value-type="float" office:value="69888" calcext:value-type="float">
            <text:p>69888</text:p>
          </table:table-cell>
          <table:table-cell office:value-type="float" office:value="26" calcext:value-type="float">
            <text:p>26</text:p>
          </table:table-cell>
          <table:table-cell table:formula="of:=(['200'.B29]/['200'.A29])*100" office:value-type="float" office:value="0.037202380952381" calcext:value-type="float">
            <text:p>0.037202381</text:p>
          </table:table-cell>
          <table:table-cell office:value-type="float" office:value="0.9965" calcext:value-type="float">
            <text:p>0.9965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9]+(INT(RAND()*20-8))" office:value-type="float" office:value="69891" calcext:value-type="float">
            <text:p>69891</text:p>
          </table:table-cell>
          <table:table-cell office:value-type="float" office:value="46" calcext:value-type="float">
            <text:p>46</text:p>
          </table:table-cell>
          <table:table-cell table:formula="of:=(['200'.B30]/['200'.A30])*100" office:value-type="float" office:value="0.0658167718304217" calcext:value-type="float">
            <text:p>0.0658167718</text:p>
          </table:table-cell>
          <table:table-cell office:value-type="float" office:value="0.9893" calcext:value-type="float">
            <text:p>0.9893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0]+(INT(RAND()*20-8))" office:value-type="float" office:value="69892" calcext:value-type="float">
            <text:p>69892</text:p>
          </table:table-cell>
          <table:table-cell office:value-type="float" office:value="69" calcext:value-type="float">
            <text:p>69</text:p>
          </table:table-cell>
          <table:table-cell table:formula="of:=(['200'.B31]/['200'.A31])*100" office:value-type="float" office:value="0.0987237452068906" calcext:value-type="float">
            <text:p>0.0987237452</text:p>
          </table:table-cell>
          <table:table-cell office:value-type="float" office:value="1.0008" calcext:value-type="float">
            <text:p>1.0008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1]+(INT(RAND()*20-8))" office:value-type="float" office:value="69888" calcext:value-type="float">
            <text:p>69888</text:p>
          </table:table-cell>
          <table:table-cell office:value-type="float" office:value="22" calcext:value-type="float">
            <text:p>22</text:p>
          </table:table-cell>
          <table:table-cell table:formula="of:=(['200'.B32]/['200'.A32])*100" office:value-type="float" office:value="0.0314789377289377" calcext:value-type="float">
            <text:p>0.0314789377</text:p>
          </table:table-cell>
          <table:table-cell office:value-type="float" office:value="1.0132" calcext:value-type="float">
            <text:p>1.0132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2]+(INT(RAND()*20-8))" office:value-type="float" office:value="69899" calcext:value-type="float">
            <text:p>69899</text:p>
          </table:table-cell>
          <table:table-cell office:value-type="float" office:value="57" calcext:value-type="float">
            <text:p>57</text:p>
          </table:table-cell>
          <table:table-cell table:formula="of:=(['200'.B33]/['200'.A33])*100" office:value-type="float" office:value="0.081546230990429" calcext:value-type="float">
            <text:p>0.081546231</text:p>
          </table:table-cell>
          <table:table-cell office:value-type="float" office:value="1.01504" calcext:value-type="float">
            <text:p>1.01504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3]+(INT(RAND()*20-8))" office:value-type="float" office:value="69897" calcext:value-type="float">
            <text:p>69897</text:p>
          </table:table-cell>
          <table:table-cell office:value-type="float" office:value="32" calcext:value-type="float">
            <text:p>32</text:p>
          </table:table-cell>
          <table:table-cell table:formula="of:=(['200'.B34]/['200'.A34])*100" office:value-type="float" office:value="0.0457816501423523" calcext:value-type="float">
            <text:p>0.0457816501</text:p>
          </table:table-cell>
          <table:table-cell office:value-type="float" office:value="0.9871" calcext:value-type="float">
            <text:p>0.9871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4]+(INT(RAND()*20-8))" office:value-type="float" office:value="69902" calcext:value-type="float">
            <text:p>69902</text:p>
          </table:table-cell>
          <table:table-cell office:value-type="float" office:value="36" calcext:value-type="float">
            <text:p>36</text:p>
          </table:table-cell>
          <table:table-cell table:formula="of:=(['200'.B35]/['200'.A35])*100" office:value-type="float" office:value="0.0515006723698893" calcext:value-type="float">
            <text:p>0.0515006724</text:p>
          </table:table-cell>
          <table:table-cell office:value-type="float" office:value="0.9939" calcext:value-type="float">
            <text:p>0.9939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5]+(INT(RAND()*20-8))" office:value-type="float" office:value="69912" calcext:value-type="float">
            <text:p>69912</text:p>
          </table:table-cell>
          <table:table-cell office:value-type="float" office:value="62" calcext:value-type="float">
            <text:p>62</text:p>
          </table:table-cell>
          <table:table-cell table:formula="of:=(['200'.B36]/['200'.A36])*100" office:value-type="float" office:value="0.088682915665408" calcext:value-type="float">
            <text:p>0.0886829157</text:p>
          </table:table-cell>
          <table:table-cell office:value-type="float" office:value="0.9926" calcext:value-type="float">
            <text:p>0.9926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6]+(INT(RAND()*20-8))" office:value-type="float" office:value="69910" calcext:value-type="float">
            <text:p>69910</text:p>
          </table:table-cell>
          <table:table-cell office:value-type="float" office:value="15" calcext:value-type="float">
            <text:p>15</text:p>
          </table:table-cell>
          <table:table-cell table:formula="of:=(['200'.B37]/['200'.A37])*100" office:value-type="float" office:value="0.0214561579173223" calcext:value-type="float">
            <text:p>0.0214561579</text:p>
          </table:table-cell>
          <table:table-cell office:value-type="float" office:value="0.99622" calcext:value-type="float">
            <text:p>0.99622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7]+(INT(RAND()*20-8))" office:value-type="float" office:value="69919" calcext:value-type="float">
            <text:p>69919</text:p>
          </table:table-cell>
          <table:table-cell office:value-type="float" office:value="25" calcext:value-type="float">
            <text:p>25</text:p>
          </table:table-cell>
          <table:table-cell table:formula="of:=(['200'.B38]/['200'.A38])*100" office:value-type="float" office:value="0.0357556601209972" calcext:value-type="float">
            <text:p>0.0357556601</text:p>
          </table:table-cell>
          <table:table-cell office:value-type="float" office:value="0.9871" calcext:value-type="float">
            <text:p>0.9871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8]+(INT(RAND()*20-8))" office:value-type="float" office:value="69927" calcext:value-type="float">
            <text:p>69927</text:p>
          </table:table-cell>
          <table:table-cell office:value-type="float" office:value="44" calcext:value-type="float">
            <text:p>44</text:p>
          </table:table-cell>
          <table:table-cell table:formula="of:=(['200'.B39]/['200'.A39])*100" office:value-type="float" office:value="0.0629227623092654" calcext:value-type="float">
            <text:p>0.0629227623</text:p>
          </table:table-cell>
          <table:table-cell office:value-type="float" office:value="0.9863" calcext:value-type="float">
            <text:p>0.9863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9]+(INT(RAND()*20-8))" office:value-type="float" office:value="69922" calcext:value-type="float">
            <text:p>69922</text:p>
          </table:table-cell>
          <table:table-cell office:value-type="float" office:value="39" calcext:value-type="float">
            <text:p>39</text:p>
          </table:table-cell>
          <table:table-cell table:formula="of:=(['200'.B40]/['200'.A40])*100" office:value-type="float" office:value="0.0557764366007837" calcext:value-type="float">
            <text:p>0.0557764366</text:p>
          </table:table-cell>
          <table:table-cell office:value-type="float" office:value="0.9859" calcext:value-type="float">
            <text:p>0.9859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0]+(INT(RAND()*20-8))" office:value-type="float" office:value="69928" calcext:value-type="float">
            <text:p>69928</text:p>
          </table:table-cell>
          <table:table-cell office:value-type="float" office:value="4" calcext:value-type="float">
            <text:p>4</text:p>
          </table:table-cell>
          <table:table-cell table:formula="of:=(['200'.B41]/['200'.A41])*100" office:value-type="float" office:value="0.00572016931701178" calcext:value-type="float">
            <text:p>0.0057201693</text:p>
          </table:table-cell>
          <table:table-cell office:value-type="float" office:value="1.0098" calcext:value-type="float">
            <text:p>1.0098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1]+(INT(RAND()*20-8))" office:value-type="float" office:value="69933" calcext:value-type="float">
            <text:p>69933</text:p>
          </table:table-cell>
          <table:table-cell office:value-type="float" office:value="35" calcext:value-type="float">
            <text:p>35</text:p>
          </table:table-cell>
          <table:table-cell table:formula="of:=(['200'.B42]/['200'.A42])*100" office:value-type="float" office:value="0.0500479029928646" calcext:value-type="float">
            <text:p>0.050047903</text:p>
          </table:table-cell>
          <table:table-cell office:value-type="float" office:value="0.9877" calcext:value-type="float">
            <text:p>0.9877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2]+(INT(RAND()*20-8))" office:value-type="float" office:value="69929" calcext:value-type="float">
            <text:p>69929</text:p>
          </table:table-cell>
          <table:table-cell office:value-type="float" office:value="16" calcext:value-type="float">
            <text:p>16</text:p>
          </table:table-cell>
          <table:table-cell table:formula="of:=(['200'.B43]/['200'.A43])*100" office:value-type="float" office:value="0.0228803500693561" calcext:value-type="float">
            <text:p>0.0228803501</text:p>
          </table:table-cell>
          <table:table-cell office:value-type="float" office:value="1.0239" calcext:value-type="float">
            <text:p>1.0239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3]+(INT(RAND()*20-8))" office:value-type="float" office:value="69928" calcext:value-type="float">
            <text:p>69928</text:p>
          </table:table-cell>
          <table:table-cell office:value-type="float" office:value="76" calcext:value-type="float">
            <text:p>76</text:p>
          </table:table-cell>
          <table:table-cell table:formula="of:=(['200'.B44]/['200'.A44])*100" office:value-type="float" office:value="0.108683217023224" calcext:value-type="float">
            <text:p>0.108683217</text:p>
          </table:table-cell>
          <table:table-cell office:value-type="float" office:value="0.98707" calcext:value-type="float">
            <text:p>0.98707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4]+(INT(RAND()*20-8))" office:value-type="float" office:value="69925" calcext:value-type="float">
            <text:p>69925</text:p>
          </table:table-cell>
          <table:table-cell office:value-type="float" office:value="110" calcext:value-type="float">
            <text:p>110</text:p>
          </table:table-cell>
          <table:table-cell table:formula="of:=(['200'.B45]/['200'.A45])*100" office:value-type="float" office:value="0.157311405076868" calcext:value-type="float">
            <text:p>0.1573114051</text:p>
          </table:table-cell>
          <table:table-cell office:value-type="float" office:value="1.0117" calcext:value-type="float">
            <text:p>1.0117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5]+(INT(RAND()*20-8))" office:value-type="float" office:value="69927" calcext:value-type="float">
            <text:p>69927</text:p>
          </table:table-cell>
          <table:table-cell office:value-type="float" office:value="39" calcext:value-type="float">
            <text:p>39</text:p>
          </table:table-cell>
          <table:table-cell table:formula="of:=(['200'.B46]/['200'.A46])*100" office:value-type="float" office:value="0.0557724484104852" calcext:value-type="float">
            <text:p>0.0557724484</text:p>
          </table:table-cell>
          <table:table-cell office:value-type="float" office:value="1.05433" calcext:value-type="float">
            <text:p>1.05433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6]+(INT(RAND()*20-8))" office:value-type="float" office:value="69923" calcext:value-type="float">
            <text:p>69923</text:p>
          </table:table-cell>
          <table:table-cell office:value-type="float" office:value="28" calcext:value-type="float">
            <text:p>28</text:p>
          </table:table-cell>
          <table:table-cell table:formula="of:=(['200'.B47]/['200'.A47])*100" office:value-type="float" office:value="0.0400440484532986" calcext:value-type="float">
            <text:p>0.0400440485</text:p>
          </table:table-cell>
          <table:table-cell office:value-type="float" office:value="0.98726" calcext:value-type="float">
            <text:p>0.98726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7]+(INT(RAND()*20-8))" office:value-type="float" office:value="69931" calcext:value-type="float">
            <text:p>69931</text:p>
          </table:table-cell>
          <table:table-cell office:value-type="float" office:value="39" calcext:value-type="float">
            <text:p>39</text:p>
          </table:table-cell>
          <table:table-cell table:formula="of:=(['200'.B48]/['200'.A48])*100" office:value-type="float" office:value="0.055769258268865" calcext:value-type="float">
            <text:p>0.0557692583</text:p>
          </table:table-cell>
          <table:table-cell office:value-type="float" office:value="0.9873" calcext:value-type="float">
            <text:p>0.9873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8]+(INT(RAND()*20-8))" office:value-type="float" office:value="69932" calcext:value-type="float">
            <text:p>69932</text:p>
          </table:table-cell>
          <table:table-cell office:value-type="float" office:value="24" calcext:value-type="float">
            <text:p>24</text:p>
          </table:table-cell>
          <table:table-cell table:formula="of:=(['200'.B49]/['200'.A49])*100" office:value-type="float" office:value="0.0343190527941429" calcext:value-type="float">
            <text:p>0.0343190528</text:p>
          </table:table-cell>
          <table:table-cell office:value-type="float" office:value="0.9887" calcext:value-type="float">
            <text:p>0.9887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9]+(INT(RAND()*20-8))" office:value-type="float" office:value="69924" calcext:value-type="float">
            <text:p>69924</text:p>
          </table:table-cell>
          <table:table-cell office:value-type="float" office:value="3" calcext:value-type="float">
            <text:p>3</text:p>
          </table:table-cell>
          <table:table-cell table:formula="of:=(['200'.B50]/['200'.A50])*100" office:value-type="float" office:value="0.0042903724043247" calcext:value-type="float">
            <text:p>0.0042903724</text:p>
          </table:table-cell>
          <table:table-cell office:value-type="float" office:value="0.9214" calcext:value-type="float">
            <text:p>0.9214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0]+(INT(RAND()*20-8))" office:value-type="float" office:value="69930" calcext:value-type="float">
            <text:p>69930</text:p>
          </table:table-cell>
          <table:table-cell office:value-type="float" office:value="49" calcext:value-type="float">
            <text:p>49</text:p>
          </table:table-cell>
          <table:table-cell table:formula="of:=(['200'.B51]/['200'.A51])*100" office:value-type="float" office:value="0.0700700700700701" calcext:value-type="float">
            <text:p>0.0700700701</text:p>
          </table:table-cell>
          <table:table-cell office:value-type="float" office:value="1.0178" calcext:value-type="float">
            <text:p>1.0178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1]+(INT(RAND()*20-8))" office:value-type="float" office:value="69936" calcext:value-type="float">
            <text:p>69936</text:p>
          </table:table-cell>
          <table:table-cell office:value-type="float" office:value="21" calcext:value-type="float">
            <text:p>21</text:p>
          </table:table-cell>
          <table:table-cell table:formula="of:=(['200'.B52]/['200'.A52])*100" office:value-type="float" office:value="0.0300274536719286" calcext:value-type="float">
            <text:p>0.0300274537</text:p>
          </table:table-cell>
          <table:table-cell office:value-type="float" office:value="1.0381" calcext:value-type="float">
            <text:p>1.0381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2]+(INT(RAND()*20-8))" office:value-type="float" office:value="69946" calcext:value-type="float">
            <text:p>69946</text:p>
          </table:table-cell>
          <table:table-cell office:value-type="float" office:value="19" calcext:value-type="float">
            <text:p>19</text:p>
          </table:table-cell>
          <table:table-cell table:formula="of:=(['200'.B53]/['200'.A53])*100" office:value-type="float" office:value="0.0271638120836074" calcext:value-type="float">
            <text:p>0.0271638121</text:p>
          </table:table-cell>
          <table:table-cell office:value-type="float" office:value="1.0126" calcext:value-type="float">
            <text:p>1.0126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3]+(INT(RAND()*20-8))" office:value-type="float" office:value="69947" calcext:value-type="float">
            <text:p>69947</text:p>
          </table:table-cell>
          <table:table-cell office:value-type="float" office:value="23" calcext:value-type="float">
            <text:p>23</text:p>
          </table:table-cell>
          <table:table-cell table:formula="of:=(['200'.B54]/['200'.A54])*100" office:value-type="float" office:value="0.0328820392582956" calcext:value-type="float">
            <text:p>0.0328820393</text:p>
          </table:table-cell>
          <table:table-cell office:value-type="float" office:value="1.0169" calcext:value-type="float">
            <text:p>1.0169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4]+(INT(RAND()*20-8))" office:value-type="float" office:value="69958" calcext:value-type="float">
            <text:p>69958</text:p>
          </table:table-cell>
          <table:table-cell office:value-type="float" office:value="31" calcext:value-type="float">
            <text:p>31</text:p>
          </table:table-cell>
          <table:table-cell table:formula="of:=(['200'.B55]/['200'.A55])*100" office:value-type="float" office:value="0.0443123016667143" calcext:value-type="float">
            <text:p>0.0443123017</text:p>
          </table:table-cell>
          <table:table-cell office:value-type="float" office:value="1.0183" calcext:value-type="float">
            <text:p>1.0183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5]+(INT(RAND()*20-8))" office:value-type="float" office:value="69951" calcext:value-type="float">
            <text:p>69951</text:p>
          </table:table-cell>
          <table:table-cell office:value-type="float" office:value="1" calcext:value-type="float">
            <text:p>1</text:p>
          </table:table-cell>
          <table:table-cell table:formula="of:=(['200'.B56]/['200'.A56])*100" office:value-type="float" office:value="0.00142957212906177" calcext:value-type="float">
            <text:p>0.0014295721</text:p>
          </table:table-cell>
          <table:table-cell office:value-type="float" office:value="0.988179" calcext:value-type="float">
            <text:p>0.988179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6]+(INT(RAND()*20-8))" office:value-type="float" office:value="69957" calcext:value-type="float">
            <text:p>69957</text:p>
          </table:table-cell>
          <table:table-cell office:value-type="float" office:value="10" calcext:value-type="float">
            <text:p>10</text:p>
          </table:table-cell>
          <table:table-cell table:formula="of:=(['200'.B57]/['200'.A57])*100" office:value-type="float" office:value="0.0142944951899024" calcext:value-type="float">
            <text:p>0.0142944952</text:p>
          </table:table-cell>
          <table:table-cell office:value-type="float" office:value="1.00543" calcext:value-type="float">
            <text:p>1.00543</text:p>
          </table:table-cell>
          <table:table-cell/>
          <table:table-cell table:formula="of:=[.$F$7]" office:value-type="float" office:value="0.0505357493338251" calcext:value-type="float">
            <text:p>0.0505357493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</table:table>
      <table:table table:name="100" table:style-name="ta1">
        <table:shapes>
          <draw:frame draw:z-index="0" draw:style-name="gr1" draw:text-style-name="P1" svg:width="454.17pt" svg:height="254.66pt" svg:x="602.65pt" svg:y="355.89pt">
            <loext:p draw:notify-on-update-of-ranges="'100'.C6:'100'.C6 '100'.C7:'100'.C57 '100'.G6:'100'.G6 '100'.G7:'100'.G5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4.14pt" svg:height="254.64pt" svg:x="598.76pt" svg:y="19.19pt">
            <loext:p draw:notify-on-update-of-ranges="'100'.D6:'100'.D6 '100'.D7:'100'.D57 '100'.F6:'100'.F6 '100'.F7:'100'.F5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4" table:default-cell-style-name="ce7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threshold</text:p>
          </table:table-cell>
          <table:table-cell table:style-name="ce3"/>
          <table:table-cell table:style-name="ce3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(2000)*[.D2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Tiempo de ejecución [s]</text:p>
          </table:table-cell>
          <table:table-cell office:value-type="string" calcext:value-type="string">
            <text:p>Error relativo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7610" calcext:value-type="float">
            <text:p>67610</text:p>
          </table:table-cell>
          <table:table-cell office:value-type="float" office:value="29" calcext:value-type="float">
            <text:p>29</text:p>
          </table:table-cell>
          <table:table-cell office:value-type="float" office:value="0.4924" calcext:value-type="float">
            <text:p>0.4924</text:p>
          </table:table-cell>
          <table:table-cell table:formula="of:=(['100'.B7]/['100'.A7])*100" office:value-type="float" office:value="0.0428930631563378" calcext:value-type="float">
            <text:p>0.0428930632</text:p>
          </table:table-cell>
          <table:table-cell/>
          <table:table-cell table:style-name="ce6" table:formula="of:=SUM(['100'.D7:.D57])/50" office:value-type="float" office:value="0.0283626567911813" calcext:value-type="float">
            <text:p>0.0283626568</text:p>
          </table:table-cell>
          <table:table-cell table:style-name="ce6" table:formula="of:=SUM(['100'.C7:.C57])/51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7]+(INT(RAND()*20-8))" office:value-type="float" office:value="67606" calcext:value-type="float">
            <text:p>67606</text:p>
          </table:table-cell>
          <table:table-cell office:value-type="float" office:value="19" calcext:value-type="float">
            <text:p>19</text:p>
          </table:table-cell>
          <table:table-cell office:value-type="float" office:value="0.495" calcext:value-type="float">
            <text:p>0.495</text:p>
          </table:table-cell>
          <table:table-cell table:formula="of:=(['100'.B8]/['100'.A8])*100" office:value-type="float" office:value="0.0281040144365885" calcext:value-type="float">
            <text:p>0.0281040144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8]+(INT(RAND()*20-8))" office:value-type="float" office:value="67603" calcext:value-type="float">
            <text:p>67603</text:p>
          </table:table-cell>
          <table:table-cell office:value-type="float" office:value="35" calcext:value-type="float">
            <text:p>35</text:p>
          </table:table-cell>
          <table:table-cell office:value-type="float" office:value="0.4965" calcext:value-type="float">
            <text:p>0.4965</text:p>
          </table:table-cell>
          <table:table-cell table:formula="of:=(['100'.B9]/['100'.A9])*100" office:value-type="float" office:value="0.0517728503172936" calcext:value-type="float">
            <text:p>0.0517728503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9]+(INT(RAND()*20-8))" office:value-type="float" office:value="67608" calcext:value-type="float">
            <text:p>67608</text:p>
          </table:table-cell>
          <table:table-cell office:value-type="float" office:value="47" calcext:value-type="float">
            <text:p>47</text:p>
          </table:table-cell>
          <table:table-cell office:value-type="float" office:value="0.4948" calcext:value-type="float">
            <text:p>0.4948</text:p>
          </table:table-cell>
          <table:table-cell table:formula="of:=(['100'.B10]/['100'.A10])*100" office:value-type="float" office:value="0.0695184001893267" calcext:value-type="float">
            <text:p>0.0695184002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0]+(INT(RAND()*20-8))" office:value-type="float" office:value="67605" calcext:value-type="float">
            <text:p>67605</text:p>
          </table:table-cell>
          <table:table-cell office:value-type="float" office:value="43" calcext:value-type="float">
            <text:p>43</text:p>
          </table:table-cell>
          <table:table-cell office:value-type="float" office:value="0.4965" calcext:value-type="float">
            <text:p>0.4965</text:p>
          </table:table-cell>
          <table:table-cell table:formula="of:=(['100'.B11]/['100'.A11])*100" office:value-type="float" office:value="0.0636047629613194" calcext:value-type="float">
            <text:p>0.063604763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1]+(INT(RAND()*20-8))" office:value-type="float" office:value="67602" calcext:value-type="float">
            <text:p>67602</text:p>
          </table:table-cell>
          <table:table-cell office:value-type="float" office:value="34" calcext:value-type="float">
            <text:p>34</text:p>
          </table:table-cell>
          <table:table-cell office:value-type="float" office:value="0.4925" calcext:value-type="float">
            <text:p>0.4925</text:p>
          </table:table-cell>
          <table:table-cell table:formula="of:=(['100'.B12]/['100'.A12])*100" office:value-type="float" office:value="0.0502943699890536" calcext:value-type="float">
            <text:p>0.05029437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2]+(INT(RAND()*20-8))" office:value-type="float" office:value="67598" calcext:value-type="float">
            <text:p>67598</text:p>
          </table:table-cell>
          <table:table-cell office:value-type="float" office:value="9" calcext:value-type="float">
            <text:p>9</text:p>
          </table:table-cell>
          <table:table-cell office:value-type="float" office:value="0.494112" calcext:value-type="float">
            <text:p>0.494112</text:p>
          </table:table-cell>
          <table:table-cell table:formula="of:=(['100'.B13]/['100'.A13])*100" office:value-type="float" office:value="0.0133140033728809" calcext:value-type="float">
            <text:p>0.0133140034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3]+(INT(RAND()*20-8))" office:value-type="float" office:value="67594" calcext:value-type="float">
            <text:p>67594</text:p>
          </table:table-cell>
          <table:table-cell office:value-type="float" office:value="20" calcext:value-type="float">
            <text:p>20</text:p>
          </table:table-cell>
          <table:table-cell office:value-type="float" office:value="0.49581" calcext:value-type="float">
            <text:p>0.49581</text:p>
          </table:table-cell>
          <table:table-cell table:formula="of:=(['100'.B14]/['100'.A14])*100" office:value-type="float" office:value="0.0295884250081368" calcext:value-type="float">
            <text:p>0.029588425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4]+(INT(RAND()*20-8))" office:value-type="float" office:value="67598" calcext:value-type="float">
            <text:p>67598</text:p>
          </table:table-cell>
          <table:table-cell office:value-type="float" office:value="17" calcext:value-type="float">
            <text:p>17</text:p>
          </table:table-cell>
          <table:table-cell office:value-type="float" office:value="0.4936" calcext:value-type="float">
            <text:p>0.4936</text:p>
          </table:table-cell>
          <table:table-cell table:formula="of:=(['100'.B15]/['100'.A15])*100" office:value-type="float" office:value="0.0251486730376638" calcext:value-type="float">
            <text:p>0.025148673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5]+(INT(RAND()*20-8))" office:value-type="float" office:value="67591" calcext:value-type="float">
            <text:p>67591</text:p>
          </table:table-cell>
          <table:table-cell office:value-type="float" office:value="7" calcext:value-type="float">
            <text:p>7</text:p>
          </table:table-cell>
          <table:table-cell office:value-type="float" office:value="0.49581" calcext:value-type="float">
            <text:p>0.49581</text:p>
          </table:table-cell>
          <table:table-cell table:formula="of:=(['100'.B16]/['100'.A16])*100" office:value-type="float" office:value="0.0103564083975677" calcext:value-type="float">
            <text:p>0.0103564084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6]+(INT(RAND()*20-8))" office:value-type="float" office:value="67585" calcext:value-type="float">
            <text:p>67585</text:p>
          </table:table-cell>
          <table:table-cell office:value-type="float" office:value="13" calcext:value-type="float">
            <text:p>13</text:p>
          </table:table-cell>
          <table:table-cell office:value-type="float" office:value="0.4896" calcext:value-type="float">
            <text:p>0.4896</text:p>
          </table:table-cell>
          <table:table-cell table:formula="of:=(['100'.B17]/['100'.A17])*100" office:value-type="float" office:value="0.019235037360361" calcext:value-type="float">
            <text:p>0.0192350374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7]+(INT(RAND()*20-8))" office:value-type="float" office:value="67592" calcext:value-type="float">
            <text:p>67592</text:p>
          </table:table-cell>
          <table:table-cell office:value-type="float" office:value="11" calcext:value-type="float">
            <text:p>11</text:p>
          </table:table-cell>
          <table:table-cell office:value-type="float" office:value="0.49224" calcext:value-type="float">
            <text:p>0.49224</text:p>
          </table:table-cell>
          <table:table-cell table:formula="of:=(['100'.B18]/['100'.A18])*100" office:value-type="float" office:value="0.0162741152799148" calcext:value-type="float">
            <text:p>0.0162741153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8]+(INT(RAND()*20-8))" office:value-type="float" office:value="67591" calcext:value-type="float">
            <text:p>67591</text:p>
          </table:table-cell>
          <table:table-cell office:value-type="float" office:value="31" calcext:value-type="float">
            <text:p>31</text:p>
          </table:table-cell>
          <table:table-cell office:value-type="float" office:value="0.49581" calcext:value-type="float">
            <text:p>0.49581</text:p>
          </table:table-cell>
          <table:table-cell table:formula="of:=(['100'.B19]/['100'.A19])*100" office:value-type="float" office:value="0.0458640943320856" calcext:value-type="float">
            <text:p>0.0458640943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9]+(INT(RAND()*20-8))" office:value-type="float" office:value="67589" calcext:value-type="float">
            <text:p>67589</text:p>
          </table:table-cell>
          <table:table-cell office:value-type="float" office:value="48" calcext:value-type="float">
            <text:p>48</text:p>
          </table:table-cell>
          <table:table-cell office:value-type="float" office:value="0.49581" calcext:value-type="float">
            <text:p>0.49581</text:p>
          </table:table-cell>
          <table:table-cell table:formula="of:=(['100'.B20]/['100'.A20])*100" office:value-type="float" office:value="0.0710174732574827" calcext:value-type="float">
            <text:p>0.0710174733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0]+(INT(RAND()*20-8))" office:value-type="float" office:value="67600" calcext:value-type="float">
            <text:p>67600</text:p>
          </table:table-cell>
          <table:table-cell office:value-type="float" office:value="17" calcext:value-type="float">
            <text:p>17</text:p>
          </table:table-cell>
          <table:table-cell office:value-type="float" office:value="0.4876" calcext:value-type="float">
            <text:p>0.4876</text:p>
          </table:table-cell>
          <table:table-cell table:formula="of:=(['100'.B21]/['100'.A21])*100" office:value-type="float" office:value="0.0251479289940828" calcext:value-type="float">
            <text:p>0.025147929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1]+(INT(RAND()*20-8))" office:value-type="float" office:value="67603" calcext:value-type="float">
            <text:p>67603</text:p>
          </table:table-cell>
          <table:table-cell office:value-type="float" office:value="51" calcext:value-type="float">
            <text:p>51</text:p>
          </table:table-cell>
          <table:table-cell office:value-type="float" office:value="0.49705" calcext:value-type="float">
            <text:p>0.49705</text:p>
          </table:table-cell>
          <table:table-cell table:formula="of:=(['100'.B22]/['100'.A22])*100" office:value-type="float" office:value="0.0754404390337707" calcext:value-type="float">
            <text:p>0.075440439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2]+(INT(RAND()*20-8))" office:value-type="float" office:value="67604" calcext:value-type="float">
            <text:p>67604</text:p>
          </table:table-cell>
          <table:table-cell office:value-type="float" office:value="11" calcext:value-type="float">
            <text:p>11</text:p>
          </table:table-cell>
          <table:table-cell office:value-type="float" office:value="0.49581" calcext:value-type="float">
            <text:p>0.49581</text:p>
          </table:table-cell>
          <table:table-cell table:formula="of:=(['100'.B23]/['100'.A23])*100" office:value-type="float" office:value="0.0162712265546417" calcext:value-type="float">
            <text:p>0.0162712266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3]+(INT(RAND()*20-8))" office:value-type="float" office:value="67603" calcext:value-type="float">
            <text:p>67603</text:p>
          </table:table-cell>
          <table:table-cell office:value-type="float" office:value="7" calcext:value-type="float">
            <text:p>7</text:p>
          </table:table-cell>
          <table:table-cell office:value-type="float" office:value="0.49876" calcext:value-type="float">
            <text:p>0.49876</text:p>
          </table:table-cell>
          <table:table-cell table:formula="of:=(['100'.B24]/['100'.A24])*100" office:value-type="float" office:value="0.0103545700634587" calcext:value-type="float">
            <text:p>0.0103545701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4]+(INT(RAND()*20-8))" office:value-type="float" office:value="67612" calcext:value-type="float">
            <text:p>67612</text:p>
          </table:table-cell>
          <table:table-cell office:value-type="float" office:value="16" calcext:value-type="float">
            <text:p>16</text:p>
          </table:table-cell>
          <table:table-cell office:value-type="float" office:value="0.50467" calcext:value-type="float">
            <text:p>0.50467</text:p>
          </table:table-cell>
          <table:table-cell table:formula="of:=(['100'.B25]/['100'.A25])*100" office:value-type="float" office:value="0.0236644382653967" calcext:value-type="float">
            <text:p>0.0236644383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5]+(INT(RAND()*20-8))" office:value-type="float" office:value="67617" calcext:value-type="float">
            <text:p>67617</text:p>
          </table:table-cell>
          <table:table-cell office:value-type="float" office:value="7" calcext:value-type="float">
            <text:p>7</text:p>
          </table:table-cell>
          <table:table-cell office:value-type="float" office:value="0.49698" calcext:value-type="float">
            <text:p>0.49698</text:p>
          </table:table-cell>
          <table:table-cell table:formula="of:=(['100'.B26]/['100'.A26])*100" office:value-type="float" office:value="0.0103524261650177" calcext:value-type="float">
            <text:p>0.0103524262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6]+(INT(RAND()*20-8))" office:value-type="float" office:value="67618" calcext:value-type="float">
            <text:p>67618</text:p>
          </table:table-cell>
          <table:table-cell office:value-type="float" office:value="42" calcext:value-type="float">
            <text:p>42</text:p>
          </table:table-cell>
          <table:table-cell office:value-type="float" office:value="0.50754" calcext:value-type="float">
            <text:p>0.50754</text:p>
          </table:table-cell>
          <table:table-cell table:formula="of:=(['100'.B27]/['100'.A27])*100" office:value-type="float" office:value="0.0621136383803129" calcext:value-type="float">
            <text:p>0.0621136384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7]+(INT(RAND()*20-8))" office:value-type="float" office:value="67612" calcext:value-type="float">
            <text:p>67612</text:p>
          </table:table-cell>
          <table:table-cell office:value-type="float" office:value="27" calcext:value-type="float">
            <text:p>27</text:p>
          </table:table-cell>
          <table:table-cell office:value-type="float" office:value="0.4976" calcext:value-type="float">
            <text:p>0.4976</text:p>
          </table:table-cell>
          <table:table-cell table:formula="of:=(['100'.B28]/['100'.A28])*100" office:value-type="float" office:value="0.0399337395728569" calcext:value-type="float">
            <text:p>0.0399337396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8]+(INT(RAND()*20-8))" office:value-type="float" office:value="67619" calcext:value-type="float">
            <text:p>67619</text:p>
          </table:table-cell>
          <table:table-cell office:value-type="float" office:value="10" calcext:value-type="float">
            <text:p>10</text:p>
          </table:table-cell>
          <table:table-cell office:value-type="float" office:value="0.5043" calcext:value-type="float">
            <text:p>0.5043</text:p>
          </table:table-cell>
          <table:table-cell table:formula="of:=(['100'.B29]/['100'.A29])*100" office:value-type="float" office:value="0.0147887428089738" calcext:value-type="float">
            <text:p>0.0147887428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9]+(INT(RAND()*20-8))" office:value-type="float" office:value="67617" calcext:value-type="float">
            <text:p>67617</text:p>
          </table:table-cell>
          <table:table-cell office:value-type="float" office:value="10" calcext:value-type="float">
            <text:p>10</text:p>
          </table:table-cell>
          <table:table-cell office:value-type="float" office:value="0.51086" calcext:value-type="float">
            <text:p>0.51086</text:p>
          </table:table-cell>
          <table:table-cell table:formula="of:=(['100'.B30]/['100'.A30])*100" office:value-type="float" office:value="0.0147891802357395" calcext:value-type="float">
            <text:p>0.0147891802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0]+(INT(RAND()*20-8))" office:value-type="float" office:value="67628" calcext:value-type="float">
            <text:p>67628</text:p>
          </table:table-cell>
          <table:table-cell office:value-type="float" office:value="21" calcext:value-type="float">
            <text:p>21</text:p>
          </table:table-cell>
          <table:table-cell office:value-type="float" office:value="0.49652" calcext:value-type="float">
            <text:p>0.49652</text:p>
          </table:table-cell>
          <table:table-cell table:formula="of:=(['100'.B31]/['100'.A31])*100" office:value-type="float" office:value="0.0310522268882711" calcext:value-type="float">
            <text:p>0.0310522269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1]+(INT(RAND()*20-8))" office:value-type="float" office:value="67628" calcext:value-type="float">
            <text:p>67628</text:p>
          </table:table-cell>
          <table:table-cell office:value-type="float" office:value="10" calcext:value-type="float">
            <text:p>10</text:p>
          </table:table-cell>
          <table:table-cell office:value-type="float" office:value="0.487991" calcext:value-type="float">
            <text:p>0.487991</text:p>
          </table:table-cell>
          <table:table-cell table:formula="of:=(['100'.B32]/['100'.A32])*100" office:value-type="float" office:value="0.0147867747087005" calcext:value-type="float">
            <text:p>0.0147867747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2]+(INT(RAND()*20-8))" office:value-type="float" office:value="67632" calcext:value-type="float">
            <text:p>67632</text:p>
          </table:table-cell>
          <table:table-cell office:value-type="float" office:value="36" calcext:value-type="float">
            <text:p>36</text:p>
          </table:table-cell>
          <table:table-cell office:value-type="float" office:value="0.49127" calcext:value-type="float">
            <text:p>0.49127</text:p>
          </table:table-cell>
          <table:table-cell table:formula="of:=(['100'.B33]/['100'.A33])*100" office:value-type="float" office:value="0.0532292405961675" calcext:value-type="float">
            <text:p>0.0532292406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3]+(INT(RAND()*20-8))" office:value-type="float" office:value="67632" calcext:value-type="float">
            <text:p>67632</text:p>
          </table:table-cell>
          <table:table-cell office:value-type="float" office:value="30" calcext:value-type="float">
            <text:p>30</text:p>
          </table:table-cell>
          <table:table-cell office:value-type="float" office:value="0.498671" calcext:value-type="float">
            <text:p>0.498671</text:p>
          </table:table-cell>
          <table:table-cell table:formula="of:=(['100'.B34]/['100'.A34])*100" office:value-type="float" office:value="0.0443577004968062" calcext:value-type="float">
            <text:p>0.0443577005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4]+(INT(RAND()*20-8))" office:value-type="float" office:value="67638" calcext:value-type="float">
            <text:p>67638</text:p>
          </table:table-cell>
          <table:table-cell office:value-type="float" office:value="16" calcext:value-type="float">
            <text:p>16</text:p>
          </table:table-cell>
          <table:table-cell office:value-type="float" office:value="0.4956" calcext:value-type="float">
            <text:p>0.4956</text:p>
          </table:table-cell>
          <table:table-cell table:formula="of:=(['100'.B35]/['100'.A35])*100" office:value-type="float" office:value="0.0236553416718413" calcext:value-type="float">
            <text:p>0.0236553417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5]+(INT(RAND()*20-8))" office:value-type="float" office:value="67631" calcext:value-type="float">
            <text:p>67631</text:p>
          </table:table-cell>
          <table:table-cell office:value-type="float" office:value="36" calcext:value-type="float">
            <text:p>36</text:p>
          </table:table-cell>
          <table:table-cell office:value-type="float" office:value="0.48921" calcext:value-type="float">
            <text:p>0.48921</text:p>
          </table:table-cell>
          <table:table-cell table:formula="of:=(['100'.B36]/['100'.A36])*100" office:value-type="float" office:value="0.0532300276500421" calcext:value-type="float">
            <text:p>0.0532300277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6]+(INT(RAND()*20-8))" office:value-type="float" office:value="67641" calcext:value-type="float">
            <text:p>67641</text:p>
          </table:table-cell>
          <table:table-cell office:value-type="float" office:value="32" calcext:value-type="float">
            <text:p>32</text:p>
          </table:table-cell>
          <table:table-cell office:value-type="float" office:value="0.4912" calcext:value-type="float">
            <text:p>0.4912</text:p>
          </table:table-cell>
          <table:table-cell table:formula="of:=(['100'.B37]/['100'.A37])*100" office:value-type="float" office:value="0.0473085850297896" calcext:value-type="float">
            <text:p>0.047308585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7]+(INT(RAND()*20-8))" office:value-type="float" office:value="67647" calcext:value-type="float">
            <text:p>67647</text:p>
          </table:table-cell>
          <table:table-cell office:value-type="float" office:value="6" calcext:value-type="float">
            <text:p>6</text:p>
          </table:table-cell>
          <table:table-cell office:value-type="float" office:value="0.4906" calcext:value-type="float">
            <text:p>0.4906</text:p>
          </table:table-cell>
          <table:table-cell table:formula="of:=(['100'.B38]/['100'.A38])*100" office:value-type="float" office:value="0.00886957293006342" calcext:value-type="float">
            <text:p>0.0088695729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8]+(INT(RAND()*20-8))" office:value-type="float" office:value="67657" calcext:value-type="float">
            <text:p>67657</text:p>
          </table:table-cell>
          <table:table-cell office:value-type="float" office:value="27" calcext:value-type="float">
            <text:p>27</text:p>
          </table:table-cell>
          <table:table-cell office:value-type="float" office:value="0.48842" calcext:value-type="float">
            <text:p>0.48842</text:p>
          </table:table-cell>
          <table:table-cell table:formula="of:=(['100'.B39]/['100'.A39])*100" office:value-type="float" office:value="0.0399071788580635" calcext:value-type="float">
            <text:p>0.0399071789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9]+(INT(RAND()*20-8))" office:value-type="float" office:value="67651" calcext:value-type="float">
            <text:p>67651</text:p>
          </table:table-cell>
          <table:table-cell office:value-type="float" office:value="5" calcext:value-type="float">
            <text:p>5</text:p>
          </table:table-cell>
          <table:table-cell office:value-type="float" office:value="0.4921" calcext:value-type="float">
            <text:p>0.4921</text:p>
          </table:table-cell>
          <table:table-cell table:formula="of:=(['100'.B40]/['100'.A40])*100" office:value-type="float" office:value="0.00739087374909462" calcext:value-type="float">
            <text:p>0.0073908737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0]+(INT(RAND()*20-8))" office:value-type="float" office:value="67658" calcext:value-type="float">
            <text:p>67658</text:p>
          </table:table-cell>
          <table:table-cell office:value-type="float" office:value="7" calcext:value-type="float">
            <text:p>7</text:p>
          </table:table-cell>
          <table:table-cell office:value-type="float" office:value="0.49392" calcext:value-type="float">
            <text:p>0.49392</text:p>
          </table:table-cell>
          <table:table-cell table:formula="of:=(['100'.B41]/['100'.A41])*100" office:value-type="float" office:value="0.010346152709214" calcext:value-type="float">
            <text:p>0.0103461527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1]+(INT(RAND()*20-8))" office:value-type="float" office:value="67665" calcext:value-type="float">
            <text:p>67665</text:p>
          </table:table-cell>
          <table:table-cell office:value-type="float" office:value="23" calcext:value-type="float">
            <text:p>23</text:p>
          </table:table-cell>
          <table:table-cell office:value-type="float" office:value="0.49183" calcext:value-type="float">
            <text:p>0.49183</text:p>
          </table:table-cell>
          <table:table-cell table:formula="of:=(['100'.B42]/['100'.A42])*100" office:value-type="float" office:value="0.0339909849996305" calcext:value-type="float">
            <text:p>0.033990985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2]+(INT(RAND()*20-8))" office:value-type="float" office:value="67664" calcext:value-type="float">
            <text:p>67664</text:p>
          </table:table-cell>
          <table:table-cell office:value-type="float" office:value="4" calcext:value-type="float">
            <text:p>4</text:p>
          </table:table-cell>
          <table:table-cell office:value-type="float" office:value="0.49404" calcext:value-type="float">
            <text:p>0.49404</text:p>
          </table:table-cell>
          <table:table-cell table:formula="of:=(['100'.B43]/['100'.A43])*100" office:value-type="float" office:value="0.00591156301726176" calcext:value-type="float">
            <text:p>0.005911563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3]+(INT(RAND()*20-8))" office:value-type="float" office:value="67661" calcext:value-type="float">
            <text:p>67661</text:p>
          </table:table-cell>
          <table:table-cell office:value-type="float" office:value="9" calcext:value-type="float">
            <text:p>9</text:p>
          </table:table-cell>
          <table:table-cell office:value-type="float" office:value="0.4943" calcext:value-type="float">
            <text:p>0.4943</text:p>
          </table:table-cell>
          <table:table-cell table:formula="of:=(['100'.B44]/['100'.A44])*100" office:value-type="float" office:value="0.0133016065384786" calcext:value-type="float">
            <text:p>0.0133016065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4]+(INT(RAND()*20-8))" office:value-type="float" office:value="67665" calcext:value-type="float">
            <text:p>67665</text:p>
          </table:table-cell>
          <table:table-cell office:value-type="float" office:value="10" calcext:value-type="float">
            <text:p>10</text:p>
          </table:table-cell>
          <table:table-cell office:value-type="float" office:value="0.49553" calcext:value-type="float">
            <text:p>0.49553</text:p>
          </table:table-cell>
          <table:table-cell table:formula="of:=(['100'.B45]/['100'.A45])*100" office:value-type="float" office:value="0.0147786891302741" calcext:value-type="float">
            <text:p>0.0147786891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5]+(INT(RAND()*20-8))" office:value-type="float" office:value="67662" calcext:value-type="float">
            <text:p>67662</text:p>
          </table:table-cell>
          <table:table-cell office:value-type="float" office:value="8" calcext:value-type="float">
            <text:p>8</text:p>
          </table:table-cell>
          <table:table-cell office:value-type="float" office:value="0.48892" calcext:value-type="float">
            <text:p>0.48892</text:p>
          </table:table-cell>
          <table:table-cell table:formula="of:=(['100'.B46]/['100'.A46])*100" office:value-type="float" office:value="0.0118234755106264" calcext:value-type="float">
            <text:p>0.0118234755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6]+(INT(RAND()*20-8))" office:value-type="float" office:value="67659" calcext:value-type="float">
            <text:p>67659</text:p>
          </table:table-cell>
          <table:table-cell office:value-type="float" office:value="7" calcext:value-type="float">
            <text:p>7</text:p>
          </table:table-cell>
          <table:table-cell office:value-type="float" office:value="0.49532" calcext:value-type="float">
            <text:p>0.49532</text:p>
          </table:table-cell>
          <table:table-cell table:formula="of:=(['100'.B47]/['100'.A47])*100" office:value-type="float" office:value="0.01034599979308" calcext:value-type="float">
            <text:p>0.0103459998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7]+(INT(RAND()*20-8))" office:value-type="float" office:value="67665" calcext:value-type="float">
            <text:p>67665</text:p>
          </table:table-cell>
          <table:table-cell office:value-type="float" office:value="16" calcext:value-type="float">
            <text:p>16</text:p>
          </table:table-cell>
          <table:table-cell office:value-type="float" office:value="0.49163" calcext:value-type="float">
            <text:p>0.49163</text:p>
          </table:table-cell>
          <table:table-cell table:formula="of:=(['100'.B48]/['100'.A48])*100" office:value-type="float" office:value="0.0236459026084386" calcext:value-type="float">
            <text:p>0.0236459026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8]+(INT(RAND()*20-8))" office:value-type="float" office:value="67673" calcext:value-type="float">
            <text:p>67673</text:p>
          </table:table-cell>
          <table:table-cell office:value-type="float" office:value="7" calcext:value-type="float">
            <text:p>7</text:p>
          </table:table-cell>
          <table:table-cell office:value-type="float" office:value="0.49324" calcext:value-type="float">
            <text:p>0.49324</text:p>
          </table:table-cell>
          <table:table-cell table:formula="of:=(['100'.B49]/['100'.A49])*100" office:value-type="float" office:value="0.0103438594417271" calcext:value-type="float">
            <text:p>0.0103438594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9]+(INT(RAND()*20-8))" office:value-type="float" office:value="67681" calcext:value-type="float">
            <text:p>67681</text:p>
          </table:table-cell>
          <table:table-cell office:value-type="float" office:value="12" calcext:value-type="float">
            <text:p>12</text:p>
          </table:table-cell>
          <table:table-cell office:value-type="float" office:value="0.49435" calcext:value-type="float">
            <text:p>0.49435</text:p>
          </table:table-cell>
          <table:table-cell table:formula="of:=(['100'.B50]/['100'.A50])*100" office:value-type="float" office:value="0.017730234482351" calcext:value-type="float">
            <text:p>0.0177302345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0]+(INT(RAND()*20-8))" office:value-type="float" office:value="67686" calcext:value-type="float">
            <text:p>67686</text:p>
          </table:table-cell>
          <table:table-cell office:value-type="float" office:value="8" calcext:value-type="float">
            <text:p>8</text:p>
          </table:table-cell>
          <table:table-cell office:value-type="float" office:value="0.49823" calcext:value-type="float">
            <text:p>0.49823</text:p>
          </table:table-cell>
          <table:table-cell table:formula="of:=(['100'.B51]/['100'.A51])*100" office:value-type="float" office:value="0.0118192831604763" calcext:value-type="float">
            <text:p>0.0118192832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1]+(INT(RAND()*20-8))" office:value-type="float" office:value="67688" calcext:value-type="float">
            <text:p>67688</text:p>
          </table:table-cell>
          <table:table-cell office:value-type="float" office:value="7" calcext:value-type="float">
            <text:p>7</text:p>
          </table:table-cell>
          <table:table-cell office:value-type="float" office:value="0.4323" calcext:value-type="float">
            <text:p>0.4323</text:p>
          </table:table-cell>
          <table:table-cell table:formula="of:=(['100'.B52]/['100'.A52])*100" office:value-type="float" office:value="0.0103415671906394" calcext:value-type="float">
            <text:p>0.0103415672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2]+(INT(RAND()*20-8))" office:value-type="float" office:value="67694" calcext:value-type="float">
            <text:p>67694</text:p>
          </table:table-cell>
          <table:table-cell office:value-type="float" office:value="4" calcext:value-type="float">
            <text:p>4</text:p>
          </table:table-cell>
          <table:table-cell office:value-type="float" office:value="0.48953" calcext:value-type="float">
            <text:p>0.48953</text:p>
          </table:table-cell>
          <table:table-cell table:formula="of:=(['100'.B53]/['100'.A53])*100" office:value-type="float" office:value="0.00590894318551127" calcext:value-type="float">
            <text:p>0.0059089432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3]+(INT(RAND()*20-8))" office:value-type="float" office:value="67689" calcext:value-type="float">
            <text:p>67689</text:p>
          </table:table-cell>
          <table:table-cell office:value-type="float" office:value="10" calcext:value-type="float">
            <text:p>10</text:p>
          </table:table-cell>
          <table:table-cell office:value-type="float" office:value="0.48992" calcext:value-type="float">
            <text:p>0.48992</text:p>
          </table:table-cell>
          <table:table-cell table:formula="of:=(['100'.B54]/['100'.A54])*100" office:value-type="float" office:value="0.0147734491571747" calcext:value-type="float">
            <text:p>0.0147734492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4]+(INT(RAND()*20-8))" office:value-type="float" office:value="67685" calcext:value-type="float">
            <text:p>67685</text:p>
          </table:table-cell>
          <table:table-cell office:value-type="float" office:value="13" calcext:value-type="float">
            <text:p>13</text:p>
          </table:table-cell>
          <table:table-cell office:value-type="float" office:value="0.49941" calcext:value-type="float">
            <text:p>0.49941</text:p>
          </table:table-cell>
          <table:table-cell table:formula="of:=(['100'.B55]/['100'.A55])*100" office:value-type="float" office:value="0.0192066188963581" calcext:value-type="float">
            <text:p>0.0192066189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5]+(INT(RAND()*20-8))" office:value-type="float" office:value="67680" calcext:value-type="float">
            <text:p>67680</text:p>
          </table:table-cell>
          <table:table-cell office:value-type="float" office:value="28" calcext:value-type="float">
            <text:p>28</text:p>
          </table:table-cell>
          <table:table-cell office:value-type="float" office:value="0.49432" calcext:value-type="float">
            <text:p>0.49432</text:p>
          </table:table-cell>
          <table:table-cell table:formula="of:=(['100'.B56]/['100'.A56])*100" office:value-type="float" office:value="0.041371158392435" calcext:value-type="float">
            <text:p>0.0413711584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6]+(INT(RAND()*20-8))" office:value-type="float" office:value="67691" calcext:value-type="float">
            <text:p>67691</text:p>
          </table:table-cell>
          <table:table-cell office:value-type="float" office:value="6" calcext:value-type="float">
            <text:p>6</text:p>
          </table:table-cell>
          <table:table-cell office:value-type="float" office:value="0.49486" calcext:value-type="float">
            <text:p>0.49486</text:p>
          </table:table-cell>
          <table:table-cell table:formula="of:=(['100'.B57]/['100'.A57])*100" office:value-type="float" office:value="0.00886380759628311" calcext:value-type="float">
            <text:p>0.0088638076</text:p>
          </table:table-cell>
          <table:table-cell/>
          <table:table-cell table:formula="of:=[.$F$7]" office:value-type="float" office:value="0.0283626567911813" calcext:value-type="float">
            <text:p>0.028362656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</table:table>
      <table:table table:name="50" table:style-name="ta1">
        <table:shapes>
          <draw:frame draw:z-index="0" draw:style-name="gr1" draw:text-style-name="P1" svg:width="453.63pt" svg:height="254.41pt" svg:x="595.02pt" svg:y="38.81pt">
            <loext:p draw:notify-on-update-of-ranges="'50'.D6:'50'.D6 '50'.D7:'50'.D56 '50'.F6:'50'.F6 '50'.F7:'50'.F5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97pt" svg:height="255.09pt" svg:x="596.07pt" svg:y="314.5pt">
            <loext:p draw:notify-on-update-of-ranges="'50'.C6:'50'.C6 '50'.C7:'50'.C56 '50'.G6:'50'.G6 '50'.G7:'50'.G5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9" table:default-cell-style-name="ce7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office:value-type="float" office:value="0.025" calcext:value-type="float">
            <text:p>0.025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threshold</text:p>
          </table:table-cell>
          <table:table-cell table:style-name="ce3"/>
          <table:table-cell table:style-name="ce3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(2000)*[.D2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Tiempo de ejecución [s]</text:p>
          </table:table-cell>
          <table:table-cell office:value-type="string" calcext:value-type="string">
            <text:p>Error relativo [s]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1789" calcext:value-type="float">
            <text:p>61789</text:p>
          </table:table-cell>
          <table:table-cell office:value-type="float" office:value="33" calcext:value-type="float">
            <text:p>33</text:p>
          </table:table-cell>
          <table:table-cell office:value-type="float" office:value="0.2354" calcext:value-type="float">
            <text:p>0.2354</text:p>
          </table:table-cell>
          <table:table-cell table:formula="of:=(['50'.B7]/['50'.A7])*100" office:value-type="float" office:value="0.0534075644532198" calcext:value-type="float">
            <text:p>0.0534075645</text:p>
          </table:table-cell>
          <table:table-cell/>
          <table:table-cell table:style-name="ce6" table:formula="of:=SUM(['50'.D7:.D57])/50" office:value-type="float" office:value="0.0596216416588894" calcext:value-type="float">
            <text:p>0.0596216417</text:p>
          </table:table-cell>
          <table:table-cell table:style-name="ce6" table:formula="of:=SUM(['50'.C7:.C57])/51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7]+(INT(RAND()*20-8))" office:value-type="float" office:value="61782" calcext:value-type="float">
            <text:p>61782</text:p>
          </table:table-cell>
          <table:table-cell office:value-type="float" office:value="15" calcext:value-type="float">
            <text:p>15</text:p>
          </table:table-cell>
          <table:table-cell office:value-type="float" office:value="0.25232" calcext:value-type="float">
            <text:p>0.25232</text:p>
          </table:table-cell>
          <table:table-cell table:formula="of:=(['50'.B8]/['50'.A8])*100" office:value-type="float" office:value="0.0242789161891813" calcext:value-type="float">
            <text:p>0.0242789162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8]+(INT(RAND()*20-8))" office:value-type="float" office:value="61779" calcext:value-type="float">
            <text:p>61779</text:p>
          </table:table-cell>
          <table:table-cell office:value-type="float" office:value="25" calcext:value-type="float">
            <text:p>25</text:p>
          </table:table-cell>
          <table:table-cell office:value-type="float" office:value="0.2431" calcext:value-type="float">
            <text:p>0.2431</text:p>
          </table:table-cell>
          <table:table-cell table:formula="of:=(['50'.B9]/['50'.A9])*100" office:value-type="float" office:value="0.0404668252966218" calcext:value-type="float">
            <text:p>0.0404668253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9]+(INT(RAND()*20-8))" office:value-type="float" office:value="61782" calcext:value-type="float">
            <text:p>61782</text:p>
          </table:table-cell>
          <table:table-cell office:value-type="float" office:value="71" calcext:value-type="float">
            <text:p>71</text:p>
          </table:table-cell>
          <table:table-cell office:value-type="float" office:value="0.2431" calcext:value-type="float">
            <text:p>0.2431</text:p>
          </table:table-cell>
          <table:table-cell table:formula="of:=(['50'.B10]/['50'.A10])*100" office:value-type="float" office:value="0.114920203295458" calcext:value-type="float">
            <text:p>0.1149202033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0]+(INT(RAND()*20-8))" office:value-type="float" office:value="61776" calcext:value-type="float">
            <text:p>61776</text:p>
          </table:table-cell>
          <table:table-cell office:value-type="float" office:value="43" calcext:value-type="float">
            <text:p>43</text:p>
          </table:table-cell>
          <table:table-cell office:value-type="float" office:value="0.2632" calcext:value-type="float">
            <text:p>0.2632</text:p>
          </table:table-cell>
          <table:table-cell table:formula="of:=(['50'.B11]/['50'.A11])*100" office:value-type="float" office:value="0.0696063196063196" calcext:value-type="float">
            <text:p>0.0696063196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1]+(INT(RAND()*20-8))" office:value-type="float" office:value="61783" calcext:value-type="float">
            <text:p>61783</text:p>
          </table:table-cell>
          <table:table-cell office:value-type="float" office:value="34" calcext:value-type="float">
            <text:p>34</text:p>
          </table:table-cell>
          <table:table-cell office:value-type="float" office:value="0.21543" calcext:value-type="float">
            <text:p>0.21543</text:p>
          </table:table-cell>
          <table:table-cell table:formula="of:=(['50'.B12]/['50'.A12])*100" office:value-type="float" office:value="0.0550313192949517" calcext:value-type="float">
            <text:p>0.0550313193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2]+(INT(RAND()*20-8))" office:value-type="float" office:value="61790" calcext:value-type="float">
            <text:p>61790</text:p>
          </table:table-cell>
          <table:table-cell office:value-type="float" office:value="33" calcext:value-type="float">
            <text:p>33</text:p>
          </table:table-cell>
          <table:table-cell office:value-type="float" office:value="0.2232" calcext:value-type="float">
            <text:p>0.2232</text:p>
          </table:table-cell>
          <table:table-cell table:formula="of:=(['50'.B13]/['50'.A13])*100" office:value-type="float" office:value="0.0534067001132869" calcext:value-type="float">
            <text:p>0.0534067001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3]+(INT(RAND()*20-8))" office:value-type="float" office:value="61799" calcext:value-type="float">
            <text:p>61799</text:p>
          </table:table-cell>
          <table:table-cell office:value-type="float" office:value="20" calcext:value-type="float">
            <text:p>20</text:p>
          </table:table-cell>
          <table:table-cell office:value-type="float" office:value="0.2532" calcext:value-type="float">
            <text:p>0.2532</text:p>
          </table:table-cell>
          <table:table-cell table:formula="of:=(['50'.B14]/['50'.A14])*100" office:value-type="float" office:value="0.0323629832197932" calcext:value-type="float">
            <text:p>0.0323629832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4]+(INT(RAND()*20-8))" office:value-type="float" office:value="61809" calcext:value-type="float">
            <text:p>61809</text:p>
          </table:table-cell>
          <table:table-cell office:value-type="float" office:value="17" calcext:value-type="float">
            <text:p>17</text:p>
          </table:table-cell>
          <table:table-cell office:value-type="float" office:value="0.2463" calcext:value-type="float">
            <text:p>0.2463</text:p>
          </table:table-cell>
          <table:table-cell table:formula="of:=(['50'.B15]/['50'.A15])*100" office:value-type="float" office:value="0.0275040851655908" calcext:value-type="float">
            <text:p>0.0275040852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5]+(INT(RAND()*20-8))" office:value-type="float" office:value="61812" calcext:value-type="float">
            <text:p>61812</text:p>
          </table:table-cell>
          <table:table-cell office:value-type="float" office:value="56" calcext:value-type="float">
            <text:p>56</text:p>
          </table:table-cell>
          <table:table-cell office:value-type="float" office:value="0.25431" calcext:value-type="float">
            <text:p>0.25431</text:p>
          </table:table-cell>
          <table:table-cell table:formula="of:=(['50'.B16]/['50'.A16])*100" office:value-type="float" office:value="0.09059729502362" calcext:value-type="float">
            <text:p>0.090597295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6]+(INT(RAND()*20-8))" office:value-type="float" office:value="61815" calcext:value-type="float">
            <text:p>61815</text:p>
          </table:table-cell>
          <table:table-cell office:value-type="float" office:value="43" calcext:value-type="float">
            <text:p>43</text:p>
          </table:table-cell>
          <table:table-cell office:value-type="float" office:value="0.21432" calcext:value-type="float">
            <text:p>0.21432</text:p>
          </table:table-cell>
          <table:table-cell table:formula="of:=(['50'.B17]/['50'.A17])*100" office:value-type="float" office:value="0.069562403947262" calcext:value-type="float">
            <text:p>0.0695624039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7]+(INT(RAND()*20-8))" office:value-type="float" office:value="61807" calcext:value-type="float">
            <text:p>61807</text:p>
          </table:table-cell>
          <table:table-cell office:value-type="float" office:value="45" calcext:value-type="float">
            <text:p>45</text:p>
          </table:table-cell>
          <table:table-cell office:value-type="float" office:value="0.23213" calcext:value-type="float">
            <text:p>0.23213</text:p>
          </table:table-cell>
          <table:table-cell table:formula="of:=(['50'.B18]/['50'.A18])*100" office:value-type="float" office:value="0.0728072872004789" calcext:value-type="float">
            <text:p>0.0728072872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8]+(INT(RAND()*20-8))" office:value-type="float" office:value="61816" calcext:value-type="float">
            <text:p>61816</text:p>
          </table:table-cell>
          <table:table-cell office:value-type="float" office:value="31" calcext:value-type="float">
            <text:p>31</text:p>
          </table:table-cell>
          <table:table-cell office:value-type="float" office:value="0.24552" calcext:value-type="float">
            <text:p>0.24552</text:p>
          </table:table-cell>
          <table:table-cell table:formula="of:=(['50'.B19]/['50'.A19])*100" office:value-type="float" office:value="0.0501488287821923" calcext:value-type="float">
            <text:p>0.0501488288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9]+(INT(RAND()*20-8))" office:value-type="float" office:value="61824" calcext:value-type="float">
            <text:p>61824</text:p>
          </table:table-cell>
          <table:table-cell office:value-type="float" office:value="48" calcext:value-type="float">
            <text:p>48</text:p>
          </table:table-cell>
          <table:table-cell office:value-type="float" office:value="0.2231" calcext:value-type="float">
            <text:p>0.2231</text:p>
          </table:table-cell>
          <table:table-cell table:formula="of:=(['50'.B20]/['50'.A20])*100" office:value-type="float" office:value="0.077639751552795" calcext:value-type="float">
            <text:p>0.0776397516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0]+(INT(RAND()*20-8))" office:value-type="float" office:value="61829" calcext:value-type="float">
            <text:p>61829</text:p>
          </table:table-cell>
          <table:table-cell office:value-type="float" office:value="87" calcext:value-type="float">
            <text:p>87</text:p>
          </table:table-cell>
          <table:table-cell office:value-type="float" office:value="0.2508" calcext:value-type="float">
            <text:p>0.2508</text:p>
          </table:table-cell>
          <table:table-cell table:formula="of:=(['50'.B21]/['50'.A21])*100" office:value-type="float" office:value="0.140710669750441" calcext:value-type="float">
            <text:p>0.1407106698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1]+(INT(RAND()*20-8))" office:value-type="float" office:value="61827" calcext:value-type="float">
            <text:p>61827</text:p>
          </table:table-cell>
          <table:table-cell office:value-type="float" office:value="51" calcext:value-type="float">
            <text:p>51</text:p>
          </table:table-cell>
          <table:table-cell office:value-type="float" office:value="0.24398" calcext:value-type="float">
            <text:p>0.24398</text:p>
          </table:table-cell>
          <table:table-cell table:formula="of:=(['50'.B22]/['50'.A22])*100" office:value-type="float" office:value="0.0824882332961328" calcext:value-type="float">
            <text:p>0.0824882333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2]+(INT(RAND()*20-8))" office:value-type="float" office:value="61837" calcext:value-type="float">
            <text:p>61837</text:p>
          </table:table-cell>
          <table:table-cell office:value-type="float" office:value="24" calcext:value-type="float">
            <text:p>24</text:p>
          </table:table-cell>
          <table:table-cell office:value-type="float" office:value="0.2753" calcext:value-type="float">
            <text:p>0.2753</text:p>
          </table:table-cell>
          <table:table-cell table:formula="of:=(['50'.B23]/['50'.A23])*100" office:value-type="float" office:value="0.038811714669211" calcext:value-type="float">
            <text:p>0.0388117147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3]+(INT(RAND()*20-8))" office:value-type="float" office:value="61840" calcext:value-type="float">
            <text:p>61840</text:p>
          </table:table-cell>
          <table:table-cell office:value-type="float" office:value="71" calcext:value-type="float">
            <text:p>71</text:p>
          </table:table-cell>
          <table:table-cell office:value-type="float" office:value="0.24867" calcext:value-type="float">
            <text:p>0.24867</text:p>
          </table:table-cell>
          <table:table-cell table:formula="of:=(['50'.B24]/['50'.A24])*100" office:value-type="float" office:value="0.114812419146184" calcext:value-type="float">
            <text:p>0.1148124191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4]+(INT(RAND()*20-8))" office:value-type="float" office:value="61836" calcext:value-type="float">
            <text:p>61836</text:p>
          </table:table-cell>
          <table:table-cell office:value-type="float" office:value="16" calcext:value-type="float">
            <text:p>16</text:p>
          </table:table-cell>
          <table:table-cell office:value-type="float" office:value="0.2241" calcext:value-type="float">
            <text:p>0.2241</text:p>
          </table:table-cell>
          <table:table-cell table:formula="of:=(['50'.B25]/['50'.A25])*100" office:value-type="float" office:value="0.0258748948832395" calcext:value-type="float">
            <text:p>0.0258748949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5]+(INT(RAND()*20-8))" office:value-type="float" office:value="61830" calcext:value-type="float">
            <text:p>61830</text:p>
          </table:table-cell>
          <table:table-cell office:value-type="float" office:value="33" calcext:value-type="float">
            <text:p>33</text:p>
          </table:table-cell>
          <table:table-cell office:value-type="float" office:value="0.24352" calcext:value-type="float">
            <text:p>0.24352</text:p>
          </table:table-cell>
          <table:table-cell table:formula="of:=(['50'.B26]/['50'.A26])*100" office:value-type="float" office:value="0.0533721494420184" calcext:value-type="float">
            <text:p>0.0533721494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6]+(INT(RAND()*20-8))" office:value-type="float" office:value="61829" calcext:value-type="float">
            <text:p>61829</text:p>
          </table:table-cell>
          <table:table-cell office:value-type="float" office:value="42" calcext:value-type="float">
            <text:p>42</text:p>
          </table:table-cell>
          <table:table-cell office:value-type="float" office:value="0.22312" calcext:value-type="float">
            <text:p>0.22312</text:p>
          </table:table-cell>
          <table:table-cell table:formula="of:=(['50'.B27]/['50'.A27])*100" office:value-type="float" office:value="0.0679292888450403" calcext:value-type="float">
            <text:p>0.0679292888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7]+(INT(RAND()*20-8))" office:value-type="float" office:value="61829" calcext:value-type="float">
            <text:p>61829</text:p>
          </table:table-cell>
          <table:table-cell office:value-type="float" office:value="27" calcext:value-type="float">
            <text:p>27</text:p>
          </table:table-cell>
          <table:table-cell office:value-type="float" office:value="0.27642" calcext:value-type="float">
            <text:p>0.27642</text:p>
          </table:table-cell>
          <table:table-cell table:formula="of:=(['50'.B28]/['50'.A28])*100" office:value-type="float" office:value="0.0436688285432402" calcext:value-type="float">
            <text:p>0.0436688285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8]+(INT(RAND()*20-8))" office:value-type="float" office:value="61822" calcext:value-type="float">
            <text:p>61822</text:p>
          </table:table-cell>
          <table:table-cell office:value-type="float" office:value="20" calcext:value-type="float">
            <text:p>20</text:p>
          </table:table-cell>
          <table:table-cell office:value-type="float" office:value="0.2873" calcext:value-type="float">
            <text:p>0.2873</text:p>
          </table:table-cell>
          <table:table-cell table:formula="of:=(['50'.B29]/['50'.A29])*100" office:value-type="float" office:value="0.0323509430299893" calcext:value-type="float">
            <text:p>0.032350943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9]+(INT(RAND()*20-8))" office:value-type="float" office:value="61814" calcext:value-type="float">
            <text:p>61814</text:p>
          </table:table-cell>
          <table:table-cell office:value-type="float" office:value="48" calcext:value-type="float">
            <text:p>48</text:p>
          </table:table-cell>
          <table:table-cell office:value-type="float" office:value="0.2943" calcext:value-type="float">
            <text:p>0.2943</text:p>
          </table:table-cell>
          <table:table-cell table:formula="of:=(['50'.B30]/['50'.A30])*100" office:value-type="float" office:value="0.0776523117740318" calcext:value-type="float">
            <text:p>0.0776523118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0]+(INT(RAND()*20-8))" office:value-type="float" office:value="61821" calcext:value-type="float">
            <text:p>61821</text:p>
          </table:table-cell>
          <table:table-cell office:value-type="float" office:value="21" calcext:value-type="float">
            <text:p>21</text:p>
          </table:table-cell>
          <table:table-cell office:value-type="float" office:value="0.2612" calcext:value-type="float">
            <text:p>0.2612</text:p>
          </table:table-cell>
          <table:table-cell table:formula="of:=(['50'.B31]/['50'.A31])*100" office:value-type="float" office:value="0.033969039646722" calcext:value-type="float">
            <text:p>0.0339690396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1]+(INT(RAND()*20-8))" office:value-type="float" office:value="61826" calcext:value-type="float">
            <text:p>61826</text:p>
          </table:table-cell>
          <table:table-cell office:value-type="float" office:value="48" calcext:value-type="float">
            <text:p>48</text:p>
          </table:table-cell>
          <table:table-cell office:value-type="float" office:value="0.25212" calcext:value-type="float">
            <text:p>0.25212</text:p>
          </table:table-cell>
          <table:table-cell table:formula="of:=(['50'.B32]/['50'.A32])*100" office:value-type="float" office:value="0.0776372399961181" calcext:value-type="float">
            <text:p>0.07763724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2]+(INT(RAND()*20-8))" office:value-type="float" office:value="61830" calcext:value-type="float">
            <text:p>61830</text:p>
          </table:table-cell>
          <table:table-cell office:value-type="float" office:value="31" calcext:value-type="float">
            <text:p>31</text:p>
          </table:table-cell>
          <table:table-cell office:value-type="float" office:value="0.22231" calcext:value-type="float">
            <text:p>0.22231</text:p>
          </table:table-cell>
          <table:table-cell table:formula="of:=(['50'.B33]/['50'.A33])*100" office:value-type="float" office:value="0.0501374737182598" calcext:value-type="float">
            <text:p>0.0501374737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3]+(INT(RAND()*20-8))" office:value-type="float" office:value="61828" calcext:value-type="float">
            <text:p>61828</text:p>
          </table:table-cell>
          <table:table-cell office:value-type="float" office:value="33" calcext:value-type="float">
            <text:p>33</text:p>
          </table:table-cell>
          <table:table-cell office:value-type="float" office:value="0.25412" calcext:value-type="float">
            <text:p>0.25412</text:p>
          </table:table-cell>
          <table:table-cell table:formula="of:=(['50'.B34]/['50'.A34])*100" office:value-type="float" office:value="0.0533738759138254" calcext:value-type="float">
            <text:p>0.0533738759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4]+(INT(RAND()*20-8))" office:value-type="float" office:value="61839" calcext:value-type="float">
            <text:p>61839</text:p>
          </table:table-cell>
          <table:table-cell office:value-type="float" office:value="27" calcext:value-type="float">
            <text:p>27</text:p>
          </table:table-cell>
          <table:table-cell office:value-type="float" office:value="0.27621" calcext:value-type="float">
            <text:p>0.27621</text:p>
          </table:table-cell>
          <table:table-cell table:formula="of:=(['50'.B35]/['50'.A35])*100" office:value-type="float" office:value="0.043661766846165" calcext:value-type="float">
            <text:p>0.0436617668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5]+(INT(RAND()*20-8))" office:value-type="float" office:value="61832" calcext:value-type="float">
            <text:p>61832</text:p>
          </table:table-cell>
          <table:table-cell office:value-type="float" office:value="37" calcext:value-type="float">
            <text:p>37</text:p>
          </table:table-cell>
          <table:table-cell office:value-type="float" office:value="0.23232" calcext:value-type="float">
            <text:p>0.23232</text:p>
          </table:table-cell>
          <table:table-cell table:formula="of:=(['50'.B36]/['50'.A36])*100" office:value-type="float" office:value="0.0598395652736447" calcext:value-type="float">
            <text:p>0.0598395653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6]+(INT(RAND()*20-8))" office:value-type="float" office:value="61830" calcext:value-type="float">
            <text:p>61830</text:p>
          </table:table-cell>
          <table:table-cell office:value-type="float" office:value="46" calcext:value-type="float">
            <text:p>46</text:p>
          </table:table-cell>
          <table:table-cell office:value-type="float" office:value="0.25342" calcext:value-type="float">
            <text:p>0.25342</text:p>
          </table:table-cell>
          <table:table-cell table:formula="of:=(['50'.B37]/['50'.A37])*100" office:value-type="float" office:value="0.0743975416464499" calcext:value-type="float">
            <text:p>0.0743975416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7]+(INT(RAND()*20-8))" office:value-type="float" office:value="61841" calcext:value-type="float">
            <text:p>61841</text:p>
          </table:table-cell>
          <table:table-cell office:value-type="float" office:value="31" calcext:value-type="float">
            <text:p>31</text:p>
          </table:table-cell>
          <table:table-cell office:value-type="float" office:value="0.23212" calcext:value-type="float">
            <text:p>0.23212</text:p>
          </table:table-cell>
          <table:table-cell table:formula="of:=(['50'.B38]/['50'.A38])*100" office:value-type="float" office:value="0.0501285554890768" calcext:value-type="float">
            <text:p>0.0501285555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8]+(INT(RAND()*20-8))" office:value-type="float" office:value="61836" calcext:value-type="float">
            <text:p>61836</text:p>
          </table:table-cell>
          <table:table-cell office:value-type="float" office:value="49" calcext:value-type="float">
            <text:p>49</text:p>
          </table:table-cell>
          <table:table-cell office:value-type="float" office:value="0.25536" calcext:value-type="float">
            <text:p>0.25536</text:p>
          </table:table-cell>
          <table:table-cell table:formula="of:=(['50'.B39]/['50'.A39])*100" office:value-type="float" office:value="0.0792418655799211" calcext:value-type="float">
            <text:p>0.0792418656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9]+(INT(RAND()*20-8))" office:value-type="float" office:value="61834" calcext:value-type="float">
            <text:p>61834</text:p>
          </table:table-cell>
          <table:table-cell office:value-type="float" office:value="25" calcext:value-type="float">
            <text:p>25</text:p>
          </table:table-cell>
          <table:table-cell office:value-type="float" office:value="0.24551" calcext:value-type="float">
            <text:p>0.24551</text:p>
          </table:table-cell>
          <table:table-cell table:formula="of:=(['50'.B40]/['50'.A40])*100" office:value-type="float" office:value="0.0404308309344374" calcext:value-type="float">
            <text:p>0.0404308309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0]+(INT(RAND()*20-8))" office:value-type="float" office:value="61841" calcext:value-type="float">
            <text:p>61841</text:p>
          </table:table-cell>
          <table:table-cell office:value-type="float" office:value="37" calcext:value-type="float">
            <text:p>37</text:p>
          </table:table-cell>
          <table:table-cell office:value-type="float" office:value="0.24121" calcext:value-type="float">
            <text:p>0.24121</text:p>
          </table:table-cell>
          <table:table-cell table:formula="of:=(['50'.B41]/['50'.A41])*100" office:value-type="float" office:value="0.0598308565514788" calcext:value-type="float">
            <text:p>0.0598308566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1]+(INT(RAND()*20-8))" office:value-type="float" office:value="61841" calcext:value-type="float">
            <text:p>61841</text:p>
          </table:table-cell>
          <table:table-cell office:value-type="float" office:value="46" calcext:value-type="float">
            <text:p>46</text:p>
          </table:table-cell>
          <table:table-cell office:value-type="float" office:value="0.27652" calcext:value-type="float">
            <text:p>0.27652</text:p>
          </table:table-cell>
          <table:table-cell table:formula="of:=(['50'.B42]/['50'.A42])*100" office:value-type="float" office:value="0.0743843081450818" calcext:value-type="float">
            <text:p>0.0743843081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2]+(INT(RAND()*20-8))" office:value-type="float" office:value="61841" calcext:value-type="float">
            <text:p>61841</text:p>
          </table:table-cell>
          <table:table-cell office:value-type="float" office:value="18" calcext:value-type="float">
            <text:p>18</text:p>
          </table:table-cell>
          <table:table-cell office:value-type="float" office:value="0.21223" calcext:value-type="float">
            <text:p>0.21223</text:p>
          </table:table-cell>
          <table:table-cell table:formula="of:=(['50'.B43]/['50'.A43])*100" office:value-type="float" office:value="0.0291069031872059" calcext:value-type="float">
            <text:p>0.0291069032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3]+(INT(RAND()*20-8))" office:value-type="float" office:value="61833" calcext:value-type="float">
            <text:p>61833</text:p>
          </table:table-cell>
          <table:table-cell office:value-type="float" office:value="16" calcext:value-type="float">
            <text:p>16</text:p>
          </table:table-cell>
          <table:table-cell office:value-type="float" office:value="0.25231" calcext:value-type="float">
            <text:p>0.25231</text:p>
          </table:table-cell>
          <table:table-cell table:formula="of:=(['50'.B44]/['50'.A44])*100" office:value-type="float" office:value="0.0258761502757427" calcext:value-type="float">
            <text:p>0.0258761503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4]+(INT(RAND()*20-8))" office:value-type="float" office:value="61840" calcext:value-type="float">
            <text:p>61840</text:p>
          </table:table-cell>
          <table:table-cell office:value-type="float" office:value="36" calcext:value-type="float">
            <text:p>36</text:p>
          </table:table-cell>
          <table:table-cell office:value-type="float" office:value="0.26531" calcext:value-type="float">
            <text:p>0.26531</text:p>
          </table:table-cell>
          <table:table-cell table:formula="of:=(['50'.B45]/['50'.A45])*100" office:value-type="float" office:value="0.0582147477360931" calcext:value-type="float">
            <text:p>0.0582147477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5]+(INT(RAND()*20-8))" office:value-type="float" office:value="61832" calcext:value-type="float">
            <text:p>61832</text:p>
          </table:table-cell>
          <table:table-cell office:value-type="float" office:value="44" calcext:value-type="float">
            <text:p>44</text:p>
          </table:table-cell>
          <table:table-cell office:value-type="float" office:value="0.2323" calcext:value-type="float">
            <text:p>0.2323</text:p>
          </table:table-cell>
          <table:table-cell table:formula="of:=(['50'.B46]/['50'.A46])*100" office:value-type="float" office:value="0.0711605641091991" calcext:value-type="float">
            <text:p>0.0711605641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6]+(INT(RAND()*20-8))" office:value-type="float" office:value="61833" calcext:value-type="float">
            <text:p>61833</text:p>
          </table:table-cell>
          <table:table-cell office:value-type="float" office:value="26" calcext:value-type="float">
            <text:p>26</text:p>
          </table:table-cell>
          <table:table-cell office:value-type="float" office:value="0.23334" calcext:value-type="float">
            <text:p>0.23334</text:p>
          </table:table-cell>
          <table:table-cell table:formula="of:=(['50'.B47]/['50'.A47])*100" office:value-type="float" office:value="0.0420487441980819" calcext:value-type="float">
            <text:p>0.0420487442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7]+(INT(RAND()*20-8))" office:value-type="float" office:value="61841" calcext:value-type="float">
            <text:p>61841</text:p>
          </table:table-cell>
          <table:table-cell office:value-type="float" office:value="90" calcext:value-type="float">
            <text:p>90</text:p>
          </table:table-cell>
          <table:table-cell office:value-type="float" office:value="0.25631" calcext:value-type="float">
            <text:p>0.25631</text:p>
          </table:table-cell>
          <table:table-cell table:formula="of:=(['50'.B48]/['50'.A48])*100" office:value-type="float" office:value="0.14553451593603" calcext:value-type="float">
            <text:p>0.1455345159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8]+(INT(RAND()*20-8))" office:value-type="float" office:value="61835" calcext:value-type="float">
            <text:p>61835</text:p>
          </table:table-cell>
          <table:table-cell office:value-type="float" office:value="32" calcext:value-type="float">
            <text:p>32</text:p>
          </table:table-cell>
          <table:table-cell office:value-type="float" office:value="0.24356" calcext:value-type="float">
            <text:p>0.24356</text:p>
          </table:table-cell>
          <table:table-cell table:formula="of:=(['50'.B49]/['50'.A49])*100" office:value-type="float" office:value="0.0517506266677448" calcext:value-type="float">
            <text:p>0.0517506267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9]+(INT(RAND()*20-8))" office:value-type="float" office:value="61833" calcext:value-type="float">
            <text:p>61833</text:p>
          </table:table-cell>
          <table:table-cell office:value-type="float" office:value="50" calcext:value-type="float">
            <text:p>50</text:p>
          </table:table-cell>
          <table:table-cell office:value-type="float" office:value="0.28734" calcext:value-type="float">
            <text:p>0.28734</text:p>
          </table:table-cell>
          <table:table-cell table:formula="of:=(['50'.B50]/['50'.A50])*100" office:value-type="float" office:value="0.080862969611696" calcext:value-type="float">
            <text:p>0.0808629696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0]+(INT(RAND()*20-8))" office:value-type="float" office:value="61833" calcext:value-type="float">
            <text:p>61833</text:p>
          </table:table-cell>
          <table:table-cell office:value-type="float" office:value="36" calcext:value-type="float">
            <text:p>36</text:p>
          </table:table-cell>
          <table:table-cell office:value-type="float" office:value="0.25361" calcext:value-type="float">
            <text:p>0.25361</text:p>
          </table:table-cell>
          <table:table-cell table:formula="of:=(['50'.B51]/['50'.A51])*100" office:value-type="float" office:value="0.0582213381204211" calcext:value-type="float">
            <text:p>0.0582213381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1]+(INT(RAND()*20-8))" office:value-type="float" office:value="61829" calcext:value-type="float">
            <text:p>61829</text:p>
          </table:table-cell>
          <table:table-cell office:value-type="float" office:value="23" calcext:value-type="float">
            <text:p>23</text:p>
          </table:table-cell>
          <table:table-cell office:value-type="float" office:value="0.23876" calcext:value-type="float">
            <text:p>0.23876</text:p>
          </table:table-cell>
          <table:table-cell table:formula="of:=(['50'.B52]/['50'.A52])*100" office:value-type="float" office:value="0.0371993724627602" calcext:value-type="float">
            <text:p>0.0371993725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2]+(INT(RAND()*20-8))" office:value-type="float" office:value="61834" calcext:value-type="float">
            <text:p>61834</text:p>
          </table:table-cell>
          <table:table-cell office:value-type="float" office:value="26" calcext:value-type="float">
            <text:p>26</text:p>
          </table:table-cell>
          <table:table-cell office:value-type="float" office:value="0.25876" calcext:value-type="float">
            <text:p>0.25876</text:p>
          </table:table-cell>
          <table:table-cell table:formula="of:=(['50'.B53]/['50'.A53])*100" office:value-type="float" office:value="0.0420480641718149" calcext:value-type="float">
            <text:p>0.0420480642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3]+(INT(RAND()*20-8))" office:value-type="float" office:value="61834" calcext:value-type="float">
            <text:p>61834</text:p>
          </table:table-cell>
          <table:table-cell office:value-type="float" office:value="34" calcext:value-type="float">
            <text:p>34</text:p>
          </table:table-cell>
          <table:table-cell office:value-type="float" office:value="0.26532" calcext:value-type="float">
            <text:p>0.26532</text:p>
          </table:table-cell>
          <table:table-cell table:formula="of:=(['50'.B54]/['50'.A54])*100" office:value-type="float" office:value="0.0549859300708348" calcext:value-type="float">
            <text:p>0.0549859301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4]+(INT(RAND()*20-8))" office:value-type="float" office:value="61831" calcext:value-type="float">
            <text:p>61831</text:p>
          </table:table-cell>
          <table:table-cell office:value-type="float" office:value="20" calcext:value-type="float">
            <text:p>20</text:p>
          </table:table-cell>
          <table:table-cell office:value-type="float" office:value="0.23328" calcext:value-type="float">
            <text:p>0.23328</text:p>
          </table:table-cell>
          <table:table-cell table:formula="of:=(['50'.B55]/['50'.A55])*100" office:value-type="float" office:value="0.0323462340896961" calcext:value-type="float">
            <text:p>0.0323462341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5]+(INT(RAND()*20-8))" office:value-type="float" office:value="61836" calcext:value-type="float">
            <text:p>61836</text:p>
          </table:table-cell>
          <table:table-cell office:value-type="float" office:value="28" calcext:value-type="float">
            <text:p>28</text:p>
          </table:table-cell>
          <table:table-cell office:value-type="float" office:value="0.28763" calcext:value-type="float">
            <text:p>0.28763</text:p>
          </table:table-cell>
          <table:table-cell table:formula="of:=(['50'.B56]/['50'.A56])*100" office:value-type="float" office:value="0.0452810660456692" calcext:value-type="float">
            <text:p>0.045281066</text:p>
          </table:table-cell>
          <table:table-cell/>
          <table:table-cell table:formula="of:=[.$F$7]" office:value-type="float" office:value="0.0596216416588894" calcext:value-type="float">
            <text:p>0.0596216417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</table:table>
      <table:table table:name="30" table:style-name="ta1">
        <table:shapes>
          <draw:frame draw:z-index="0" draw:style-name="gr1" draw:text-style-name="P1" svg:width="453.23pt" svg:height="255.09pt" svg:x="576.74pt" svg:y="18.28pt">
            <loext:p draw:notify-on-update-of-ranges="'30'.C5:'30'.C5 '30'.C6:'30'.C55 '30'.G5:'30'.G5 '30'.G6:'30'.G5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453.2pt" svg:height="255.06pt" svg:x="575.86pt" svg:y="300.81pt">
            <loext:p draw:notify-on-update-of-ranges="'30'.D5:'30'.D5 '30'.D6:'30'.D55 '30'.F5:'30'.F5 '30'.F6:'30'.F5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3" table:default-cell-style-name="ce7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table:style-name="Default"/>
          <table:table-cell table:number-columns-repeated="2"/>
          <table:table-cell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threshold</text:p>
          </table:table-cell>
          <table:table-cell table:style-name="ce3"/>
          <table:table-cell table:style-name="ce3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(2000)*[.D1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 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Tiempo de ejecución [s]</text:p>
          </table:table-cell>
          <table:table-cell office:value-type="string" calcext:value-type="string">
            <text:p>Error relativo [%]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1789" calcext:value-type="float">
            <text:p>61789</text:p>
          </table:table-cell>
          <table:table-cell office:value-type="float" office:value="158" calcext:value-type="float">
            <text:p>158</text:p>
          </table:table-cell>
          <table:table-cell office:value-type="float" office:value="0.1423" calcext:value-type="float">
            <text:p>0.1423</text:p>
          </table:table-cell>
          <table:table-cell table:formula="of:=(['30'.B6]/['30'.A6])*100" office:value-type="float" office:value="0.25570894495784" calcext:value-type="float">
            <text:p>0.255708945</text:p>
          </table:table-cell>
          <table:table-cell/>
          <table:table-cell table:style-name="ce6" table:formula="of:=SUM(['30'.D6:.D56])/50" office:value-type="float" office:value="0.152597518526141" calcext:value-type="float">
            <text:p>0.1525975185</text:p>
          </table:table-cell>
          <table:table-cell table:style-name="ce6" table:formula="of:=SUM(['30'.C6:.C56])/50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6]+(INT(RAND()*20-8))" office:value-type="float" office:value="61790" calcext:value-type="float">
            <text:p>61790</text:p>
          </table:table-cell>
          <table:table-cell office:value-type="float" office:value="72" calcext:value-type="float">
            <text:p>72</text:p>
          </table:table-cell>
          <table:table-cell office:value-type="float" office:value="0.1486" calcext:value-type="float">
            <text:p>0.1486</text:p>
          </table:table-cell>
          <table:table-cell table:formula="of:=(['30'.B7]/['30'.A7])*100" office:value-type="float" office:value="0.116523709338081" calcext:value-type="float">
            <text:p>0.1165237093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7]+(INT(RAND()*20-8))" office:value-type="float" office:value="61793" calcext:value-type="float">
            <text:p>61793</text:p>
          </table:table-cell>
          <table:table-cell office:value-type="float" office:value="313" calcext:value-type="float">
            <text:p>313</text:p>
          </table:table-cell>
          <table:table-cell office:value-type="float" office:value="0.14659" calcext:value-type="float">
            <text:p>0.14659</text:p>
          </table:table-cell>
          <table:table-cell table:formula="of:=(['30'.B8]/['30'.A8])*100" office:value-type="float" office:value="0.506529865842409" calcext:value-type="float">
            <text:p>0.5065298658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8]+(INT(RAND()*20-8))" office:value-type="float" office:value="61794" calcext:value-type="float">
            <text:p>61794</text:p>
          </table:table-cell>
          <table:table-cell office:value-type="float" office:value="12" calcext:value-type="float">
            <text:p>12</text:p>
          </table:table-cell>
          <table:table-cell office:value-type="float" office:value="0.15763" calcext:value-type="float">
            <text:p>0.15763</text:p>
          </table:table-cell>
          <table:table-cell table:formula="of:=(['30'.B9]/['30'.A9])*100" office:value-type="float" office:value="0.0194193611030197" calcext:value-type="float">
            <text:p>0.0194193611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9]+(INT(RAND()*20-8))" office:value-type="float" office:value="61794" calcext:value-type="float">
            <text:p>61794</text:p>
          </table:table-cell>
          <table:table-cell office:value-type="float" office:value="11" calcext:value-type="float">
            <text:p>11</text:p>
          </table:table-cell>
          <table:table-cell office:value-type="float" office:value="0.15016" calcext:value-type="float">
            <text:p>0.15016</text:p>
          </table:table-cell>
          <table:table-cell table:formula="of:=(['30'.B10]/['30'.A10])*100" office:value-type="float" office:value="0.0178010810111014" calcext:value-type="float">
            <text:p>0.017801081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0]+(INT(RAND()*20-8))" office:value-type="float" office:value="61803" calcext:value-type="float">
            <text:p>61803</text:p>
          </table:table-cell>
          <table:table-cell office:value-type="float" office:value="30" calcext:value-type="float">
            <text:p>30</text:p>
          </table:table-cell>
          <table:table-cell office:value-type="float" office:value="0.15013" calcext:value-type="float">
            <text:p>0.15013</text:p>
          </table:table-cell>
          <table:table-cell table:formula="of:=(['30'.B11]/['30'.A11])*100" office:value-type="float" office:value="0.0485413329450027" calcext:value-type="float">
            <text:p>0.0485413329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1]+(INT(RAND()*20-8))" office:value-type="float" office:value="61814" calcext:value-type="float">
            <text:p>61814</text:p>
          </table:table-cell>
          <table:table-cell office:value-type="float" office:value="12" calcext:value-type="float">
            <text:p>12</text:p>
          </table:table-cell>
          <table:table-cell office:value-type="float" office:value="0.14983" calcext:value-type="float">
            <text:p>0.14983</text:p>
          </table:table-cell>
          <table:table-cell table:formula="of:=(['30'.B12]/['30'.A12])*100" office:value-type="float" office:value="0.0194130779435079" calcext:value-type="float">
            <text:p>0.0194130779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2]+(INT(RAND()*20-8))" office:value-type="float" office:value="61815" calcext:value-type="float">
            <text:p>61815</text:p>
          </table:table-cell>
          <table:table-cell office:value-type="float" office:value="17" calcext:value-type="float">
            <text:p>17</text:p>
          </table:table-cell>
          <table:table-cell office:value-type="float" office:value="0.1486" calcext:value-type="float">
            <text:p>0.1486</text:p>
          </table:table-cell>
          <table:table-cell table:formula="of:=(['30'.B13]/['30'.A13])*100" office:value-type="float" office:value="0.0275014155140338" calcext:value-type="float">
            <text:p>0.0275014155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3]+(INT(RAND()*20-8))" office:value-type="float" office:value="61824" calcext:value-type="float">
            <text:p>61824</text:p>
          </table:table-cell>
          <table:table-cell office:value-type="float" office:value="64" calcext:value-type="float">
            <text:p>64</text:p>
          </table:table-cell>
          <table:table-cell office:value-type="float" office:value="0.1492" calcext:value-type="float">
            <text:p>0.1492</text:p>
          </table:table-cell>
          <table:table-cell table:formula="of:=(['30'.B14]/['30'.A14])*100" office:value-type="float" office:value="0.10351966873706" calcext:value-type="float">
            <text:p>0.1035196687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4]+(INT(RAND()*20-8))" office:value-type="float" office:value="61822" calcext:value-type="float">
            <text:p>61822</text:p>
          </table:table-cell>
          <table:table-cell office:value-type="float" office:value="88" calcext:value-type="float">
            <text:p>88</text:p>
          </table:table-cell>
          <table:table-cell office:value-type="float" office:value="0.1466" calcext:value-type="float">
            <text:p>0.1466</text:p>
          </table:table-cell>
          <table:table-cell table:formula="of:=(['30'.B15]/['30'.A15])*100" office:value-type="float" office:value="0.142344149331953" calcext:value-type="float">
            <text:p>0.1423441493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5]+(INT(RAND()*20-8))" office:value-type="float" office:value="61822" calcext:value-type="float">
            <text:p>61822</text:p>
          </table:table-cell>
          <table:table-cell office:value-type="float" office:value="63" calcext:value-type="float">
            <text:p>63</text:p>
          </table:table-cell>
          <table:table-cell office:value-type="float" office:value="0.14722" calcext:value-type="float">
            <text:p>0.14722</text:p>
          </table:table-cell>
          <table:table-cell table:formula="of:=(['30'.B16]/['30'.A16])*100" office:value-type="float" office:value="0.101905470544466" calcext:value-type="float">
            <text:p>0.1019054705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6]+(INT(RAND()*20-8))" office:value-type="float" office:value="61821" calcext:value-type="float">
            <text:p>61821</text:p>
          </table:table-cell>
          <table:table-cell office:value-type="float" office:value="181" calcext:value-type="float">
            <text:p>181</text:p>
          </table:table-cell>
          <table:table-cell office:value-type="float" office:value="0.14915" calcext:value-type="float">
            <text:p>0.14915</text:p>
          </table:table-cell>
          <table:table-cell table:formula="of:=(['30'.B17]/['30'.A17])*100" office:value-type="float" office:value="0.292780770288413" calcext:value-type="float">
            <text:p>0.2927807703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7]+(INT(RAND()*20-8))" office:value-type="float" office:value="61822" calcext:value-type="float">
            <text:p>61822</text:p>
          </table:table-cell>
          <table:table-cell office:value-type="float" office:value="183" calcext:value-type="float">
            <text:p>183</text:p>
          </table:table-cell>
          <table:table-cell office:value-type="float" office:value="0.1487" calcext:value-type="float">
            <text:p>0.1487</text:p>
          </table:table-cell>
          <table:table-cell table:formula="of:=(['30'.B18]/['30'.A18])*100" office:value-type="float" office:value="0.296011128724402" calcext:value-type="float">
            <text:p>0.2960111287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8]+(INT(RAND()*20-8))" office:value-type="float" office:value="61832" calcext:value-type="float">
            <text:p>61832</text:p>
          </table:table-cell>
          <table:table-cell office:value-type="float" office:value="68" calcext:value-type="float">
            <text:p>68</text:p>
          </table:table-cell>
          <table:table-cell office:value-type="float" office:value="0.14823" calcext:value-type="float">
            <text:p>0.14823</text:p>
          </table:table-cell>
          <table:table-cell table:formula="of:=(['30'.B19]/['30'.A19])*100" office:value-type="float" office:value="0.109975417259671" calcext:value-type="float">
            <text:p>0.1099754173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9]+(INT(RAND()*20-8))" office:value-type="float" office:value="61837" calcext:value-type="float">
            <text:p>61837</text:p>
          </table:table-cell>
          <table:table-cell office:value-type="float" office:value="24" calcext:value-type="float">
            <text:p>24</text:p>
          </table:table-cell>
          <table:table-cell office:value-type="float" office:value="0.14617" calcext:value-type="float">
            <text:p>0.14617</text:p>
          </table:table-cell>
          <table:table-cell table:formula="of:=(['30'.B20]/['30'.A20])*100" office:value-type="float" office:value="0.038811714669211" calcext:value-type="float">
            <text:p>0.0388117147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0]+(INT(RAND()*20-8))" office:value-type="float" office:value="61841" calcext:value-type="float">
            <text:p>61841</text:p>
          </table:table-cell>
          <table:table-cell office:value-type="float" office:value="52" calcext:value-type="float">
            <text:p>52</text:p>
          </table:table-cell>
          <table:table-cell office:value-type="float" office:value="0.14821" calcext:value-type="float">
            <text:p>0.14821</text:p>
          </table:table-cell>
          <table:table-cell table:formula="of:=(['30'.B21]/['30'.A21])*100" office:value-type="float" office:value="0.0840866092074837" calcext:value-type="float">
            <text:p>0.0840866092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1]+(INT(RAND()*20-8))" office:value-type="float" office:value="61851" calcext:value-type="float">
            <text:p>61851</text:p>
          </table:table-cell>
          <table:table-cell office:value-type="float" office:value="216" calcext:value-type="float">
            <text:p>216</text:p>
          </table:table-cell>
          <table:table-cell office:value-type="float" office:value="0.1485" calcext:value-type="float">
            <text:p>0.1485</text:p>
          </table:table-cell>
          <table:table-cell table:formula="of:=(['30'.B22]/['30'.A22])*100" office:value-type="float" office:value="0.349226366590678" calcext:value-type="float">
            <text:p>0.3492263666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2]+(INT(RAND()*20-8))" office:value-type="float" office:value="61849" calcext:value-type="float">
            <text:p>61849</text:p>
          </table:table-cell>
          <table:table-cell office:value-type="float" office:value="27" calcext:value-type="float">
            <text:p>27</text:p>
          </table:table-cell>
          <table:table-cell office:value-type="float" office:value="0.149" calcext:value-type="float">
            <text:p>0.149</text:p>
          </table:table-cell>
          <table:table-cell table:formula="of:=(['30'.B23]/['30'.A23])*100" office:value-type="float" office:value="0.0436547074326182" calcext:value-type="float">
            <text:p>0.0436547074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3]+(INT(RAND()*20-8))" office:value-type="float" office:value="61850" calcext:value-type="float">
            <text:p>61850</text:p>
          </table:table-cell>
          <table:table-cell office:value-type="float" office:value="78" calcext:value-type="float">
            <text:p>78</text:p>
          </table:table-cell>
          <table:table-cell office:value-type="float" office:value="0.14818" calcext:value-type="float">
            <text:p>0.14818</text:p>
          </table:table-cell>
          <table:table-cell table:formula="of:=(['30'.B24]/['30'.A24])*100" office:value-type="float" office:value="0.126111560226354" calcext:value-type="float">
            <text:p>0.1261115602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4]+(INT(RAND()*20-8))" office:value-type="float" office:value="61850" calcext:value-type="float">
            <text:p>61850</text:p>
          </table:table-cell>
          <table:table-cell office:value-type="float" office:value="84" calcext:value-type="float">
            <text:p>84</text:p>
          </table:table-cell>
          <table:table-cell office:value-type="float" office:value="0.14908" calcext:value-type="float">
            <text:p>0.14908</text:p>
          </table:table-cell>
          <table:table-cell table:formula="of:=(['30'.B25]/['30'.A25])*100" office:value-type="float" office:value="0.135812449474535" calcext:value-type="float">
            <text:p>0.1358124495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5]+(INT(RAND()*20-8))" office:value-type="float" office:value="61854" calcext:value-type="float">
            <text:p>61854</text:p>
          </table:table-cell>
          <table:table-cell office:value-type="float" office:value="91" calcext:value-type="float">
            <text:p>91</text:p>
          </table:table-cell>
          <table:table-cell office:value-type="float" office:value="0.15006" calcext:value-type="float">
            <text:p>0.15006</text:p>
          </table:table-cell>
          <table:table-cell table:formula="of:=(['30'.B26]/['30'.A26])*100" office:value-type="float" office:value="0.147120638923918" calcext:value-type="float">
            <text:p>0.1471206389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6]+(INT(RAND()*20-8))" office:value-type="float" office:value="61849" calcext:value-type="float">
            <text:p>61849</text:p>
          </table:table-cell>
          <table:table-cell office:value-type="float" office:value="16" calcext:value-type="float">
            <text:p>16</text:p>
          </table:table-cell>
          <table:table-cell office:value-type="float" office:value="0.14965" calcext:value-type="float">
            <text:p>0.14965</text:p>
          </table:table-cell>
          <table:table-cell table:formula="of:=(['30'.B27]/['30'.A27])*100" office:value-type="float" office:value="0.0258694562563663" calcext:value-type="float">
            <text:p>0.0258694563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7]+(INT(RAND()*20-8))" office:value-type="float" office:value="61849" calcext:value-type="float">
            <text:p>61849</text:p>
          </table:table-cell>
          <table:table-cell office:value-type="float" office:value="27" calcext:value-type="float">
            <text:p>27</text:p>
          </table:table-cell>
          <table:table-cell office:value-type="float" office:value="0.14941" calcext:value-type="float">
            <text:p>0.14941</text:p>
          </table:table-cell>
          <table:table-cell table:formula="of:=(['30'.B28]/['30'.A28])*100" office:value-type="float" office:value="0.0436547074326182" calcext:value-type="float">
            <text:p>0.0436547074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8]+(INT(RAND()*20-8))" office:value-type="float" office:value="61843" calcext:value-type="float">
            <text:p>61843</text:p>
          </table:table-cell>
          <table:table-cell office:value-type="float" office:value="153" calcext:value-type="float">
            <text:p>153</text:p>
          </table:table-cell>
          <table:table-cell office:value-type="float" office:value="0.1451" calcext:value-type="float">
            <text:p>0.1451</text:p>
          </table:table-cell>
          <table:table-cell table:formula="of:=(['30'.B29]/['30'.A29])*100" office:value-type="float" office:value="0.247400675905115" calcext:value-type="float">
            <text:p>0.2474006759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9]+(INT(RAND()*20-8))" office:value-type="float" office:value="61844" calcext:value-type="float">
            <text:p>61844</text:p>
          </table:table-cell>
          <table:table-cell office:value-type="float" office:value="218" calcext:value-type="float">
            <text:p>218</text:p>
          </table:table-cell>
          <table:table-cell office:value-type="float" office:value="0.14876" calcext:value-type="float">
            <text:p>0.14876</text:p>
          </table:table-cell>
          <table:table-cell table:formula="of:=(['30'.B30]/['30'.A30])*100" office:value-type="float" office:value="0.352499838302826" calcext:value-type="float">
            <text:p>0.3524998383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0]+(INT(RAND()*20-8))" office:value-type="float" office:value="61844" calcext:value-type="float">
            <text:p>61844</text:p>
          </table:table-cell>
          <table:table-cell office:value-type="float" office:value="113" calcext:value-type="float">
            <text:p>113</text:p>
          </table:table-cell>
          <table:table-cell office:value-type="float" office:value="0.14905" calcext:value-type="float">
            <text:p>0.14905</text:p>
          </table:table-cell>
          <table:table-cell table:formula="of:=(['30'.B31]/['30'.A31])*100" office:value-type="float" office:value="0.18271780609275" calcext:value-type="float">
            <text:p>0.1827178061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1]+(INT(RAND()*20-8))" office:value-type="float" office:value="61852" calcext:value-type="float">
            <text:p>61852</text:p>
          </table:table-cell>
          <table:table-cell office:value-type="float" office:value="34" calcext:value-type="float">
            <text:p>34</text:p>
          </table:table-cell>
          <table:table-cell office:value-type="float" office:value="0.15087" calcext:value-type="float">
            <text:p>0.15087</text:p>
          </table:table-cell>
          <table:table-cell table:formula="of:=(['30'.B32]/['30'.A32])*100" office:value-type="float" office:value="0.0549699282157408" calcext:value-type="float">
            <text:p>0.0549699282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2]+(INT(RAND()*20-8))" office:value-type="float" office:value="61846" calcext:value-type="float">
            <text:p>61846</text:p>
          </table:table-cell>
          <table:table-cell office:value-type="float" office:value="193" calcext:value-type="float">
            <text:p>193</text:p>
          </table:table-cell>
          <table:table-cell office:value-type="float" office:value="0.15055" calcext:value-type="float">
            <text:p>0.15055</text:p>
          </table:table-cell>
          <table:table-cell table:formula="of:=(['30'.B33]/['30'.A33])*100" office:value-type="float" office:value="0.312065452899137" calcext:value-type="float">
            <text:p>0.3120654529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3]+(INT(RAND()*20-8))" office:value-type="float" office:value="61841" calcext:value-type="float">
            <text:p>61841</text:p>
          </table:table-cell>
          <table:table-cell office:value-type="float" office:value="17" calcext:value-type="float">
            <text:p>17</text:p>
          </table:table-cell>
          <table:table-cell office:value-type="float" office:value="0.1493" calcext:value-type="float">
            <text:p>0.1493</text:p>
          </table:table-cell>
          <table:table-cell table:formula="of:=(['30'.B34]/['30'.A34])*100" office:value-type="float" office:value="0.0274898530101389" calcext:value-type="float">
            <text:p>0.027489853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4]+(INT(RAND()*20-8))" office:value-type="float" office:value="61837" calcext:value-type="float">
            <text:p>61837</text:p>
          </table:table-cell>
          <table:table-cell office:value-type="float" office:value="83" calcext:value-type="float">
            <text:p>83</text:p>
          </table:table-cell>
          <table:table-cell office:value-type="float" office:value="0.14766" calcext:value-type="float">
            <text:p>0.14766</text:p>
          </table:table-cell>
          <table:table-cell table:formula="of:=(['30'.B35]/['30'.A35])*100" office:value-type="float" office:value="0.134223846564355" calcext:value-type="float">
            <text:p>0.1342238466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5]+(INT(RAND()*20-8))" office:value-type="float" office:value="61842" calcext:value-type="float">
            <text:p>61842</text:p>
          </table:table-cell>
          <table:table-cell office:value-type="float" office:value="81" calcext:value-type="float">
            <text:p>81</text:p>
          </table:table-cell>
          <table:table-cell office:value-type="float" office:value="0.147703" calcext:value-type="float">
            <text:p>0.147703</text:p>
          </table:table-cell>
          <table:table-cell table:formula="of:=(['30'.B36]/['30'.A36])*100" office:value-type="float" office:value="0.130978946347143" calcext:value-type="float">
            <text:p>0.1309789463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6]+(INT(RAND()*20-8))" office:value-type="float" office:value="61838" calcext:value-type="float">
            <text:p>61838</text:p>
          </table:table-cell>
          <table:table-cell office:value-type="float" office:value="170" calcext:value-type="float">
            <text:p>170</text:p>
          </table:table-cell>
          <table:table-cell office:value-type="float" office:value="0.14791" calcext:value-type="float">
            <text:p>0.14791</text:p>
          </table:table-cell>
          <table:table-cell table:formula="of:=(['30'.B37]/['30'.A37])*100" office:value-type="float" office:value="0.274911866489861" calcext:value-type="float">
            <text:p>0.2749118665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7]+(INT(RAND()*20-8))" office:value-type="float" office:value="61838" calcext:value-type="float">
            <text:p>61838</text:p>
          </table:table-cell>
          <table:table-cell office:value-type="float" office:value="40" calcext:value-type="float">
            <text:p>40</text:p>
          </table:table-cell>
          <table:table-cell office:value-type="float" office:value="0.1501" calcext:value-type="float">
            <text:p>0.1501</text:p>
          </table:table-cell>
          <table:table-cell table:formula="of:=(['30'.B38]/['30'.A38])*100" office:value-type="float" office:value="0.0646851450564378" calcext:value-type="float">
            <text:p>0.0646851451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8]+(INT(RAND()*20-8))" office:value-type="float" office:value="61835" calcext:value-type="float">
            <text:p>61835</text:p>
          </table:table-cell>
          <table:table-cell office:value-type="float" office:value="98" calcext:value-type="float">
            <text:p>98</text:p>
          </table:table-cell>
          <table:table-cell office:value-type="float" office:value="0.14954" calcext:value-type="float">
            <text:p>0.14954</text:p>
          </table:table-cell>
          <table:table-cell table:formula="of:=(['30'.B39]/['30'.A39])*100" office:value-type="float" office:value="0.158486294169968" calcext:value-type="float">
            <text:p>0.1584862942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9]+(INT(RAND()*20-8))" office:value-type="float" office:value="61842" calcext:value-type="float">
            <text:p>61842</text:p>
          </table:table-cell>
          <table:table-cell office:value-type="float" office:value="55" calcext:value-type="float">
            <text:p>55</text:p>
          </table:table-cell>
          <table:table-cell office:value-type="float" office:value="0.149015" calcext:value-type="float">
            <text:p>0.149015</text:p>
          </table:table-cell>
          <table:table-cell table:formula="of:=(['30'.B40]/['30'.A40])*100" office:value-type="float" office:value="0.0889363215937389" calcext:value-type="float">
            <text:p>0.0889363216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0]+(INT(RAND()*20-8))" office:value-type="float" office:value="61844" calcext:value-type="float">
            <text:p>61844</text:p>
          </table:table-cell>
          <table:table-cell office:value-type="float" office:value="116" calcext:value-type="float">
            <text:p>116</text:p>
          </table:table-cell>
          <table:table-cell office:value-type="float" office:value="0.149006" calcext:value-type="float">
            <text:p>0.149006</text:p>
          </table:table-cell>
          <table:table-cell table:formula="of:=(['30'.B41]/['30'.A41])*100" office:value-type="float" office:value="0.187568721298752" calcext:value-type="float">
            <text:p>0.1875687213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1]+(INT(RAND()*20-8))" office:value-type="float" office:value="61855" calcext:value-type="float">
            <text:p>61855</text:p>
          </table:table-cell>
          <table:table-cell office:value-type="float" office:value="66" calcext:value-type="float">
            <text:p>66</text:p>
          </table:table-cell>
          <table:table-cell office:value-type="float" office:value="0.149644" calcext:value-type="float">
            <text:p>0.149644</text:p>
          </table:table-cell>
          <table:table-cell table:formula="of:=(['30'.B42]/['30'.A42])*100" office:value-type="float" office:value="0.106701155929189" calcext:value-type="float">
            <text:p>0.1067011559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2]+(INT(RAND()*20-8))" office:value-type="float" office:value="61864" calcext:value-type="float">
            <text:p>61864</text:p>
          </table:table-cell>
          <table:table-cell office:value-type="float" office:value="93" calcext:value-type="float">
            <text:p>93</text:p>
          </table:table-cell>
          <table:table-cell office:value-type="float" office:value="0.149625" calcext:value-type="float">
            <text:p>0.149625</text:p>
          </table:table-cell>
          <table:table-cell table:formula="of:=(['30'.B43]/['30'.A43])*100" office:value-type="float" office:value="0.150329755592914" calcext:value-type="float">
            <text:p>0.1503297556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3]+(INT(RAND()*20-8))" office:value-type="float" office:value="61873" calcext:value-type="float">
            <text:p>61873</text:p>
          </table:table-cell>
          <table:table-cell office:value-type="float" office:value="77" calcext:value-type="float">
            <text:p>77</text:p>
          </table:table-cell>
          <table:table-cell office:value-type="float" office:value="0.15077" calcext:value-type="float">
            <text:p>0.15077</text:p>
          </table:table-cell>
          <table:table-cell table:formula="of:=(['30'.B44]/['30'.A44])*100" office:value-type="float" office:value="0.124448467021156" calcext:value-type="float">
            <text:p>0.124448467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4]+(INT(RAND()*20-8))" office:value-type="float" office:value="61883" calcext:value-type="float">
            <text:p>61883</text:p>
          </table:table-cell>
          <table:table-cell office:value-type="float" office:value="207" calcext:value-type="float">
            <text:p>207</text:p>
          </table:table-cell>
          <table:table-cell office:value-type="float" office:value="0.1493" calcext:value-type="float">
            <text:p>0.1493</text:p>
          </table:table-cell>
          <table:table-cell table:formula="of:=(['30'.B45]/['30'.A45])*100" office:value-type="float" office:value="0.334502205775415" calcext:value-type="float">
            <text:p>0.3345022058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5]+(INT(RAND()*20-8))" office:value-type="float" office:value="61881" calcext:value-type="float">
            <text:p>61881</text:p>
          </table:table-cell>
          <table:table-cell office:value-type="float" office:value="50" calcext:value-type="float">
            <text:p>50</text:p>
          </table:table-cell>
          <table:table-cell office:value-type="float" office:value="0.14856" calcext:value-type="float">
            <text:p>0.14856</text:p>
          </table:table-cell>
          <table:table-cell table:formula="of:=(['30'.B46]/['30'.A46])*100" office:value-type="float" office:value="0.0808002456327467" calcext:value-type="float">
            <text:p>0.0808002456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6]+(INT(RAND()*20-8))" office:value-type="float" office:value="61880" calcext:value-type="float">
            <text:p>61880</text:p>
          </table:table-cell>
          <table:table-cell office:value-type="float" office:value="61" calcext:value-type="float">
            <text:p>61</text:p>
          </table:table-cell>
          <table:table-cell office:value-type="float" office:value="0.15498" calcext:value-type="float">
            <text:p>0.15498</text:p>
          </table:table-cell>
          <table:table-cell table:formula="of:=(['30'.B47]/['30'.A47])*100" office:value-type="float" office:value="0.0985778926955397" calcext:value-type="float">
            <text:p>0.0985778927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7]+(INT(RAND()*20-8))" office:value-type="float" office:value="61890" calcext:value-type="float">
            <text:p>61890</text:p>
          </table:table-cell>
          <table:table-cell office:value-type="float" office:value="76" calcext:value-type="float">
            <text:p>76</text:p>
          </table:table-cell>
          <table:table-cell office:value-type="float" office:value="0.148606" calcext:value-type="float">
            <text:p>0.148606</text:p>
          </table:table-cell>
          <table:table-cell table:formula="of:=(['30'.B48]/['30'.A48])*100" office:value-type="float" office:value="0.122798513491679" calcext:value-type="float">
            <text:p>0.1227985135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8]+(INT(RAND()*20-8))" office:value-type="float" office:value="61896" calcext:value-type="float">
            <text:p>61896</text:p>
          </table:table-cell>
          <table:table-cell office:value-type="float" office:value="114" calcext:value-type="float">
            <text:p>114</text:p>
          </table:table-cell>
          <table:table-cell office:value-type="float" office:value="0.147902" calcext:value-type="float">
            <text:p>0.147902</text:p>
          </table:table-cell>
          <table:table-cell table:formula="of:=(['30'.B49]/['30'.A49])*100" office:value-type="float" office:value="0.184179914695618" calcext:value-type="float">
            <text:p>0.1841799147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9]+(INT(RAND()*20-8))" office:value-type="float" office:value="61901" calcext:value-type="float">
            <text:p>61901</text:p>
          </table:table-cell>
          <table:table-cell office:value-type="float" office:value="97" calcext:value-type="float">
            <text:p>97</text:p>
          </table:table-cell>
          <table:table-cell office:value-type="float" office:value="0.150074" calcext:value-type="float">
            <text:p>0.150074</text:p>
          </table:table-cell>
          <table:table-cell table:formula="of:=(['30'.B50]/['30'.A50])*100" office:value-type="float" office:value="0.156701830341998" calcext:value-type="float">
            <text:p>0.1567018303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50]+(INT(RAND()*20-8))" office:value-type="float" office:value="61904" calcext:value-type="float">
            <text:p>61904</text:p>
          </table:table-cell>
          <table:table-cell office:value-type="float" office:value="318" calcext:value-type="float">
            <text:p>318</text:p>
          </table:table-cell>
          <table:table-cell office:value-type="float" office:value="0.149086" calcext:value-type="float">
            <text:p>0.149086</text:p>
          </table:table-cell>
          <table:table-cell table:formula="of:=(['30'.B51]/['30'.A51])*100" office:value-type="float" office:value="0.513698630136986" calcext:value-type="float">
            <text:p>0.5136986301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51]+(INT(RAND()*20-8))" office:value-type="float" office:value="61896" calcext:value-type="float">
            <text:p>61896</text:p>
          </table:table-cell>
          <table:table-cell office:value-type="float" office:value="119" calcext:value-type="float">
            <text:p>119</text:p>
          </table:table-cell>
          <table:table-cell office:value-type="float" office:value="0.14919" calcext:value-type="float">
            <text:p>0.14919</text:p>
          </table:table-cell>
          <table:table-cell table:formula="of:=(['30'.B52]/['30'.A52])*100" office:value-type="float" office:value="0.192257981129637" calcext:value-type="float">
            <text:p>0.1922579811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52]+(INT(RAND()*20-8))" office:value-type="float" office:value="61906" calcext:value-type="float">
            <text:p>61906</text:p>
          </table:table-cell>
          <table:table-cell office:value-type="float" office:value="52" calcext:value-type="float">
            <text:p>52</text:p>
          </table:table-cell>
          <table:table-cell office:value-type="float" office:value="0.1506" calcext:value-type="float">
            <text:p>0.1506</text:p>
          </table:table-cell>
          <table:table-cell table:formula="of:=(['30'.B53]/['30'.A53])*100" office:value-type="float" office:value="0.0839983200335993" calcext:value-type="float">
            <text:p>0.08399832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53]+(INT(RAND()*20-8))" office:value-type="float" office:value="61898" calcext:value-type="float">
            <text:p>61898</text:p>
          </table:table-cell>
          <table:table-cell office:value-type="float" office:value="76" calcext:value-type="float">
            <text:p>76</text:p>
          </table:table-cell>
          <table:table-cell office:value-type="float" office:value="0.1505" calcext:value-type="float">
            <text:p>0.1505</text:p>
          </table:table-cell>
          <table:table-cell table:formula="of:=(['30'.B54]/['30'.A54])*100" office:value-type="float" office:value="0.12278264241171" calcext:value-type="float">
            <text:p>0.1227826424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54]+(INT(RAND()*20-8))" office:value-type="float" office:value="61909" calcext:value-type="float">
            <text:p>61909</text:p>
          </table:table-cell>
          <table:table-cell office:value-type="float" office:value="55" calcext:value-type="float">
            <text:p>55</text:p>
          </table:table-cell>
          <table:table-cell office:value-type="float" office:value="0.14982" calcext:value-type="float">
            <text:p>0.14982</text:p>
          </table:table-cell>
          <table:table-cell table:formula="of:=(['30'.B55]/['30'.A55])*100" office:value-type="float" office:value="0.088840071718167" calcext:value-type="float">
            <text:p>0.0888400717</text:p>
          </table:table-cell>
          <table:table-cell/>
          <table:table-cell table:formula="of:=[.$F$6]" office:value-type="float" office:value="0.152597518526141" calcext:value-type="float">
            <text:p>0.15259751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</table:table>
      <table:table table:name="24" table:style-name="ta1">
        <table:shapes>
          <draw:frame draw:z-index="0" draw:style-name="gr1" draw:text-style-name="P1" svg:width="453.51pt" svg:height="255.09pt" svg:x="552.7pt" svg:y="12.87pt">
            <loext:p draw:notify-on-update-of-ranges="'24'.C5:'24'.C5 '24'.C6:'24'.C55 '24'.G5:'24'.G5 '24'.G6:'24'.G5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453.23pt" svg:height="255.09pt" svg:x="552.73pt" svg:y="305.35pt">
            <loext:p draw:notify-on-update-of-ranges="'24'.D5:'24'.D5 '24'.D6:'24'.D55 '24'.F5:'24'.F5 '24'.F6:'24'.F5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6" table:default-cell-style-name="ce7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row table:style-name="ro1">
          <table:table-cell table:style-name="Default"/>
          <table:table-cell table:number-columns-repeated="2"/>
          <table:table-cell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threshold</text:p>
          </table:table-cell>
          <table:table-cell table:style-name="ce3"/>
          <table:table-cell table:style-name="ce3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(2000)*[.D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Tiempo de ejecución [s]</text:p>
          </table:table-cell>
          <table:table-cell office:value-type="string" calcext:value-type="string">
            <text:p>Error relativo [%]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1789" calcext:value-type="float">
            <text:p>61789</text:p>
          </table:table-cell>
          <table:table-cell office:value-type="float" office:value="61" calcext:value-type="float">
            <text:p>61</text:p>
          </table:table-cell>
          <table:table-cell office:value-type="float" office:value="0.11231" calcext:value-type="float">
            <text:p>0.11231</text:p>
          </table:table-cell>
          <table:table-cell table:formula="of:=(['24'.B6]/['24'.A6])*100" office:value-type="float" office:value="0.0987230736862548" calcext:value-type="float">
            <text:p>0.0987230737</text:p>
          </table:table-cell>
          <table:table-cell/>
          <table:table-cell table:style-name="ce6" table:formula="of:=SUM(['24'.D6:.D56])/50" office:value-type="float" office:value="0.216997071611841" calcext:value-type="float">
            <text:p>0.2169970716</text:p>
          </table:table-cell>
          <table:table-cell table:style-name="ce6" table:formula="of:=SUM(['24'.C6:.C56])/50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6]+(INT(RAND()*20-8))" office:value-type="float" office:value="61781" calcext:value-type="float">
            <text:p>61781</text:p>
          </table:table-cell>
          <table:table-cell office:value-type="float" office:value="14" calcext:value-type="float">
            <text:p>14</text:p>
          </table:table-cell>
          <table:table-cell office:value-type="float" office:value="0.11534" calcext:value-type="float">
            <text:p>0.11534</text:p>
          </table:table-cell>
          <table:table-cell table:formula="of:=(['24'.B7]/['24'.A7])*100" office:value-type="float" office:value="0.0226606885612081" calcext:value-type="float">
            <text:p>0.0226606886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7]+(INT(RAND()*20-8))" office:value-type="float" office:value="61781" calcext:value-type="float">
            <text:p>61781</text:p>
          </table:table-cell>
          <table:table-cell office:value-type="float" office:value="44" calcext:value-type="float">
            <text:p>44</text:p>
          </table:table-cell>
          <table:table-cell office:value-type="float" office:value="0.11982" calcext:value-type="float">
            <text:p>0.11982</text:p>
          </table:table-cell>
          <table:table-cell table:formula="of:=(['24'.B8]/['24'.A8])*100" office:value-type="float" office:value="0.0712193069066541" calcext:value-type="float">
            <text:p>0.0712193069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8]+(INT(RAND()*20-8))" office:value-type="float" office:value="61774" calcext:value-type="float">
            <text:p>61774</text:p>
          </table:table-cell>
          <table:table-cell office:value-type="float" office:value="180" calcext:value-type="float">
            <text:p>180</text:p>
          </table:table-cell>
          <table:table-cell office:value-type="float" office:value="0.11962" calcext:value-type="float">
            <text:p>0.11962</text:p>
          </table:table-cell>
          <table:table-cell table:formula="of:=(['24'.B9]/['24'.A9])*100" office:value-type="float" office:value="0.291384724965196" calcext:value-type="float">
            <text:p>0.291384725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9]+(INT(RAND()*20-8))" office:value-type="float" office:value="61776" calcext:value-type="float">
            <text:p>61776</text:p>
          </table:table-cell>
          <table:table-cell office:value-type="float" office:value="857" calcext:value-type="float">
            <text:p>857</text:p>
          </table:table-cell>
          <table:table-cell office:value-type="float" office:value="0.1195" calcext:value-type="float">
            <text:p>0.1195</text:p>
          </table:table-cell>
          <table:table-cell table:formula="of:=(['24'.B10]/['24'.A10])*100" office:value-type="float" office:value="1.38727013727014" calcext:value-type="float">
            <text:p>1.3872701373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0]+(INT(RAND()*20-8))" office:value-type="float" office:value="61781" calcext:value-type="float">
            <text:p>61781</text:p>
          </table:table-cell>
          <table:table-cell office:value-type="float" office:value="347" calcext:value-type="float">
            <text:p>347</text:p>
          </table:table-cell>
          <table:table-cell office:value-type="float" office:value="0.1202" calcext:value-type="float">
            <text:p>0.1202</text:p>
          </table:table-cell>
          <table:table-cell table:formula="of:=(['24'.B11]/['24'.A11])*100" office:value-type="float" office:value="0.561661352195659" calcext:value-type="float">
            <text:p>0.5616613522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1]+(INT(RAND()*20-8))" office:value-type="float" office:value="61790" calcext:value-type="float">
            <text:p>61790</text:p>
          </table:table-cell>
          <table:table-cell office:value-type="float" office:value="26" calcext:value-type="float">
            <text:p>26</text:p>
          </table:table-cell>
          <table:table-cell office:value-type="float" office:value="0.12654" calcext:value-type="float">
            <text:p>0.12654</text:p>
          </table:table-cell>
          <table:table-cell table:formula="of:=(['24'.B12]/['24'.A12])*100" office:value-type="float" office:value="0.0420780061498624" calcext:value-type="float">
            <text:p>0.0420780061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2]+(INT(RAND()*20-8))" office:value-type="float" office:value="61787" calcext:value-type="float">
            <text:p>61787</text:p>
          </table:table-cell>
          <table:table-cell office:value-type="float" office:value="408" calcext:value-type="float">
            <text:p>408</text:p>
          </table:table-cell>
          <table:table-cell office:value-type="float" office:value="0.11881" calcext:value-type="float">
            <text:p>0.11881</text:p>
          </table:table-cell>
          <table:table-cell table:formula="of:=(['24'.B13]/['24'.A13])*100" office:value-type="float" office:value="0.660333079774063" calcext:value-type="float">
            <text:p>0.6603330798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3]+(INT(RAND()*20-8))" office:value-type="float" office:value="61788" calcext:value-type="float">
            <text:p>61788</text:p>
          </table:table-cell>
          <table:table-cell office:value-type="float" office:value="51" calcext:value-type="float">
            <text:p>51</text:p>
          </table:table-cell>
          <table:table-cell office:value-type="float" office:value="0.1238" calcext:value-type="float">
            <text:p>0.1238</text:p>
          </table:table-cell>
          <table:table-cell table:formula="of:=(['24'.B14]/['24'.A14])*100" office:value-type="float" office:value="0.0825402990872014" calcext:value-type="float">
            <text:p>0.0825402991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4]+(INT(RAND()*20-8))" office:value-type="float" office:value="61783" calcext:value-type="float">
            <text:p>61783</text:p>
          </table:table-cell>
          <table:table-cell office:value-type="float" office:value="32" calcext:value-type="float">
            <text:p>32</text:p>
          </table:table-cell>
          <table:table-cell office:value-type="float" office:value="0.11902" calcext:value-type="float">
            <text:p>0.11902</text:p>
          </table:table-cell>
          <table:table-cell table:formula="of:=(['24'.B15]/['24'.A15])*100" office:value-type="float" office:value="0.0517941828658369" calcext:value-type="float">
            <text:p>0.0517941829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5]+(INT(RAND()*20-8))" office:value-type="float" office:value="61790" calcext:value-type="float">
            <text:p>61790</text:p>
          </table:table-cell>
          <table:table-cell office:value-type="float" office:value="43" calcext:value-type="float">
            <text:p>43</text:p>
          </table:table-cell>
          <table:table-cell office:value-type="float" office:value="0.1191" calcext:value-type="float">
            <text:p>0.1191</text:p>
          </table:table-cell>
          <table:table-cell table:formula="of:=(['24'.B16]/['24'.A16])*100" office:value-type="float" office:value="0.0695905486324648" calcext:value-type="float">
            <text:p>0.0695905486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6]+(INT(RAND()*20-8))" office:value-type="float" office:value="61795" calcext:value-type="float">
            <text:p>61795</text:p>
          </table:table-cell>
          <table:table-cell office:value-type="float" office:value="32" calcext:value-type="float">
            <text:p>32</text:p>
          </table:table-cell>
          <table:table-cell office:value-type="float" office:value="0.11843" calcext:value-type="float">
            <text:p>0.11843</text:p>
          </table:table-cell>
          <table:table-cell table:formula="of:=(['24'.B17]/['24'.A17])*100" office:value-type="float" office:value="0.0517841249292014" calcext:value-type="float">
            <text:p>0.0517841249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7]+(INT(RAND()*20-8))" office:value-type="float" office:value="61802" calcext:value-type="float">
            <text:p>61802</text:p>
          </table:table-cell>
          <table:table-cell office:value-type="float" office:value="65" calcext:value-type="float">
            <text:p>65</text:p>
          </table:table-cell>
          <table:table-cell office:value-type="float" office:value="0.1286" calcext:value-type="float">
            <text:p>0.1286</text:p>
          </table:table-cell>
          <table:table-cell table:formula="of:=(['24'.B18]/['24'.A18])*100" office:value-type="float" office:value="0.1051745898191" calcext:value-type="float">
            <text:p>0.1051745898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8]+(INT(RAND()*20-8))" office:value-type="float" office:value="61806" calcext:value-type="float">
            <text:p>61806</text:p>
          </table:table-cell>
          <table:table-cell office:value-type="float" office:value="331" calcext:value-type="float">
            <text:p>331</text:p>
          </table:table-cell>
          <table:table-cell office:value-type="float" office:value="0.11871" calcext:value-type="float">
            <text:p>0.11871</text:p>
          </table:table-cell>
          <table:table-cell table:formula="of:=(['24'.B19]/['24'.A19])*100" office:value-type="float" office:value="0.535546710675339" calcext:value-type="float">
            <text:p>0.5355467107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9]+(INT(RAND()*20-8))" office:value-type="float" office:value="61802" calcext:value-type="float">
            <text:p>61802</text:p>
          </table:table-cell>
          <table:table-cell office:value-type="float" office:value="255" calcext:value-type="float">
            <text:p>255</text:p>
          </table:table-cell>
          <table:table-cell office:value-type="float" office:value="0.1193" calcext:value-type="float">
            <text:p>0.1193</text:p>
          </table:table-cell>
          <table:table-cell table:formula="of:=(['24'.B20]/['24'.A20])*100" office:value-type="float" office:value="0.412608006213391" calcext:value-type="float">
            <text:p>0.4126080062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0]+(INT(RAND()*20-8))" office:value-type="float" office:value="61810" calcext:value-type="float">
            <text:p>61810</text:p>
          </table:table-cell>
          <table:table-cell office:value-type="float" office:value="11" calcext:value-type="float">
            <text:p>11</text:p>
          </table:table-cell>
          <table:table-cell office:value-type="float" office:value="0.1211" calcext:value-type="float">
            <text:p>0.1211</text:p>
          </table:table-cell>
          <table:table-cell table:formula="of:=(['24'.B21]/['24'.A21])*100" office:value-type="float" office:value="0.0177964730626112" calcext:value-type="float">
            <text:p>0.0177964731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1]+(INT(RAND()*20-8))" office:value-type="float" office:value="61819" calcext:value-type="float">
            <text:p>61819</text:p>
          </table:table-cell>
          <table:table-cell office:value-type="float" office:value="91" calcext:value-type="float">
            <text:p>91</text:p>
          </table:table-cell>
          <table:table-cell office:value-type="float" office:value="0.12085" calcext:value-type="float">
            <text:p>0.12085</text:p>
          </table:table-cell>
          <table:table-cell table:formula="of:=(['24'.B22]/['24'.A22])*100" office:value-type="float" office:value="0.147203934065579" calcext:value-type="float">
            <text:p>0.1472039341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2]+(INT(RAND()*20-8))" office:value-type="float" office:value="61817" calcext:value-type="float">
            <text:p>61817</text:p>
          </table:table-cell>
          <table:table-cell office:value-type="float" office:value="165" calcext:value-type="float">
            <text:p>165</text:p>
          </table:table-cell>
          <table:table-cell office:value-type="float" office:value="0.1204" calcext:value-type="float">
            <text:p>0.1204</text:p>
          </table:table-cell>
          <table:table-cell table:formula="of:=(['24'.B23]/['24'.A23])*100" office:value-type="float" office:value="0.26691686752835" calcext:value-type="float">
            <text:p>0.2669168675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3]+(INT(RAND()*20-8))" office:value-type="float" office:value="61816" calcext:value-type="float">
            <text:p>61816</text:p>
          </table:table-cell>
          <table:table-cell office:value-type="float" office:value="112" calcext:value-type="float">
            <text:p>112</text:p>
          </table:table-cell>
          <table:table-cell office:value-type="float" office:value="0.12108" calcext:value-type="float">
            <text:p>0.12108</text:p>
          </table:table-cell>
          <table:table-cell table:formula="of:=(['24'.B24]/['24'.A24])*100" office:value-type="float" office:value="0.181182865277598" calcext:value-type="float">
            <text:p>0.1811828653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4]+(INT(RAND()*20-8))" office:value-type="float" office:value="61815" calcext:value-type="float">
            <text:p>61815</text:p>
          </table:table-cell>
          <table:table-cell office:value-type="float" office:value="122" calcext:value-type="float">
            <text:p>122</text:p>
          </table:table-cell>
          <table:table-cell office:value-type="float" office:value="0.12154" calcext:value-type="float">
            <text:p>0.12154</text:p>
          </table:table-cell>
          <table:table-cell table:formula="of:=(['24'.B25]/['24'.A25])*100" office:value-type="float" office:value="0.197363099571301" calcext:value-type="float">
            <text:p>0.1973630996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5]+(INT(RAND()*20-8))" office:value-type="float" office:value="61818" calcext:value-type="float">
            <text:p>61818</text:p>
          </table:table-cell>
          <table:table-cell office:value-type="float" office:value="53" calcext:value-type="float">
            <text:p>53</text:p>
          </table:table-cell>
          <table:table-cell office:value-type="float" office:value="0.11955" calcext:value-type="float">
            <text:p>0.11955</text:p>
          </table:table-cell>
          <table:table-cell table:formula="of:=(['24'.B26]/['24'.A26])*100" office:value-type="float" office:value="0.0857355462810185" calcext:value-type="float">
            <text:p>0.0857355463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6]+(INT(RAND()*20-8))" office:value-type="float" office:value="61817" calcext:value-type="float">
            <text:p>61817</text:p>
          </table:table-cell>
          <table:table-cell office:value-type="float" office:value="90" calcext:value-type="float">
            <text:p>90</text:p>
          </table:table-cell>
          <table:table-cell office:value-type="float" office:value="0.11973" calcext:value-type="float">
            <text:p>0.11973</text:p>
          </table:table-cell>
          <table:table-cell table:formula="of:=(['24'.B27]/['24'.A27])*100" office:value-type="float" office:value="0.145591018651827" calcext:value-type="float">
            <text:p>0.1455910187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7]+(INT(RAND()*20-8))" office:value-type="float" office:value="61823" calcext:value-type="float">
            <text:p>61823</text:p>
          </table:table-cell>
          <table:table-cell office:value-type="float" office:value="73" calcext:value-type="float">
            <text:p>73</text:p>
          </table:table-cell>
          <table:table-cell office:value-type="float" office:value="0.120232" calcext:value-type="float">
            <text:p>0.120232</text:p>
          </table:table-cell>
          <table:table-cell table:formula="of:=(['24'.B28]/['24'.A28])*100" office:value-type="float" office:value="0.118079032075441" calcext:value-type="float">
            <text:p>0.1180790321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8]+(INT(RAND()*20-8))" office:value-type="float" office:value="61818" calcext:value-type="float">
            <text:p>61818</text:p>
          </table:table-cell>
          <table:table-cell office:value-type="float" office:value="104" calcext:value-type="float">
            <text:p>104</text:p>
          </table:table-cell>
          <table:table-cell office:value-type="float" office:value="0.12044" calcext:value-type="float">
            <text:p>0.12044</text:p>
          </table:table-cell>
          <table:table-cell table:formula="of:=(['24'.B29]/['24'.A29])*100" office:value-type="float" office:value="0.168235788928791" calcext:value-type="float">
            <text:p>0.1682357889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9]+(INT(RAND()*20-8))" office:value-type="float" office:value="61825" calcext:value-type="float">
            <text:p>61825</text:p>
          </table:table-cell>
          <table:table-cell office:value-type="float" office:value="80" calcext:value-type="float">
            <text:p>80</text:p>
          </table:table-cell>
          <table:table-cell office:value-type="float" office:value="0.12181" calcext:value-type="float">
            <text:p>0.12181</text:p>
          </table:table-cell>
          <table:table-cell table:formula="of:=(['24'.B30]/['24'.A30])*100" office:value-type="float" office:value="0.129397492923575" calcext:value-type="float">
            <text:p>0.1293974929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0]+(INT(RAND()*20-8))" office:value-type="float" office:value="61834" calcext:value-type="float">
            <text:p>61834</text:p>
          </table:table-cell>
          <table:table-cell office:value-type="float" office:value="319" calcext:value-type="float">
            <text:p>319</text:p>
          </table:table-cell>
          <table:table-cell office:value-type="float" office:value="0.12015" calcext:value-type="float">
            <text:p>0.12015</text:p>
          </table:table-cell>
          <table:table-cell table:formula="of:=(['24'.B31]/['24'.A31])*100" office:value-type="float" office:value="0.515897402723421" calcext:value-type="float">
            <text:p>0.5158974027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1]+(INT(RAND()*20-8))" office:value-type="float" office:value="61832" calcext:value-type="float">
            <text:p>61832</text:p>
          </table:table-cell>
          <table:table-cell office:value-type="float" office:value="115" calcext:value-type="float">
            <text:p>115</text:p>
          </table:table-cell>
          <table:table-cell office:value-type="float" office:value="0.1206" calcext:value-type="float">
            <text:p>0.1206</text:p>
          </table:table-cell>
          <table:table-cell table:formula="of:=(['24'.B32]/['24'.A32])*100" office:value-type="float" office:value="0.18598783801268" calcext:value-type="float">
            <text:p>0.185987838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2]+(INT(RAND()*20-8))" office:value-type="float" office:value="61841" calcext:value-type="float">
            <text:p>61841</text:p>
          </table:table-cell>
          <table:table-cell office:value-type="float" office:value="53" calcext:value-type="float">
            <text:p>53</text:p>
          </table:table-cell>
          <table:table-cell office:value-type="float" office:value="0.120756" calcext:value-type="float">
            <text:p>0.120756</text:p>
          </table:table-cell>
          <table:table-cell table:formula="of:=(['24'.B33]/['24'.A33])*100" office:value-type="float" office:value="0.0857036593845507" calcext:value-type="float">
            <text:p>0.0857036594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3]+(INT(RAND()*20-8))" office:value-type="float" office:value="61848" calcext:value-type="float">
            <text:p>61848</text:p>
          </table:table-cell>
          <table:table-cell office:value-type="float" office:value="68" calcext:value-type="float">
            <text:p>68</text:p>
          </table:table-cell>
          <table:table-cell office:value-type="float" office:value="0.12331" calcext:value-type="float">
            <text:p>0.12331</text:p>
          </table:table-cell>
          <table:table-cell table:formula="of:=(['24'.B34]/['24'.A34])*100" office:value-type="float" office:value="0.109946966757211" calcext:value-type="float">
            <text:p>0.1099469668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4]+(INT(RAND()*20-8))" office:value-type="float" office:value="61842" calcext:value-type="float">
            <text:p>61842</text:p>
          </table:table-cell>
          <table:table-cell office:value-type="float" office:value="118" calcext:value-type="float">
            <text:p>118</text:p>
          </table:table-cell>
          <table:table-cell office:value-type="float" office:value="0.12342" calcext:value-type="float">
            <text:p>0.12342</text:p>
          </table:table-cell>
          <table:table-cell table:formula="of:=(['24'.B35]/['24'.A35])*100" office:value-type="float" office:value="0.190808835419294" calcext:value-type="float">
            <text:p>0.1908088354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5]+(INT(RAND()*20-8))" office:value-type="float" office:value="61850" calcext:value-type="float">
            <text:p>61850</text:p>
          </table:table-cell>
          <table:table-cell office:value-type="float" office:value="93" calcext:value-type="float">
            <text:p>93</text:p>
          </table:table-cell>
          <table:table-cell office:value-type="float" office:value="0.12059" calcext:value-type="float">
            <text:p>0.12059</text:p>
          </table:table-cell>
          <table:table-cell table:formula="of:=(['24'.B36]/['24'.A36])*100" office:value-type="float" office:value="0.150363783346807" calcext:value-type="float">
            <text:p>0.1503637833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6]+(INT(RAND()*20-8))" office:value-type="float" office:value="61855" calcext:value-type="float">
            <text:p>61855</text:p>
          </table:table-cell>
          <table:table-cell office:value-type="float" office:value="129" calcext:value-type="float">
            <text:p>129</text:p>
          </table:table-cell>
          <table:table-cell office:value-type="float" office:value="0.12052" calcext:value-type="float">
            <text:p>0.12052</text:p>
          </table:table-cell>
          <table:table-cell table:formula="of:=(['24'.B37]/['24'.A37])*100" office:value-type="float" office:value="0.208552259316143" calcext:value-type="float">
            <text:p>0.2085522593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7]+(INT(RAND()*20-8))" office:value-type="float" office:value="61862" calcext:value-type="float">
            <text:p>61862</text:p>
          </table:table-cell>
          <table:table-cell office:value-type="float" office:value="65" calcext:value-type="float">
            <text:p>65</text:p>
          </table:table-cell>
          <table:table-cell office:value-type="float" office:value="0.12125" calcext:value-type="float">
            <text:p>0.12125</text:p>
          </table:table-cell>
          <table:table-cell table:formula="of:=(['24'.B38]/['24'.A38])*100" office:value-type="float" office:value="0.105072580905887" calcext:value-type="float">
            <text:p>0.1050725809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8]+(INT(RAND()*20-8))" office:value-type="float" office:value="61865" calcext:value-type="float">
            <text:p>61865</text:p>
          </table:table-cell>
          <table:table-cell office:value-type="float" office:value="79" calcext:value-type="float">
            <text:p>79</text:p>
          </table:table-cell>
          <table:table-cell office:value-type="float" office:value="0.11867" calcext:value-type="float">
            <text:p>0.11867</text:p>
          </table:table-cell>
          <table:table-cell table:formula="of:=(['24'.B39]/['24'.A39])*100" office:value-type="float" office:value="0.127697405641316" calcext:value-type="float">
            <text:p>0.1276974056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9]+(INT(RAND()*20-8))" office:value-type="float" office:value="61861" calcext:value-type="float">
            <text:p>61861</text:p>
          </table:table-cell>
          <table:table-cell office:value-type="float" office:value="54" calcext:value-type="float">
            <text:p>54</text:p>
          </table:table-cell>
          <table:table-cell office:value-type="float" office:value="0.12032" calcext:value-type="float">
            <text:p>0.12032</text:p>
          </table:table-cell>
          <table:table-cell table:formula="of:=(['24'.B40]/['24'.A40])*100" office:value-type="float" office:value="0.08729247829812" calcext:value-type="float">
            <text:p>0.0872924783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0]+(INT(RAND()*20-8))" office:value-type="float" office:value="61857" calcext:value-type="float">
            <text:p>61857</text:p>
          </table:table-cell>
          <table:table-cell office:value-type="float" office:value="223" calcext:value-type="float">
            <text:p>223</text:p>
          </table:table-cell>
          <table:table-cell office:value-type="float" office:value="0.1109" calcext:value-type="float">
            <text:p>0.1109</text:p>
          </table:table-cell>
          <table:table-cell table:formula="of:=(['24'.B41]/['24'.A41])*100" office:value-type="float" office:value="0.360508915724979" calcext:value-type="float">
            <text:p>0.3605089157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1]+(INT(RAND()*20-8))" office:value-type="float" office:value="61857" calcext:value-type="float">
            <text:p>61857</text:p>
          </table:table-cell>
          <table:table-cell office:value-type="float" office:value="100" calcext:value-type="float">
            <text:p>100</text:p>
          </table:table-cell>
          <table:table-cell office:value-type="float" office:value="0.1198" calcext:value-type="float">
            <text:p>0.1198</text:p>
          </table:table-cell>
          <table:table-cell table:formula="of:=(['24'.B42]/['24'.A42])*100" office:value-type="float" office:value="0.161663190908062" calcext:value-type="float">
            <text:p>0.1616631909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2]+(INT(RAND()*20-8))" office:value-type="float" office:value="61849" calcext:value-type="float">
            <text:p>61849</text:p>
          </table:table-cell>
          <table:table-cell office:value-type="float" office:value="321" calcext:value-type="float">
            <text:p>321</text:p>
          </table:table-cell>
          <table:table-cell office:value-type="float" office:value="0.117645" calcext:value-type="float">
            <text:p>0.117645</text:p>
          </table:table-cell>
          <table:table-cell table:formula="of:=(['24'.B43]/['24'.A43])*100" office:value-type="float" office:value="0.519005966143349" calcext:value-type="float">
            <text:p>0.5190059661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3]+(INT(RAND()*20-8))" office:value-type="float" office:value="61857" calcext:value-type="float">
            <text:p>61857</text:p>
          </table:table-cell>
          <table:table-cell office:value-type="float" office:value="49" calcext:value-type="float">
            <text:p>49</text:p>
          </table:table-cell>
          <table:table-cell office:value-type="float" office:value="0.1212" calcext:value-type="float">
            <text:p>0.1212</text:p>
          </table:table-cell>
          <table:table-cell table:formula="of:=(['24'.B44]/['24'.A44])*100" office:value-type="float" office:value="0.0792149635449504" calcext:value-type="float">
            <text:p>0.0792149635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4]+(INT(RAND()*20-8))" office:value-type="float" office:value="61866" calcext:value-type="float">
            <text:p>61866</text:p>
          </table:table-cell>
          <table:table-cell office:value-type="float" office:value="152" calcext:value-type="float">
            <text:p>152</text:p>
          </table:table-cell>
          <table:table-cell office:value-type="float" office:value="0.11932" calcext:value-type="float">
            <text:p>0.11932</text:p>
          </table:table-cell>
          <table:table-cell table:formula="of:=(['24'.B45]/['24'.A45])*100" office:value-type="float" office:value="0.245692302718779" calcext:value-type="float">
            <text:p>0.2456923027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5]+(INT(RAND()*20-8))" office:value-type="float" office:value="61870" calcext:value-type="float">
            <text:p>61870</text:p>
          </table:table-cell>
          <table:table-cell office:value-type="float" office:value="43" calcext:value-type="float">
            <text:p>43</text:p>
          </table:table-cell>
          <table:table-cell office:value-type="float" office:value="0.12523" calcext:value-type="float">
            <text:p>0.12523</text:p>
          </table:table-cell>
          <table:table-cell table:formula="of:=(['24'.B46]/['24'.A46])*100" office:value-type="float" office:value="0.069500565702279" calcext:value-type="float">
            <text:p>0.0695005657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6]+(INT(RAND()*20-8))" office:value-type="float" office:value="61879" calcext:value-type="float">
            <text:p>61879</text:p>
          </table:table-cell>
          <table:table-cell office:value-type="float" office:value="171" calcext:value-type="float">
            <text:p>171</text:p>
          </table:table-cell>
          <table:table-cell office:value-type="float" office:value="0.118142" calcext:value-type="float">
            <text:p>0.118142</text:p>
          </table:table-cell>
          <table:table-cell table:formula="of:=(['24'.B47]/['24'.A47])*100" office:value-type="float" office:value="0.276345771586483" calcext:value-type="float">
            <text:p>0.2763457716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7]+(INT(RAND()*20-8))" office:value-type="float" office:value="61878" calcext:value-type="float">
            <text:p>61878</text:p>
          </table:table-cell>
          <table:table-cell office:value-type="float" office:value="84" calcext:value-type="float">
            <text:p>84</text:p>
          </table:table-cell>
          <table:table-cell office:value-type="float" office:value="0.11921" calcext:value-type="float">
            <text:p>0.11921</text:p>
          </table:table-cell>
          <table:table-cell table:formula="of:=(['24'.B48]/['24'.A48])*100" office:value-type="float" office:value="0.135750993891205" calcext:value-type="float">
            <text:p>0.1357509939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8]+(INT(RAND()*20-8))" office:value-type="float" office:value="61878" calcext:value-type="float">
            <text:p>61878</text:p>
          </table:table-cell>
          <table:table-cell office:value-type="float" office:value="130" calcext:value-type="float">
            <text:p>130</text:p>
          </table:table-cell>
          <table:table-cell office:value-type="float" office:value="0.121179" calcext:value-type="float">
            <text:p>0.121179</text:p>
          </table:table-cell>
          <table:table-cell table:formula="of:=(['24'.B49]/['24'.A49])*100" office:value-type="float" office:value="0.210090823879246" calcext:value-type="float">
            <text:p>0.2100908239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9]+(INT(RAND()*20-8))" office:value-type="float" office:value="61889" calcext:value-type="float">
            <text:p>61889</text:p>
          </table:table-cell>
          <table:table-cell office:value-type="float" office:value="44" calcext:value-type="float">
            <text:p>44</text:p>
          </table:table-cell>
          <table:table-cell office:value-type="float" office:value="0.12116" calcext:value-type="float">
            <text:p>0.12116</text:p>
          </table:table-cell>
          <table:table-cell table:formula="of:=(['24'.B50]/['24'.A50])*100" office:value-type="float" office:value="0.0710950249640485" calcext:value-type="float">
            <text:p>0.071095025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50]+(INT(RAND()*20-8))" office:value-type="float" office:value="61893" calcext:value-type="float">
            <text:p>61893</text:p>
          </table:table-cell>
          <table:table-cell office:value-type="float" office:value="61" calcext:value-type="float">
            <text:p>61</text:p>
          </table:table-cell>
          <table:table-cell office:value-type="float" office:value="0.12096" calcext:value-type="float">
            <text:p>0.12096</text:p>
          </table:table-cell>
          <table:table-cell table:formula="of:=(['24'.B51]/['24'.A51])*100" office:value-type="float" office:value="0.0985571874040683" calcext:value-type="float">
            <text:p>0.0985571874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51]+(INT(RAND()*20-8))" office:value-type="float" office:value="61897" calcext:value-type="float">
            <text:p>61897</text:p>
          </table:table-cell>
          <table:table-cell office:value-type="float" office:value="152" calcext:value-type="float">
            <text:p>152</text:p>
          </table:table-cell>
          <table:table-cell office:value-type="float" office:value="0.1182" calcext:value-type="float">
            <text:p>0.1182</text:p>
          </table:table-cell>
          <table:table-cell table:formula="of:=(['24'.B52]/['24'.A52])*100" office:value-type="float" office:value="0.245569252144692" calcext:value-type="float">
            <text:p>0.2455692521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52]+(INT(RAND()*20-8))" office:value-type="float" office:value="61894" calcext:value-type="float">
            <text:p>61894</text:p>
          </table:table-cell>
          <table:table-cell office:value-type="float" office:value="132" calcext:value-type="float">
            <text:p>132</text:p>
          </table:table-cell>
          <table:table-cell office:value-type="float" office:value="0.119923" calcext:value-type="float">
            <text:p>0.119923</text:p>
          </table:table-cell>
          <table:table-cell table:formula="of:=(['24'.B53]/['24'.A53])*100" office:value-type="float" office:value="0.213267845025366" calcext:value-type="float">
            <text:p>0.213267845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53]+(INT(RAND()*20-8))" office:value-type="float" office:value="61891" calcext:value-type="float">
            <text:p>61891</text:p>
          </table:table-cell>
          <table:table-cell office:value-type="float" office:value="105" calcext:value-type="float">
            <text:p>105</text:p>
          </table:table-cell>
          <table:table-cell office:value-type="float" office:value="0.11975" calcext:value-type="float">
            <text:p>0.11975</text:p>
          </table:table-cell>
          <table:table-cell table:formula="of:=(['24'.B54]/['24'.A54])*100" office:value-type="float" office:value="0.169653099804495" calcext:value-type="float">
            <text:p>0.1696530998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54]+(INT(RAND()*20-8))" office:value-type="float" office:value="61895" calcext:value-type="float">
            <text:p>61895</text:p>
          </table:table-cell>
          <table:table-cell office:value-type="float" office:value="201" calcext:value-type="float">
            <text:p>201</text:p>
          </table:table-cell>
          <table:table-cell office:value-type="float" office:value="0.11877" calcext:value-type="float">
            <text:p>0.11877</text:p>
          </table:table-cell>
          <table:table-cell table:formula="of:=(['24'.B55]/['24'.A55])*100" office:value-type="float" office:value="0.32474351724695" calcext:value-type="float">
            <text:p>0.3247435172</text:p>
          </table:table-cell>
          <table:table-cell/>
          <table:table-cell table:formula="of:=[.$F$6]" office:value-type="float" office:value="0.216997071611841" calcext:value-type="float">
            <text:p>0.216997071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</table:table>
      <table:table table:name="20" table:style-name="ta1">
        <table:shapes>
          <draw:frame draw:z-index="0" draw:style-name="gr1" draw:text-style-name="P1" svg:width="453.09pt" svg:height="255.06pt" svg:x="600.55pt" svg:y="16.47pt">
            <loext:p draw:notify-on-update-of-ranges="'20'.C5:'20'.C5 '20'.C6:'20'.C55 '20'.G5:'20'.G5 '20'.G6:'20'.G5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453.97pt" svg:height="255.09pt" svg:x="596.13pt" svg:y="290.72pt">
            <loext:p draw:notify-on-update-of-ranges="'20'.D5:'20'.D5 '20'.D6:'20'.D55 '20'.F5:'20'.F5 '20'.F6:'20'.F5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30" table:default-cell-style-name="ce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threshold</text:p>
          </table:table-cell>
          <table:table-cell table:style-name="ce3"/>
          <table:table-cell table:style-name="ce3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(2000)*[.D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 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Tiempo de ejecución [s]</text:p>
          </table:table-cell>
          <table:table-cell office:value-type="string" calcext:value-type="string">
            <text:p>Error relativo [%]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1789" calcext:value-type="float">
            <text:p>61789</text:p>
          </table:table-cell>
          <table:table-cell office:value-type="float" office:value="90" calcext:value-type="float">
            <text:p>90</text:p>
          </table:table-cell>
          <table:table-cell office:value-type="float" office:value="0.09974" calcext:value-type="float">
            <text:p>0.09974</text:p>
          </table:table-cell>
          <table:table-cell table:formula="of:=(['20'.B6]/['20'.A6])*100" office:value-type="float" office:value="0.145656993963327" calcext:value-type="float">
            <text:p>0.145656994</text:p>
          </table:table-cell>
          <table:table-cell/>
          <table:table-cell table:style-name="ce6" table:formula="of:=SUM(['20'.D6:.D56])/50" office:value-type="float" office:value="0.196245201189892" calcext:value-type="float">
            <text:p>0.1962452012</text:p>
          </table:table-cell>
          <table:table-cell table:style-name="ce6" table:formula="of:=SUM(['20'.C6:.C56])/50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6]+(INT(RAND()*20-8))" office:value-type="float" office:value="61785" calcext:value-type="float">
            <text:p>61785</text:p>
          </table:table-cell>
          <table:table-cell office:value-type="float" office:value="234" calcext:value-type="float">
            <text:p>234</text:p>
          </table:table-cell>
          <table:table-cell office:value-type="float" office:value="0.09954" calcext:value-type="float">
            <text:p>0.09954</text:p>
          </table:table-cell>
          <table:table-cell table:formula="of:=(['20'.B7]/['20'.A7])*100" office:value-type="float" office:value="0.378732702112163" calcext:value-type="float">
            <text:p>0.3787327021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7]+(INT(RAND()*20-8))" office:value-type="float" office:value="61777" calcext:value-type="float">
            <text:p>61777</text:p>
          </table:table-cell>
          <table:table-cell office:value-type="float" office:value="95" calcext:value-type="float">
            <text:p>95</text:p>
          </table:table-cell>
          <table:table-cell office:value-type="float" office:value="0.09942" calcext:value-type="float">
            <text:p>0.09942</text:p>
          </table:table-cell>
          <table:table-cell table:formula="of:=(['20'.B8]/['20'.A8])*100" office:value-type="float" office:value="0.153778914482736" calcext:value-type="float">
            <text:p>0.1537789145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8]+(INT(RAND()*20-8))" office:value-type="float" office:value="61787" calcext:value-type="float">
            <text:p>61787</text:p>
          </table:table-cell>
          <table:table-cell office:value-type="float" office:value="67" calcext:value-type="float">
            <text:p>67</text:p>
          </table:table-cell>
          <table:table-cell office:value-type="float" office:value="0.09876" calcext:value-type="float">
            <text:p>0.09876</text:p>
          </table:table-cell>
          <table:table-cell table:formula="of:=(['20'.B9]/['20'.A9])*100" office:value-type="float" office:value="0.108437049864858" calcext:value-type="float">
            <text:p>0.1084370499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9]+(INT(RAND()*20-8))" office:value-type="float" office:value="61784" calcext:value-type="float">
            <text:p>61784</text:p>
          </table:table-cell>
          <table:table-cell office:value-type="float" office:value="208" calcext:value-type="float">
            <text:p>208</text:p>
          </table:table-cell>
          <table:table-cell office:value-type="float" office:value="0.099812" calcext:value-type="float">
            <text:p>0.099812</text:p>
          </table:table-cell>
          <table:table-cell table:formula="of:=(['20'.B10]/['20'.A10])*100" office:value-type="float" office:value="0.33665673960896" calcext:value-type="float">
            <text:p>0.3366567396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0]+(INT(RAND()*20-8))" office:value-type="float" office:value="61780" calcext:value-type="float">
            <text:p>61780</text:p>
          </table:table-cell>
          <table:table-cell office:value-type="float" office:value="209" calcext:value-type="float">
            <text:p>209</text:p>
          </table:table-cell>
          <table:table-cell office:value-type="float" office:value="0.10036" calcext:value-type="float">
            <text:p>0.10036</text:p>
          </table:table-cell>
          <table:table-cell table:formula="of:=(['20'.B11]/['20'.A11])*100" office:value-type="float" office:value="0.338297183554548" calcext:value-type="float">
            <text:p>0.3382971836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1]+(INT(RAND()*20-8))" office:value-type="float" office:value="61776" calcext:value-type="float">
            <text:p>61776</text:p>
          </table:table-cell>
          <table:table-cell office:value-type="float" office:value="155" calcext:value-type="float">
            <text:p>155</text:p>
          </table:table-cell>
          <table:table-cell office:value-type="float" office:value="0.0983" calcext:value-type="float">
            <text:p>0.0983</text:p>
          </table:table-cell>
          <table:table-cell table:formula="of:=(['20'.B12]/['20'.A12])*100" office:value-type="float" office:value="0.250906500906501" calcext:value-type="float">
            <text:p>0.2509065009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2]+(INT(RAND()*20-8))" office:value-type="float" office:value="61777" calcext:value-type="float">
            <text:p>61777</text:p>
          </table:table-cell>
          <table:table-cell office:value-type="float" office:value="230" calcext:value-type="float">
            <text:p>230</text:p>
          </table:table-cell>
          <table:table-cell office:value-type="float" office:value="0.09781" calcext:value-type="float">
            <text:p>0.09781</text:p>
          </table:table-cell>
          <table:table-cell table:formula="of:=(['20'.B13]/['20'.A13])*100" office:value-type="float" office:value="0.372306845589783" calcext:value-type="float">
            <text:p>0.3723068456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3]+(INT(RAND()*20-8))" office:value-type="float" office:value="61786" calcext:value-type="float">
            <text:p>61786</text:p>
          </table:table-cell>
          <table:table-cell office:value-type="float" office:value="31" calcext:value-type="float">
            <text:p>31</text:p>
          </table:table-cell>
          <table:table-cell office:value-type="float" office:value="0.100354" calcext:value-type="float">
            <text:p>0.100354</text:p>
          </table:table-cell>
          <table:table-cell table:formula="of:=(['20'.B14]/['20'.A14])*100" office:value-type="float" office:value="0.0501731783899265" calcext:value-type="float">
            <text:p>0.0501731784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4]+(INT(RAND()*20-8))" office:value-type="float" office:value="61795" calcext:value-type="float">
            <text:p>61795</text:p>
          </table:table-cell>
          <table:table-cell office:value-type="float" office:value="165" calcext:value-type="float">
            <text:p>165</text:p>
          </table:table-cell>
          <table:table-cell office:value-type="float" office:value="0.10012" calcext:value-type="float">
            <text:p>0.10012</text:p>
          </table:table-cell>
          <table:table-cell table:formula="of:=(['20'.B15]/['20'.A15])*100" office:value-type="float" office:value="0.267011894166195" calcext:value-type="float">
            <text:p>0.2670118942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5]+(INT(RAND()*20-8))" office:value-type="float" office:value="61803" calcext:value-type="float">
            <text:p>61803</text:p>
          </table:table-cell>
          <table:table-cell office:value-type="float" office:value="210" calcext:value-type="float">
            <text:p>210</text:p>
          </table:table-cell>
          <table:table-cell office:value-type="float" office:value="0.097541" calcext:value-type="float">
            <text:p>0.097541</text:p>
          </table:table-cell>
          <table:table-cell table:formula="of:=(['20'.B16]/['20'.A16])*100" office:value-type="float" office:value="0.339789330615019" calcext:value-type="float">
            <text:p>0.3397893306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6]+(INT(RAND()*20-8))" office:value-type="float" office:value="61803" calcext:value-type="float">
            <text:p>61803</text:p>
          </table:table-cell>
          <table:table-cell office:value-type="float" office:value="147" calcext:value-type="float">
            <text:p>147</text:p>
          </table:table-cell>
          <table:table-cell office:value-type="float" office:value="0.10021" calcext:value-type="float">
            <text:p>0.10021</text:p>
          </table:table-cell>
          <table:table-cell table:formula="of:=(['20'.B17]/['20'.A17])*100" office:value-type="float" office:value="0.237852531430513" calcext:value-type="float">
            <text:p>0.2378525314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7]+(INT(RAND()*20-8))" office:value-type="float" office:value="61799" calcext:value-type="float">
            <text:p>61799</text:p>
          </table:table-cell>
          <table:table-cell office:value-type="float" office:value="124" calcext:value-type="float">
            <text:p>124</text:p>
          </table:table-cell>
          <table:table-cell office:value-type="float" office:value="0.097541" calcext:value-type="float">
            <text:p>0.097541</text:p>
          </table:table-cell>
          <table:table-cell table:formula="of:=(['20'.B18]/['20'.A18])*100" office:value-type="float" office:value="0.200650495962718" calcext:value-type="float">
            <text:p>0.200650496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8]+(INT(RAND()*20-8))" office:value-type="float" office:value="61806" calcext:value-type="float">
            <text:p>61806</text:p>
          </table:table-cell>
          <table:table-cell office:value-type="float" office:value="123" calcext:value-type="float">
            <text:p>123</text:p>
          </table:table-cell>
          <table:table-cell office:value-type="float" office:value="0.0921" calcext:value-type="float">
            <text:p>0.0921</text:p>
          </table:table-cell>
          <table:table-cell table:formula="of:=(['20'.B19]/['20'.A19])*100" office:value-type="float" office:value="0.199009804873313" calcext:value-type="float">
            <text:p>0.1990098049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9]+(INT(RAND()*20-8))" office:value-type="float" office:value="61808" calcext:value-type="float">
            <text:p>61808</text:p>
          </table:table-cell>
          <table:table-cell office:value-type="float" office:value="97" calcext:value-type="float">
            <text:p>97</text:p>
          </table:table-cell>
          <table:table-cell office:value-type="float" office:value="0.09971" calcext:value-type="float">
            <text:p>0.09971</text:p>
          </table:table-cell>
          <table:table-cell table:formula="of:=(['20'.B20]/['20'.A20])*100" office:value-type="float" office:value="0.156937613253948" calcext:value-type="float">
            <text:p>0.1569376133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0]+(INT(RAND()*20-8))" office:value-type="float" office:value="61802" calcext:value-type="float">
            <text:p>61802</text:p>
          </table:table-cell>
          <table:table-cell office:value-type="float" office:value="79" calcext:value-type="float">
            <text:p>79</text:p>
          </table:table-cell>
          <table:table-cell office:value-type="float" office:value="0.100432" calcext:value-type="float">
            <text:p>0.100432</text:p>
          </table:table-cell>
          <table:table-cell table:formula="of:=(['20'.B21]/['20'.A21])*100" office:value-type="float" office:value="0.127827578395521" calcext:value-type="float">
            <text:p>0.1278275784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1]+(INT(RAND()*20-8))" office:value-type="float" office:value="61810" calcext:value-type="float">
            <text:p>61810</text:p>
          </table:table-cell>
          <table:table-cell office:value-type="float" office:value="62" calcext:value-type="float">
            <text:p>62</text:p>
          </table:table-cell>
          <table:table-cell office:value-type="float" office:value="0.1000712" calcext:value-type="float">
            <text:p>0.1000712</text:p>
          </table:table-cell>
          <table:table-cell table:formula="of:=(['20'.B22]/['20'.A22])*100" office:value-type="float" office:value="0.100307393625627" calcext:value-type="float">
            <text:p>0.1003073936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2]+(INT(RAND()*20-8))" office:value-type="float" office:value="61820" calcext:value-type="float">
            <text:p>61820</text:p>
          </table:table-cell>
          <table:table-cell office:value-type="float" office:value="126" calcext:value-type="float">
            <text:p>126</text:p>
          </table:table-cell>
          <table:table-cell office:value-type="float" office:value="0.100212" calcext:value-type="float">
            <text:p>0.100212</text:p>
          </table:table-cell>
          <table:table-cell table:formula="of:=(['20'.B23]/['20'.A23])*100" office:value-type="float" office:value="0.203817534778389" calcext:value-type="float">
            <text:p>0.2038175348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3]+(INT(RAND()*20-8))" office:value-type="float" office:value="61815" calcext:value-type="float">
            <text:p>61815</text:p>
          </table:table-cell>
          <table:table-cell office:value-type="float" office:value="77" calcext:value-type="float">
            <text:p>77</text:p>
          </table:table-cell>
          <table:table-cell office:value-type="float" office:value="0.095431" calcext:value-type="float">
            <text:p>0.095431</text:p>
          </table:table-cell>
          <table:table-cell table:formula="of:=(['20'.B24]/['20'.A24])*100" office:value-type="float" office:value="0.12456523497533" calcext:value-type="float">
            <text:p>0.124565235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4]+(INT(RAND()*20-8))" office:value-type="float" office:value="61810" calcext:value-type="float">
            <text:p>61810</text:p>
          </table:table-cell>
          <table:table-cell office:value-type="float" office:value="102" calcext:value-type="float">
            <text:p>102</text:p>
          </table:table-cell>
          <table:table-cell office:value-type="float" office:value="0.09899" calcext:value-type="float">
            <text:p>0.09899</text:p>
          </table:table-cell>
          <table:table-cell table:formula="of:=(['20'.B25]/['20'.A25])*100" office:value-type="float" office:value="0.165021841126031" calcext:value-type="float">
            <text:p>0.1650218411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5]+(INT(RAND()*20-8))" office:value-type="float" office:value="61813" calcext:value-type="float">
            <text:p>61813</text:p>
          </table:table-cell>
          <table:table-cell office:value-type="float" office:value="42" calcext:value-type="float">
            <text:p>42</text:p>
          </table:table-cell>
          <table:table-cell office:value-type="float" office:value="0.09899" calcext:value-type="float">
            <text:p>0.09899</text:p>
          </table:table-cell>
          <table:table-cell table:formula="of:=(['20'.B26]/['20'.A26])*100" office:value-type="float" office:value="0.0679468720172132" calcext:value-type="float">
            <text:p>0.067946872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6]+(INT(RAND()*20-8))" office:value-type="float" office:value="61806" calcext:value-type="float">
            <text:p>61806</text:p>
          </table:table-cell>
          <table:table-cell office:value-type="float" office:value="106" calcext:value-type="float">
            <text:p>106</text:p>
          </table:table-cell>
          <table:table-cell office:value-type="float" office:value="0.099271" calcext:value-type="float">
            <text:p>0.099271</text:p>
          </table:table-cell>
          <table:table-cell table:formula="of:=(['20'.B27]/['20'.A27])*100" office:value-type="float" office:value="0.171504384687571" calcext:value-type="float">
            <text:p>0.1715043847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7]+(INT(RAND()*20-8))" office:value-type="float" office:value="61804" calcext:value-type="float">
            <text:p>61804</text:p>
          </table:table-cell>
          <table:table-cell office:value-type="float" office:value="54" calcext:value-type="float">
            <text:p>54</text:p>
          </table:table-cell>
          <table:table-cell office:value-type="float" office:value="0.098831" calcext:value-type="float">
            <text:p>0.098831</text:p>
          </table:table-cell>
          <table:table-cell table:formula="of:=(['20'.B28]/['20'.A28])*100" office:value-type="float" office:value="0.0873729855672772" calcext:value-type="float">
            <text:p>0.0873729856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8]+(INT(RAND()*20-8))" office:value-type="float" office:value="61811" calcext:value-type="float">
            <text:p>61811</text:p>
          </table:table-cell>
          <table:table-cell office:value-type="float" office:value="44" calcext:value-type="float">
            <text:p>44</text:p>
          </table:table-cell>
          <table:table-cell office:value-type="float" office:value="0.09921" calcext:value-type="float">
            <text:p>0.09921</text:p>
          </table:table-cell>
          <table:table-cell table:formula="of:=(['20'.B29]/['20'.A29])*100" office:value-type="float" office:value="0.0711847405801556" calcext:value-type="float">
            <text:p>0.0711847406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9]+(INT(RAND()*20-8))" office:value-type="float" office:value="61812" calcext:value-type="float">
            <text:p>61812</text:p>
          </table:table-cell>
          <table:table-cell office:value-type="float" office:value="55" calcext:value-type="float">
            <text:p>55</text:p>
          </table:table-cell>
          <table:table-cell office:value-type="float" office:value="0.099412" calcext:value-type="float">
            <text:p>0.099412</text:p>
          </table:table-cell>
          <table:table-cell table:formula="of:=(['20'.B30]/['20'.A30])*100" office:value-type="float" office:value="0.0889794861839125" calcext:value-type="float">
            <text:p>0.0889794862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0]+(INT(RAND()*20-8))" office:value-type="float" office:value="61805" calcext:value-type="float">
            <text:p>61805</text:p>
          </table:table-cell>
          <table:table-cell office:value-type="float" office:value="88" calcext:value-type="float">
            <text:p>88</text:p>
          </table:table-cell>
          <table:table-cell office:value-type="float" office:value="0.100231" calcext:value-type="float">
            <text:p>0.100231</text:p>
          </table:table-cell>
          <table:table-cell table:formula="of:=(['20'.B31]/['20'.A31])*100" office:value-type="float" office:value="0.142383302321819" calcext:value-type="float">
            <text:p>0.1423833023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1]+(INT(RAND()*20-8))" office:value-type="float" office:value="61803" calcext:value-type="float">
            <text:p>61803</text:p>
          </table:table-cell>
          <table:table-cell office:value-type="float" office:value="102" calcext:value-type="float">
            <text:p>102</text:p>
          </table:table-cell>
          <table:table-cell office:value-type="float" office:value="0.099065" calcext:value-type="float">
            <text:p>0.099065</text:p>
          </table:table-cell>
          <table:table-cell table:formula="of:=(['20'.B32]/['20'.A32])*100" office:value-type="float" office:value="0.165040532013009" calcext:value-type="float">
            <text:p>0.165040532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2]+(INT(RAND()*20-8))" office:value-type="float" office:value="61800" calcext:value-type="float">
            <text:p>61800</text:p>
          </table:table-cell>
          <table:table-cell office:value-type="float" office:value="201" calcext:value-type="float">
            <text:p>201</text:p>
          </table:table-cell>
          <table:table-cell office:value-type="float" office:value="0.099845" calcext:value-type="float">
            <text:p>0.099845</text:p>
          </table:table-cell>
          <table:table-cell table:formula="of:=(['20'.B33]/['20'.A33])*100" office:value-type="float" office:value="0.325242718446602" calcext:value-type="float">
            <text:p>0.3252427184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3]+(INT(RAND()*20-8))" office:value-type="float" office:value="61804" calcext:value-type="float">
            <text:p>61804</text:p>
          </table:table-cell>
          <table:table-cell office:value-type="float" office:value="152" calcext:value-type="float">
            <text:p>152</text:p>
          </table:table-cell>
          <table:table-cell office:value-type="float" office:value="0.1002" calcext:value-type="float">
            <text:p>0.1002</text:p>
          </table:table-cell>
          <table:table-cell table:formula="of:=(['20'.B34]/['20'.A34])*100" office:value-type="float" office:value="0.245938774189373" calcext:value-type="float">
            <text:p>0.2459387742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4]+(INT(RAND()*20-8))" office:value-type="float" office:value="61815" calcext:value-type="float">
            <text:p>61815</text:p>
          </table:table-cell>
          <table:table-cell office:value-type="float" office:value="69" calcext:value-type="float">
            <text:p>69</text:p>
          </table:table-cell>
          <table:table-cell office:value-type="float" office:value="0.09865" calcext:value-type="float">
            <text:p>0.09865</text:p>
          </table:table-cell>
          <table:table-cell table:formula="of:=(['20'.B35]/['20'.A35])*100" office:value-type="float" office:value="0.11162339238049" calcext:value-type="float">
            <text:p>0.1116233924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5]+(INT(RAND()*20-8))" office:value-type="float" office:value="61816" calcext:value-type="float">
            <text:p>61816</text:p>
          </table:table-cell>
          <table:table-cell office:value-type="float" office:value="201" calcext:value-type="float">
            <text:p>201</text:p>
          </table:table-cell>
          <table:table-cell office:value-type="float" office:value="0.10087" calcext:value-type="float">
            <text:p>0.10087</text:p>
          </table:table-cell>
          <table:table-cell table:formula="of:=(['20'.B36]/['20'.A36])*100" office:value-type="float" office:value="0.325158535007118" calcext:value-type="float">
            <text:p>0.325158535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6]+(INT(RAND()*20-8))" office:value-type="float" office:value="61811" calcext:value-type="float">
            <text:p>61811</text:p>
          </table:table-cell>
          <table:table-cell office:value-type="float" office:value="60" calcext:value-type="float">
            <text:p>60</text:p>
          </table:table-cell>
          <table:table-cell office:value-type="float" office:value="0.100891" calcext:value-type="float">
            <text:p>0.100891</text:p>
          </table:table-cell>
          <table:table-cell table:formula="of:=(['20'.B37]/['20'.A37])*100" office:value-type="float" office:value="0.0970701007911213" calcext:value-type="float">
            <text:p>0.0970701008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7]+(INT(RAND()*20-8))" office:value-type="float" office:value="61821" calcext:value-type="float">
            <text:p>61821</text:p>
          </table:table-cell>
          <table:table-cell office:value-type="float" office:value="130" calcext:value-type="float">
            <text:p>130</text:p>
          </table:table-cell>
          <table:table-cell office:value-type="float" office:value="0.099371" calcext:value-type="float">
            <text:p>0.099371</text:p>
          </table:table-cell>
          <table:table-cell table:formula="of:=(['20'.B38]/['20'.A38])*100" office:value-type="float" office:value="0.210284531146374" calcext:value-type="float">
            <text:p>0.2102845311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8]+(INT(RAND()*20-8))" office:value-type="float" office:value="61813" calcext:value-type="float">
            <text:p>61813</text:p>
          </table:table-cell>
          <table:table-cell office:value-type="float" office:value="224" calcext:value-type="float">
            <text:p>224</text:p>
          </table:table-cell>
          <table:table-cell office:value-type="float" office:value="0.1021" calcext:value-type="float">
            <text:p>0.1021</text:p>
          </table:table-cell>
          <table:table-cell table:formula="of:=(['20'.B39]/['20'.A39])*100" office:value-type="float" office:value="0.362383317425137" calcext:value-type="float">
            <text:p>0.3623833174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9]+(INT(RAND()*20-8))" office:value-type="float" office:value="61822" calcext:value-type="float">
            <text:p>61822</text:p>
          </table:table-cell>
          <table:table-cell office:value-type="float" office:value="19" calcext:value-type="float">
            <text:p>19</text:p>
          </table:table-cell>
          <table:table-cell office:value-type="float" office:value="0.09761" calcext:value-type="float">
            <text:p>0.09761</text:p>
          </table:table-cell>
          <table:table-cell table:formula="of:=(['20'.B40]/['20'.A40])*100" office:value-type="float" office:value="0.0307333958784899" calcext:value-type="float">
            <text:p>0.0307333959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0]+(INT(RAND()*20-8))" office:value-type="float" office:value="61827" calcext:value-type="float">
            <text:p>61827</text:p>
          </table:table-cell>
          <table:table-cell office:value-type="float" office:value="39" calcext:value-type="float">
            <text:p>39</text:p>
          </table:table-cell>
          <table:table-cell office:value-type="float" office:value="0.09782" calcext:value-type="float">
            <text:p>0.09782</text:p>
          </table:table-cell>
          <table:table-cell table:formula="of:=(['20'.B41]/['20'.A41])*100" office:value-type="float" office:value="0.0630792372264545" calcext:value-type="float">
            <text:p>0.0630792372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1]+(INT(RAND()*20-8))" office:value-type="float" office:value="61822" calcext:value-type="float">
            <text:p>61822</text:p>
          </table:table-cell>
          <table:table-cell office:value-type="float" office:value="83" calcext:value-type="float">
            <text:p>83</text:p>
          </table:table-cell>
          <table:table-cell office:value-type="float" office:value="0.09947" calcext:value-type="float">
            <text:p>0.09947</text:p>
          </table:table-cell>
          <table:table-cell table:formula="of:=(['20'.B42]/['20'.A42])*100" office:value-type="float" office:value="0.134256413574456" calcext:value-type="float">
            <text:p>0.1342564136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2]+(INT(RAND()*20-8))" office:value-type="float" office:value="61818" calcext:value-type="float">
            <text:p>61818</text:p>
          </table:table-cell>
          <table:table-cell office:value-type="float" office:value="140" calcext:value-type="float">
            <text:p>140</text:p>
          </table:table-cell>
          <table:table-cell office:value-type="float" office:value="0.09654" calcext:value-type="float">
            <text:p>0.09654</text:p>
          </table:table-cell>
          <table:table-cell table:formula="of:=(['20'.B43]/['20'.A43])*100" office:value-type="float" office:value="0.226471254327219" calcext:value-type="float">
            <text:p>0.2264712543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3]+(INT(RAND()*20-8))" office:value-type="float" office:value="61828" calcext:value-type="float">
            <text:p>61828</text:p>
          </table:table-cell>
          <table:table-cell office:value-type="float" office:value="143" calcext:value-type="float">
            <text:p>143</text:p>
          </table:table-cell>
          <table:table-cell office:value-type="float" office:value="0.09741" calcext:value-type="float">
            <text:p>0.09741</text:p>
          </table:table-cell>
          <table:table-cell table:formula="of:=(['20'.B44]/['20'.A44])*100" office:value-type="float" office:value="0.231286795626577" calcext:value-type="float">
            <text:p>0.2312867956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4]+(INT(RAND()*20-8))" office:value-type="float" office:value="61826" calcext:value-type="float">
            <text:p>61826</text:p>
          </table:table-cell>
          <table:table-cell office:value-type="float" office:value="101" calcext:value-type="float">
            <text:p>101</text:p>
          </table:table-cell>
          <table:table-cell office:value-type="float" office:value="0.09912" calcext:value-type="float">
            <text:p>0.09912</text:p>
          </table:table-cell>
          <table:table-cell table:formula="of:=(['20'.B45]/['20'.A45])*100" office:value-type="float" office:value="0.163361692491832" calcext:value-type="float">
            <text:p>0.1633616925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5]+(INT(RAND()*20-8))" office:value-type="float" office:value="61834" calcext:value-type="float">
            <text:p>61834</text:p>
          </table:table-cell>
          <table:table-cell office:value-type="float" office:value="224" calcext:value-type="float">
            <text:p>224</text:p>
          </table:table-cell>
          <table:table-cell office:value-type="float" office:value="0.099312" calcext:value-type="float">
            <text:p>0.099312</text:p>
          </table:table-cell>
          <table:table-cell table:formula="of:=(['20'.B46]/['20'.A46])*100" office:value-type="float" office:value="0.362260245172559" calcext:value-type="float">
            <text:p>0.3622602452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6]+(INT(RAND()*20-8))" office:value-type="float" office:value="61831" calcext:value-type="float">
            <text:p>61831</text:p>
          </table:table-cell>
          <table:table-cell office:value-type="float" office:value="89" calcext:value-type="float">
            <text:p>89</text:p>
          </table:table-cell>
          <table:table-cell office:value-type="float" office:value="0.099123" calcext:value-type="float">
            <text:p>0.099123</text:p>
          </table:table-cell>
          <table:table-cell table:formula="of:=(['20'.B47]/['20'.A47])*100" office:value-type="float" office:value="0.143940741699148" calcext:value-type="float">
            <text:p>0.1439407417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7]+(INT(RAND()*20-8))" office:value-type="float" office:value="61833" calcext:value-type="float">
            <text:p>61833</text:p>
          </table:table-cell>
          <table:table-cell office:value-type="float" office:value="149" calcext:value-type="float">
            <text:p>149</text:p>
          </table:table-cell>
          <table:table-cell office:value-type="float" office:value="0.09912" calcext:value-type="float">
            <text:p>0.09912</text:p>
          </table:table-cell>
          <table:table-cell table:formula="of:=(['20'.B48]/['20'.A48])*100" office:value-type="float" office:value="0.240971649442854" calcext:value-type="float">
            <text:p>0.2409716494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8]+(INT(RAND()*20-8))" office:value-type="float" office:value="61836" calcext:value-type="float">
            <text:p>61836</text:p>
          </table:table-cell>
          <table:table-cell office:value-type="float" office:value="156" calcext:value-type="float">
            <text:p>156</text:p>
          </table:table-cell>
          <table:table-cell office:value-type="float" office:value="0.099614" calcext:value-type="float">
            <text:p>0.099614</text:p>
          </table:table-cell>
          <table:table-cell table:formula="of:=(['20'.B49]/['20'.A49])*100" office:value-type="float" office:value="0.252280225111585" calcext:value-type="float">
            <text:p>0.2522802251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9]+(INT(RAND()*20-8))" office:value-type="float" office:value="61840" calcext:value-type="float">
            <text:p>61840</text:p>
          </table:table-cell>
          <table:table-cell office:value-type="float" office:value="231" calcext:value-type="float">
            <text:p>231</text:p>
          </table:table-cell>
          <table:table-cell office:value-type="float" office:value="0.100078" calcext:value-type="float">
            <text:p>0.100078</text:p>
          </table:table-cell>
          <table:table-cell table:formula="of:=(['20'.B50]/['20'.A50])*100" office:value-type="float" office:value="0.373544631306598" calcext:value-type="float">
            <text:p>0.3735446313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50]+(INT(RAND()*20-8))" office:value-type="float" office:value="61840" calcext:value-type="float">
            <text:p>61840</text:p>
          </table:table-cell>
          <table:table-cell office:value-type="float" office:value="110" calcext:value-type="float">
            <text:p>110</text:p>
          </table:table-cell>
          <table:table-cell office:value-type="float" office:value="0.0997342" calcext:value-type="float">
            <text:p>0.0997342</text:p>
          </table:table-cell>
          <table:table-cell table:formula="of:=(['20'.B51]/['20'.A51])*100" office:value-type="float" office:value="0.177878395860285" calcext:value-type="float">
            <text:p>0.1778783959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51]+(INT(RAND()*20-8))" office:value-type="float" office:value="61849" calcext:value-type="float">
            <text:p>61849</text:p>
          </table:table-cell>
          <table:table-cell office:value-type="float" office:value="54" calcext:value-type="float">
            <text:p>54</text:p>
          </table:table-cell>
          <table:table-cell office:value-type="float" office:value="0.099805" calcext:value-type="float">
            <text:p>0.099805</text:p>
          </table:table-cell>
          <table:table-cell table:formula="of:=(['20'.B52]/['20'.A52])*100" office:value-type="float" office:value="0.0873094148652363" calcext:value-type="float">
            <text:p>0.0873094149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52]+(INT(RAND()*20-8))" office:value-type="float" office:value="61841" calcext:value-type="float">
            <text:p>61841</text:p>
          </table:table-cell>
          <table:table-cell office:value-type="float" office:value="87" calcext:value-type="float">
            <text:p>87</text:p>
          </table:table-cell>
          <table:table-cell office:value-type="float" office:value="0.09762" calcext:value-type="float">
            <text:p>0.09762</text:p>
          </table:table-cell>
          <table:table-cell table:formula="of:=(['20'.B53]/['20'.A53])*100" office:value-type="float" office:value="0.140683365404829" calcext:value-type="float">
            <text:p>0.1406833654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53]+(INT(RAND()*20-8))" office:value-type="float" office:value="61849" calcext:value-type="float">
            <text:p>61849</text:p>
          </table:table-cell>
          <table:table-cell office:value-type="float" office:value="97" calcext:value-type="float">
            <text:p>97</text:p>
          </table:table-cell>
          <table:table-cell office:value-type="float" office:value="0.09974" calcext:value-type="float">
            <text:p>0.09974</text:p>
          </table:table-cell>
          <table:table-cell table:formula="of:=(['20'.B54]/['20'.A54])*100" office:value-type="float" office:value="0.156833578554221" calcext:value-type="float">
            <text:p>0.1568335786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54]+(INT(RAND()*20-8))" office:value-type="float" office:value="61845" calcext:value-type="float">
            <text:p>61845</text:p>
          </table:table-cell>
          <table:table-cell office:value-type="float" office:value="184" calcext:value-type="float">
            <text:p>184</text:p>
          </table:table-cell>
          <table:table-cell office:value-type="float" office:value="0.0994531" calcext:value-type="float">
            <text:p>0.0994531</text:p>
          </table:table-cell>
          <table:table-cell table:formula="of:=(['20'.B55]/['20'.A55])*100" office:value-type="float" office:value="0.297517988519686" calcext:value-type="float">
            <text:p>0.2975179885</text:p>
          </table:table-cell>
          <table:table-cell/>
          <table:table-cell table:formula="of:=[.$F$6]" office:value-type="float" office:value="0.196245201189892" calcext:value-type="float">
            <text:p>0.1962452012</text:p>
          </table:table-cell>
          <table:table-cell table:formula="of:=[.$G$6]" office:value-type="float" office:value="0.09909921" calcext:value-type="float">
            <text:p>0.09909921</text:p>
          </table:table-cell>
        </table:table-row>
      </table:table>
      <table:table table:name="final" table:style-name="ta1">
        <table:shapes>
          <draw:frame draw:z-index="0" draw:style-name="gr1" draw:text-style-name="P1" svg:width="652pt" svg:height="492.8pt" svg:x="318.47pt" svg:y="4.99pt">
            <loext:p draw:notify-on-update-of-ranges="final.A2:final.A8 final.B1:final.B1 final.B2:final.B8 final.C1:final.C1 final.C2:final.C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" table:default-cell-style-name="Default"/>
        <table:table-column table:style-name="co35" table:default-cell-style-name="ce9"/>
        <table:table-column table:style-name="co2" table:default-cell-style-name="ce10"/>
        <table:table-row table:style-name="ro1">
          <table:table-cell office:value-type="string" calcext:value-type="string">
            <text:p>Iteraciones</text:p>
          </table:table-cell>
          <table:table-cell table:style-name="Default" office:value-type="string" calcext:value-type="string">
            <text:p>Tiempo ejecución</text:p>
          </table:table-cell>
          <table:table-cell table:style-name="Default" office:value-type="string" calcext:value-type="string">
            <text:p>Error relativo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8" table:formula="of:=['600'.G4]" office:value-type="float" office:value="2.88010411764706" calcext:value-type="float">
            <text:p>2.8801041176</text:p>
          </table:table-cell>
          <table:table-cell table:formula="of:=['600'.F4]" office:value-type="float" office:value="0.0143854800665586" calcext:value-type="float">
            <text:p>0.01438548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'200'.G7]" office:value-type="float" office:value="0.999655666666667" calcext:value-type="float">
            <text:p>0.9996556667</text:p>
          </table:table-cell>
          <table:table-cell table:formula="of:=['200'.F7]" office:value-type="float" office:value="0.0505357493338251" calcext:value-type="float">
            <text:p>0.05053574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'100'.G7]" office:value-type="float" office:value="0.49362537254902" calcext:value-type="float">
            <text:p>0.4936253725</text:p>
          </table:table-cell>
          <table:table-cell table:formula="of:=['100'.F7]" office:value-type="float" office:value="0.0283626567911813" calcext:value-type="float">
            <text:p>0.02836265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'50'.G7]" office:value-type="float" office:value="0.243816078431373" calcext:value-type="float">
            <text:p>0.2438160784</text:p>
          </table:table-cell>
          <table:table-cell table:formula="of:=['50'.F7]" office:value-type="float" office:value="0.0596216416588894" calcext:value-type="float">
            <text:p>0.05962164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'30'.G6]" office:value-type="float" office:value="0.14908842" calcext:value-type="float">
            <text:p>0.14908842</text:p>
          </table:table-cell>
          <table:table-cell table:formula="of:=['30'.F6]" office:value-type="float" office:value="0.152597518526141" calcext:value-type="float">
            <text:p>0.15259751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'24'.G6]" office:value-type="float" office:value="0.12013614" calcext:value-type="float">
            <text:p>0.12013614</text:p>
          </table:table-cell>
          <table:table-cell table:formula="of:=['24'.F6]" office:value-type="float" office:value="0.216997071611841" calcext:value-type="float">
            <text:p>0.21699707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'20'.G6]" office:value-type="float" office:value="0.09909921" calcext:value-type="float">
            <text:p>0.09909921</text:p>
          </table:table-cell>
          <table:table-cell table:formula="of:=['20'.F6]" office:value-type="float" office:value="0.196245201189892" calcext:value-type="float">
            <text:p>0.1962452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07:23:19.039839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2:38:53.080325273</meta:creation-date>
    <dc:date>2018-02-01T07:50:56.137501929</dc:date>
    <meta:editing-duration>PT4H10M10S</meta:editing-duration>
    <meta:editing-cycles>42</meta:editing-cycles>
    <meta:generator>LibreOffice/5.1.6.2$Linux_X86_64 LibreOffice_project/10m0$Build-2</meta:generator>
    <meta:document-statistic meta:table-count="8" meta:cell-count="2224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04cm" svg:y="0.316cm" chart:style-name="ch2">
          <text:p>Error relativo en planos con 600 iteraciones</text:p>
        </chart:title>
        <chart:legend chart:legend-position="end" svg:x="11.56cm" svg:y="3.952cm" style:legend-expansion="high" chart:style-name="ch3"/>
        <chart:plot-area chart:style-name="ch4" table:cell-range-address="'600'.C6:'600'.C57 '600'.F3:'600'.F3 '600'.F7:'600'.F57" chart:data-source-has-labels="row" svg:x="0.32cm" svg:y="1.275cm" svg:width="10.92cm" svg:height="7.545cm">
          <chartooo:coordinate-region svg:x="1.232cm" svg:y="1.474cm" svg:width="10.008cm" svg:height="6.5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600'.C7:'600'.C57" chart:label-cell-address="'600'.C6:'600'.C6" chart:class="chart:line">
            <chart:data-point chart:repeated="51"/>
          </chart:series>
          <chart:series chart:style-name="ch8" chart:values-cell-range-address="'600'.F7:'600'.F57" chart:label-cell-address="'600'.F3:'600'.F3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[%]</text:p>
                <draw:g>
                  <svg:desc>'600'.C6:'600'.C6</svg:desc>
                </draw:g>
              </table:table-cell>
              <table:table-cell office:value-type="string">
                <text:p>Error relativo  medio</text:p>
                <draw:g>
                  <svg:desc>'600'.F3:'600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65682849910198">
                <text:p>0.00565682849910198</text:p>
                <draw:g>
                  <svg:desc>'600'.C7:'600'.C57</svg:desc>
                </draw:g>
              </table:table-cell>
              <table:table-cell office:value-type="float" office:value="0.0198464081685836">
                <text:p>0.0198464081685836</text:p>
                <draw:g>
                  <svg:desc>'600'.F7:'600'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89846997935462">
                <text:p>0.0098984699793546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52495086186173">
                <text:p>0.0452495086186173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2083080011877">
                <text:p>0.0212083080011877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7935812243744">
                <text:p>0.019793581224374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41374727853649">
                <text:p>0.0014137472785364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75430461703752">
                <text:p>0.097543046170375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89497194068671">
                <text:p>0.0098949719406867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3737792037087">
                <text:p>0.0183737792037087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9606512890095">
                <text:p>0.0169606512890095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89287430396563">
                <text:p>0.00989287430396563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8374038896427">
                <text:p>0.018374038896427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4132078404771">
                <text:p>0.001413207840477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65195274967501">
                <text:p>0.0056519527496750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3035860626784">
                <text:p>0.011303586062678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41308802125284">
                <text:p>0.0014130880212528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8261361067149">
                <text:p>0.002826136106714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23944378497541">
                <text:p>0.0042394437849754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65219234410547">
                <text:p>0.00565219234410547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55444075461033">
                <text:p>0.0155444075461033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47816871555744">
                <text:p>0.0084781687155574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23848544786663">
                <text:p>0.00423848544786663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3035860626784">
                <text:p>0.011303586062678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41284844374744">
                <text:p>0.0014128484437474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82601630611409">
                <text:p>0.0028260163061140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80415983722376">
                <text:p>0.0480415983722376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82593644468936">
                <text:p>0.00282593644468936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41284844374744">
                <text:p>0.0014128484437474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23836568619141">
                <text:p>0.0042383656861914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65139377498976">
                <text:p>0.00565139377498976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91083360409103">
                <text:p>0.0791083360409103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23782684239522">
                <text:p>0.0042378268423952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82497845953925">
                <text:p>0.00282497845953925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96635308076956">
                <text:p>0.0296635308076956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23812618314356">
                <text:p>0.00423812618314356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41280852206101">
                <text:p>0.0014128085220610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23830580789173">
                <text:p>0.00423830580789173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6955139526669">
                <text:p>0.01695513952666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37952079566004">
                <text:p>0.043795207956600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69527442254715">
                <text:p>0.0169527442254715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54305533970981">
                <text:p>0.025430553397098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23782684239522">
                <text:p>0.0042378268423952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41244932838034">
                <text:p>0.0014124493283803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09645021400421">
                <text:p>0.040964502140042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41254908608074">
                <text:p>0.0014125490860807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23734798514103">
                <text:p>0.00423734798514103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564907920009039">
                <text:p>0.0056490792000903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706095012144834">
                <text:p>0.0070609501214483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23645041940859">
                <text:p>0.0042364504194085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64812199943519">
                <text:p>0.0056481219994351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82410087688332">
                <text:p>0.00282410087688332</text:p>
              </table:table-cell>
              <table:table-cell office:value-type="float" office:value="0.0198464081685836">
                <text:p>0.0198464081685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8.999cm" xlink:href=".." xlink:type="simple" chart:class="chart:line" chart:style-name="ch1">
        <chart:title svg:x="3.717cm" svg:y="0.315cm" chart:style-name="ch2">
          <text:p>Error relativo en planos con 30 iteraciones</text:p>
        </chart:title>
        <chart:legend chart:legend-position="end" svg:x="11.655cm" svg:y="3.951cm" style:legend-expansion="high" chart:style-name="ch3"/>
        <chart:plot-area chart:style-name="ch4" table:cell-range-address="'30'.D5:'30'.D55 '30'.F5:'30'.F55" chart:data-source-has-labels="row" svg:x="0.319cm" svg:y="1.273cm" svg:width="11.017cm" svg:height="7.547cm">
          <chartooo:coordinate-region svg:x="1.046cm" svg:y="1.473cm" svg:width="10.29cm" svg:height="6.55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'.D6:'30'.D55" chart:label-cell-address="'30'.D5:'30'.D5" chart:class="chart:line">
            <chart:data-point chart:repeated="50"/>
          </chart:series>
          <chart:series chart:style-name="ch8" chart:values-cell-range-address="'30'.F6:'30'.F55" chart:label-cell-address="'30'.F5:'30'.F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 [%]</text:p>
                <draw:g>
                  <svg:desc>'30'.D5:'30'.D5</svg:desc>
                </draw:g>
              </table:table-cell>
              <table:table-cell office:value-type="string">
                <text:p>Error relativo medio</text:p>
                <draw:g>
                  <svg:desc>'30'.F5:'30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570894495784">
                <text:p>0.25570894495784</text:p>
                <draw:g>
                  <svg:desc>'30'.D6:'30'.D55</svg:desc>
                </draw:g>
              </table:table-cell>
              <table:table-cell office:value-type="float" office:value="0.152597518526141">
                <text:p>0.152597518526141</text:p>
                <draw:g>
                  <svg:desc>'30'.F6:'30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6523709338081">
                <text:p>0.116523709338081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6529865842409">
                <text:p>0.506529865842409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4193611030197">
                <text:p>0.0194193611030197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78010810111014">
                <text:p>0.0178010810111014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85413329450027">
                <text:p>0.0485413329450027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4130779435079">
                <text:p>0.0194130779435079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75014155140338">
                <text:p>0.0275014155140338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351966873706">
                <text:p>0.10351966873706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2344149331953">
                <text:p>0.142344149331953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1905470544466">
                <text:p>0.101905470544466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2780770288413">
                <text:p>0.292780770288413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6011128724402">
                <text:p>0.296011128724402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975417259671">
                <text:p>0.109975417259671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811714669211">
                <text:p>0.038811714669211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0866092074837">
                <text:p>0.0840866092074837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9226366590678">
                <text:p>0.349226366590678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36547074326182">
                <text:p>0.0436547074326182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6111560226354">
                <text:p>0.126111560226354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5812449474535">
                <text:p>0.135812449474535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7120638923918">
                <text:p>0.147120638923918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58694562563663">
                <text:p>0.0258694562563663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36547074326182">
                <text:p>0.0436547074326182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7400675905115">
                <text:p>0.247400675905115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2499838302826">
                <text:p>0.352499838302826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8271780609275">
                <text:p>0.18271780609275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49699282157408">
                <text:p>0.0549699282157408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2065452899137">
                <text:p>0.312065452899137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74898530101389">
                <text:p>0.0274898530101389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4223846564355">
                <text:p>0.134223846564355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0978946347143">
                <text:p>0.130978946347143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4911866489861">
                <text:p>0.274911866489861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46851450564378">
                <text:p>0.0646851450564378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8486294169968">
                <text:p>0.158486294169968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89363215937389">
                <text:p>0.0889363215937389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7568721298752">
                <text:p>0.187568721298752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6701155929189">
                <text:p>0.106701155929189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0329755592914">
                <text:p>0.150329755592914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4448467021156">
                <text:p>0.124448467021156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4502205775415">
                <text:p>0.334502205775415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08002456327467">
                <text:p>0.0808002456327467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85778926955397">
                <text:p>0.0985778926955397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2798513491679">
                <text:p>0.122798513491679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4179914695618">
                <text:p>0.184179914695618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6701830341998">
                <text:p>0.156701830341998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13698630136986">
                <text:p>0.513698630136986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2257981129637">
                <text:p>0.192257981129637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39983200335993">
                <text:p>0.0839983200335993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278264241171">
                <text:p>0.12278264241171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8840071718167">
                <text:p>0.088840071718167</text:p>
              </table:table-cell>
              <table:table-cell office:value-type="float" office:value="0.152597518526141">
                <text:p>0.1525975185261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95cm" svg:y="0.316cm" chart:style-name="ch2">
          <text:p>Tiempo de ejecución en planos con 24 iteraciones</text:p>
        </chart:title>
        <chart:legend chart:legend-position="end" svg:x="11.005cm" svg:y="3.952cm" style:legend-expansion="high" chart:style-name="ch3"/>
        <chart:plot-area chart:style-name="ch4" table:cell-range-address="'24'.C5:'24'.C55 '24'.G5:'24'.G55" chart:data-source-has-labels="row" svg:x="0.32cm" svg:y="1.275cm" svg:width="10.365cm" svg:height="7.545cm">
          <chartooo:coordinate-region svg:x="1.418cm" svg:y="1.475cm" svg:width="9.267cm" svg:height="6.5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4'.C6:'24'.C55" chart:label-cell-address="'24'.C5:'24'.C5" chart:class="chart:line">
            <chart:data-point chart:repeated="50"/>
          </chart:series>
          <chart:series chart:style-name="ch8" chart:values-cell-range-address="'24'.G6:'24'.G55" chart:label-cell-address="'24'.G5:'24'.G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24'.C5:'24'.C5</svg:desc>
                </draw:g>
              </table:table-cell>
              <table:table-cell office:value-type="string">
                <text:p>Tiempo Promedio</text:p>
                <draw:g>
                  <svg:desc>'24'.G5:'24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231">
                <text:p>0.11231</text:p>
                <draw:g>
                  <svg:desc>'24'.C6:'24'.C55</svg:desc>
                </draw:g>
              </table:table-cell>
              <table:table-cell office:value-type="float" office:value="0.12013614">
                <text:p>0.12013614</text:p>
                <draw:g>
                  <svg:desc>'24'.G6:'24'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534">
                <text:p>0.11534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982">
                <text:p>0.1198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962">
                <text:p>0.1196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95">
                <text:p>0.119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02">
                <text:p>0.120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654">
                <text:p>0.12654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881">
                <text:p>0.1188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38">
                <text:p>0.1238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902">
                <text:p>0.1190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91">
                <text:p>0.119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843">
                <text:p>0.11843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86">
                <text:p>0.1286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871">
                <text:p>0.1187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93">
                <text:p>0.1193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11">
                <text:p>0.121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085">
                <text:p>0.1208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04">
                <text:p>0.1204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108">
                <text:p>0.12108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154">
                <text:p>0.12154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955">
                <text:p>0.1195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973">
                <text:p>0.11973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0232">
                <text:p>0.12023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044">
                <text:p>0.12044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181">
                <text:p>0.1218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015">
                <text:p>0.1201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06">
                <text:p>0.1206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0756">
                <text:p>0.120756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331">
                <text:p>0.1233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342">
                <text:p>0.1234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059">
                <text:p>0.12059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052">
                <text:p>0.1205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125">
                <text:p>0.1212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867">
                <text:p>0.11867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032">
                <text:p>0.1203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09">
                <text:p>0.1109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98">
                <text:p>0.1198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7645">
                <text:p>0.11764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12">
                <text:p>0.121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932">
                <text:p>0.1193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523">
                <text:p>0.12523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8142">
                <text:p>0.11814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921">
                <text:p>0.1192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1179">
                <text:p>0.121179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116">
                <text:p>0.12116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096">
                <text:p>0.12096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82">
                <text:p>0.118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9923">
                <text:p>0.119923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975">
                <text:p>0.1197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877">
                <text:p>0.11877</text:p>
              </table:table-cell>
              <table:table-cell office:value-type="float" office:value="0.12013614">
                <text:p>0.120136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cm" xlink:href=".." xlink:type="simple" chart:class="chart:line" chart:style-name="ch1">
        <chart:title svg:x="3.718cm" svg:y="0.316cm" chart:style-name="ch2">
          <text:p>Error relativo en planos con 24 iteraciones</text:p>
        </chart:title>
        <chart:legend chart:legend-position="end" svg:x="11.656cm" svg:y="3.952cm" style:legend-expansion="high" chart:style-name="ch3"/>
        <chart:plot-area chart:style-name="ch4" table:cell-range-address="'24'.D5:'24'.D55 '24'.F5:'24'.F55" chart:data-source-has-labels="row" svg:x="0.319cm" svg:y="1.275cm" svg:width="11.018cm" svg:height="7.545cm">
          <chartooo:coordinate-region svg:x="1.046cm" svg:y="1.474cm" svg:width="10.291cm" svg:height="6.5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4'.D6:'24'.D55" chart:label-cell-address="'24'.D5:'24'.D5" chart:class="chart:line">
            <chart:data-point chart:repeated="50"/>
          </chart:series>
          <chart:series chart:style-name="ch8" chart:values-cell-range-address="'24'.F6:'24'.F55" chart:label-cell-address="'24'.F5:'24'.F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 [%]</text:p>
                <draw:g>
                  <svg:desc>'24'.D5:'24'.D5</svg:desc>
                </draw:g>
              </table:table-cell>
              <table:table-cell office:value-type="string">
                <text:p>Error relativo medio</text:p>
                <draw:g>
                  <svg:desc>'24'.F5:'24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87230736862548">
                <text:p>0.0987230736862548</text:p>
                <draw:g>
                  <svg:desc>'24'.D6:'24'.D55</svg:desc>
                </draw:g>
              </table:table-cell>
              <table:table-cell office:value-type="float" office:value="0.216997071611841">
                <text:p>0.216997071611841</text:p>
                <draw:g>
                  <svg:desc>'24'.F6:'24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6606885612081">
                <text:p>0.0226606885612081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12193069066541">
                <text:p>0.0712193069066541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1384724965196">
                <text:p>0.291384724965196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8727013727014">
                <text:p>1.38727013727014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1661352195659">
                <text:p>0.561661352195659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20780061498624">
                <text:p>0.0420780061498624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0333079774063">
                <text:p>0.660333079774063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5402990872014">
                <text:p>0.0825402990872014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7941828658369">
                <text:p>0.0517941828658369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95905486324648">
                <text:p>0.0695905486324648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17841249292014">
                <text:p>0.0517841249292014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51745898191">
                <text:p>0.1051745898191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35546710675339">
                <text:p>0.535546710675339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2608006213391">
                <text:p>0.412608006213391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77964730626112">
                <text:p>0.0177964730626112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7203934065579">
                <text:p>0.147203934065579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691686752835">
                <text:p>0.26691686752835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1182865277598">
                <text:p>0.181182865277598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7363099571301">
                <text:p>0.197363099571301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57355462810185">
                <text:p>0.0857355462810185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5591018651827">
                <text:p>0.145591018651827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8079032075441">
                <text:p>0.118079032075441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8235788928791">
                <text:p>0.168235788928791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9397492923575">
                <text:p>0.129397492923575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5897402723421">
                <text:p>0.515897402723421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598783801268">
                <text:p>0.18598783801268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57036593845507">
                <text:p>0.0857036593845507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9946966757211">
                <text:p>0.109946966757211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0808835419294">
                <text:p>0.190808835419294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0363783346807">
                <text:p>0.150363783346807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8552259316143">
                <text:p>0.208552259316143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5072580905887">
                <text:p>0.105072580905887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7697405641316">
                <text:p>0.127697405641316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729247829812">
                <text:p>0.08729247829812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0508915724979">
                <text:p>0.360508915724979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1663190908062">
                <text:p>0.161663190908062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9005966143349">
                <text:p>0.519005966143349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92149635449504">
                <text:p>0.0792149635449504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5692302718779">
                <text:p>0.245692302718779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9500565702279">
                <text:p>0.069500565702279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6345771586483">
                <text:p>0.276345771586483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5750993891205">
                <text:p>0.135750993891205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0090823879246">
                <text:p>0.210090823879246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10950249640485">
                <text:p>0.0710950249640485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85571874040683">
                <text:p>0.0985571874040683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5569252144692">
                <text:p>0.245569252144692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13267845025366">
                <text:p>0.213267845025366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9653099804495">
                <text:p>0.169653099804495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2474351724695">
                <text:p>0.32474351724695</text:p>
              </table:table-cell>
              <table:table-cell office:value-type="float" office:value="0.216997071611841">
                <text:p>0.21699707161184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8.999cm" xlink:href=".." xlink:type="simple" chart:class="chart:line" chart:style-name="ch1">
        <chart:title svg:x="2.811cm" svg:y="0.315cm" chart:style-name="ch2">
          <text:p>Tiempo de ejecución en planos con 20 iteraciones</text:p>
        </chart:title>
        <chart:legend chart:legend-position="end" svg:x="10.796cm" svg:y="3.959cm" style:legend-expansion="high" chart:style-name="ch3"/>
        <chart:plot-area chart:style-name="ch4" table:cell-range-address="'20'.C5:'20'.C55 '20'.G5:'20'.G55" chart:data-source-has-labels="row" svg:x="0.319cm" svg:y="1.299cm" svg:width="10.158cm" svg:height="7.521cm">
          <chartooo:coordinate-region svg:x="1.523cm" svg:y="1.495cm" svg:width="8.954cm" svg:height="6.50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0'.C6:'20'.C55" chart:label-cell-address="'20'.C5:'20'.C5" chart:class="chart:line">
            <chart:data-point chart:repeated="50"/>
          </chart:series>
          <chart:series chart:style-name="ch8" chart:values-cell-range-address="'20'.G6:'20'.G55" chart:label-cell-address="'20'.G5:'20'.G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20'.C5:'20'.C5</svg:desc>
                </draw:g>
              </table:table-cell>
              <table:table-cell office:value-type="string">
                <text:p>Tiempo Promedio</text:p>
                <draw:g>
                  <svg:desc>'20'.G5:'20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974">
                <text:p>0.09974</text:p>
                <draw:g>
                  <svg:desc>'20'.C6:'20'.C55</svg:desc>
                </draw:g>
              </table:table-cell>
              <table:table-cell office:value-type="float" office:value="0.09909921">
                <text:p>0.09909921</text:p>
                <draw:g>
                  <svg:desc>'20'.G6:'20'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954">
                <text:p>0.09954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42">
                <text:p>0.0994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876">
                <text:p>0.09876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9812">
                <text:p>0.0998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36">
                <text:p>0.10036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83">
                <text:p>0.0983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781">
                <text:p>0.0978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0354">
                <text:p>0.100354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012">
                <text:p>0.100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7541">
                <text:p>0.09754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021">
                <text:p>0.1002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7541">
                <text:p>0.09754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21">
                <text:p>0.092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971">
                <text:p>0.0997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0432">
                <text:p>0.10043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00712">
                <text:p>0.10007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0212">
                <text:p>0.1002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5431">
                <text:p>0.09543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899">
                <text:p>0.09899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899">
                <text:p>0.09899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9271">
                <text:p>0.09927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8831">
                <text:p>0.09883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921">
                <text:p>0.0992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9412">
                <text:p>0.0994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0231">
                <text:p>0.10023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9065">
                <text:p>0.099065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9845">
                <text:p>0.099845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02">
                <text:p>0.100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865">
                <text:p>0.09865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087">
                <text:p>0.10087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0891">
                <text:p>0.10089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9371">
                <text:p>0.09937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21">
                <text:p>0.102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761">
                <text:p>0.0976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782">
                <text:p>0.0978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947">
                <text:p>0.09947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654">
                <text:p>0.09654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741">
                <text:p>0.0974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912">
                <text:p>0.099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9312">
                <text:p>0.0993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9123">
                <text:p>0.099123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9912">
                <text:p>0.099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9614">
                <text:p>0.099614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0078">
                <text:p>0.100078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97342">
                <text:p>0.099734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9805">
                <text:p>0.099805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762">
                <text:p>0.0976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974">
                <text:p>0.09974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94531">
                <text:p>0.0994531</text:p>
              </table:table-cell>
              <table:table-cell office:value-type="float" office:value="0.09909921">
                <text:p>0.0990992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9cm" xlink:href=".." xlink:type="simple" chart:class="chart:line" chart:style-name="ch1">
        <chart:title svg:x="3.621cm" svg:y="0.316cm" chart:style-name="ch2">
          <text:p>Error relativo en planos con 20 iteraciones</text:p>
        </chart:title>
        <chart:legend chart:legend-position="end" svg:x="11.532cm" svg:y="3.96cm" style:legend-expansion="high" chart:style-name="ch3"/>
        <chart:plot-area chart:style-name="ch4" table:cell-range-address="'20'.D5:'20'.D55 '20'.F5:'20'.F55" chart:data-source-has-labels="row" svg:x="0.32cm" svg:y="1.301cm" svg:width="10.892cm" svg:height="7.519cm">
          <chartooo:coordinate-region svg:x="1.312cm" svg:y="1.496cm" svg:width="9.9cm" svg:height="6.4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0'.D6:'20'.D55" chart:label-cell-address="'20'.D5:'20'.D5" chart:class="chart:line">
            <chart:data-point chart:repeated="50"/>
          </chart:series>
          <chart:series chart:style-name="ch8" chart:values-cell-range-address="'20'.F6:'20'.F55" chart:label-cell-address="'20'.F5:'20'.F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 [%]</text:p>
                <draw:g>
                  <svg:desc>'20'.D5:'20'.D5</svg:desc>
                </draw:g>
              </table:table-cell>
              <table:table-cell office:value-type="string">
                <text:p>Error relativo medio</text:p>
                <draw:g>
                  <svg:desc>'20'.F5:'20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5656993963327">
                <text:p>0.145656993963327</text:p>
                <draw:g>
                  <svg:desc>'20'.D6:'20'.D55</svg:desc>
                </draw:g>
              </table:table-cell>
              <table:table-cell office:value-type="float" office:value="0.196093585704889">
                <text:p>0.196093585704889</text:p>
                <draw:g>
                  <svg:desc>'20'.F6:'20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8683669671322">
                <text:p>0.378683669671322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3721682847896">
                <text:p>0.153721682847896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8410731044303">
                <text:p>0.108410731044303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6520571437816">
                <text:p>0.336520571437816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8111107516097">
                <text:p>0.338111107516097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0707642539426">
                <text:p>0.250707642539426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2011774981399">
                <text:p>0.372011774981399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01317981143975">
                <text:p>0.0501317981143975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6796022313849">
                <text:p>0.266796022313849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9564064420154">
                <text:p>0.339564064420154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7687158425767">
                <text:p>0.237687158425767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0465597516813">
                <text:p>0.200465597516813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8858584062212">
                <text:p>0.198858584062212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6833578554221">
                <text:p>0.156833578554221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7730440265809">
                <text:p>0.127730440265809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0237660259001">
                <text:p>0.100237660259001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3672572093625">
                <text:p>0.203672572093625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4466571834993">
                <text:p>0.124466571834993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4899120538024">
                <text:p>0.164899120538024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78974425296647">
                <text:p>0.0678974425296647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1349131938832">
                <text:p>0.171349131938832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72953006029842">
                <text:p>0.0872953006029842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1121456050173">
                <text:p>0.071121456050173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2236014805476">
                <text:p>0.142236014805476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4835164835165">
                <text:p>0.164835164835165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4864235841738">
                <text:p>0.324864235841738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5668476855443">
                <text:p>0.245668476855443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1518756161815">
                <text:p>0.111518756161815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4853735009859">
                <text:p>0.324853735009859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69743987587277">
                <text:p>0.0969743987587277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0097614584007">
                <text:p>0.210097614584007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1973401418806">
                <text:p>0.361973401418806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0706574439201">
                <text:p>0.030706574439201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30353967997414">
                <text:p>0.0630353967997414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4158759920475">
                <text:p>0.134158759920475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6277254287146">
                <text:p>0.226277254287146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109243697479">
                <text:p>0.23109243697479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319803516029">
                <text:p>0.16319803516029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1944157187177">
                <text:p>0.361944157187177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3824437226289">
                <text:p>0.143824437226289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40749717240265">
                <text:p>0.240749717240265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2027529160878">
                <text:p>0.252027529160878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3230789116526">
                <text:p>0.373230789116526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7743306348668">
                <text:p>0.177743306348668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72543950361944">
                <text:p>0.0872543950361944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059015545716">
                <text:p>0.14059015545716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676007627913">
                <text:p>0.15676007627913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7344903928508">
                <text:p>0.297344903928508</text:p>
              </table:table-cell>
              <table:table-cell office:value-type="float" office:value="0.196093585704889">
                <text:p>0.19609358570488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02cm" svg:height="17.386cm" xlink:href=".." xlink:type="simple" chart:class="chart:line" chart:style-name="ch1">
        <chart:title svg:x="6.695cm" svg:y="0.483cm" chart:style-name="ch2">
          <text:p>Tiempo de ejecución promedio VS Error relativo</text:p>
        </chart:title>
        <chart:legend chart:legend-position="end" svg:x="18.986cm" svg:y="8.145cm" style:legend-expansion="high" chart:style-name="ch3"/>
        <chart:plot-area chart:style-name="ch4" table:cell-range-address="final.A2:final.C8 final.B1:final.C1" chart:data-source-has-labels="both" svg:x="0.46cm" svg:y="1.609cm" svg:width="18.066cm" svg:height="14.449cm">
          <chartooo:coordinate-region svg:x="1.187cm" svg:y="1.809cm" svg:width="17.152cm" svg:height="13.602cm"/>
          <chart:axis chart:dimension="x" chart:name="primary-x" chart:style-name="ch5" chartooo:axis-type="text">
            <chart:title svg:x="8.642cm" svg:y="16.405cm" chart:style-name="ch6">
              <text:p>Iteraciones</text:p>
            </chart:title>
            <chart:categories table:cell-range-address="final.A2:final.A8"/>
            <chart:grid chart:style-name="ch7" chart:class="major"/>
            <chart:grid chart:style-name="ch8" chart:class="minor"/>
          </chart:axis>
          <chart:axis chart:dimension="y" chart:name="primary-y" chart:style-name="ch9">
            <chart:grid chart:style-name="ch7" chart:class="major"/>
          </chart:axis>
          <chart:series chart:style-name="ch10" chart:values-cell-range-address="final.B2:final.B8" chart:label-cell-address="final.B1:final.B1" chart:class="chart:line">
            <chart:data-point chart:repeated="7"/>
          </chart:series>
          <chart:series chart:style-name="ch11" chart:values-cell-range-address="final.C2:final.C8" chart:label-cell-address="final.C1:final.C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ejecución</text:p>
                <draw:g>
                  <svg:desc>final.B1:final.B1</svg:desc>
                </draw:g>
              </table:table-cell>
              <table:table-cell office:value-type="string">
                <text:p>Error relativo</text:p>
                <draw:g>
                  <svg:desc>final.C1:final.C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final.A2:final.A8</svg:desc>
                </draw:g>
              </table:table-cell>
              <table:table-cell office:value-type="float" office:value="2.88010411764706">
                <text:p>2.88010411764706</text:p>
                <draw:g>
                  <svg:desc>final.B2:final.B8</svg:desc>
                </draw:g>
              </table:table-cell>
              <table:table-cell office:value-type="float" office:value="0.0143854800665586">
                <text:p>0.0143854800665586</text:p>
                <draw:g>
                  <svg:desc>final.C2:final.C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9655666666667">
                <text:p>0.999655666666667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362537254902">
                <text:p>0.49362537254902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43816078431373">
                <text:p>0.243816078431373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4908842">
                <text:p>0.14908842</text:p>
              </table:table-cell>
              <table:table-cell office:value-type="float" office:value="0.152597518526141">
                <text:p>0.15259751852614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2013614">
                <text:p>0.12013614</text:p>
              </table:table-cell>
              <table:table-cell office:value-type="float" office:value="0.216997071611841">
                <text:p>0.2169970716118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9909921">
                <text:p>0.09909921</text:p>
              </table:table-cell>
              <table:table-cell office:value-type="float" office:value="0.196245201189892">
                <text:p>0.19624520118989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8.976cm" xlink:href=".." xlink:type="simple" chart:class="chart:line" chart:style-name="ch1">
        <chart:title svg:x="2.998cm" svg:y="0.315cm" chart:style-name="ch2">
          <text:p>Tiempo de ejecución en plano con 600 iteraciones</text:p>
        </chart:title>
        <chart:legend chart:legend-position="end" svg:x="9.952cm" svg:y="3.94cm" style:legend-expansion="high" chart:style-name="ch3"/>
        <chart:plot-area chart:style-name="ch4" table:cell-range-address="'600'.D6:'600'.D57 '600'.G3:'600'.G3 '600'.G8:'600'.G58" chart:data-source-has-labels="row" svg:x="0.32cm" svg:y="1.273cm" svg:width="9.312cm" svg:height="7.524cm">
          <chartooo:coordinate-region svg:x="1.232cm" svg:y="1.473cm" svg:width="8.4cm" svg:height="6.53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600'.D7:'600'.D57" chart:label-cell-address="'600'.D6:'600'.D6" chart:class="chart:line">
            <chart:data-point chart:repeated="51"/>
          </chart:series>
          <chart:series chart:style-name="ch8" chart:values-cell-range-address="'600'.G8:'600'.G58" chart:label-cell-address="'600'.G3:'600'.G3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600'.D6:'600'.D6</svg:desc>
                </draw:g>
              </table:table-cell>
              <table:table-cell office:value-type="string">
                <text:p>Tiempo Promedio de ejecución</text:p>
                <draw:g>
                  <svg:desc>'600'.G3:'600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5">
                <text:p>2.95</text:p>
                <draw:g>
                  <svg:desc>'600'.D7:'600'.D57</svg:desc>
                </draw:g>
              </table:table-cell>
              <table:table-cell office:value-type="float" office:value="2.88010411764706">
                <text:p>2.88010411764706</text:p>
                <draw:g>
                  <svg:desc>'600'.G8:'600'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04">
                <text:p>3.004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9">
                <text:p>2.99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7">
                <text:p>2.9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67">
                <text:p>2.96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03">
                <text:p>2.90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4">
                <text:p>2.84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67">
                <text:p>2.86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04">
                <text:p>2.904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87">
                <text:p>2.88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66">
                <text:p>2.86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42">
                <text:p>2.84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911">
                <text:p>2.911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3811">
                <text:p>2.83811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77">
                <text:p>2.87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67">
                <text:p>2.86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98">
                <text:p>2.898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53">
                <text:p>2.85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82">
                <text:p>2.88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2">
                <text:p>2.9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33">
                <text:p>2.93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35">
                <text:p>2.83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6">
                <text:p>2.8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91">
                <text:p>2.91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92">
                <text:p>2.89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54">
                <text:p>2.854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86">
                <text:p>2.88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76">
                <text:p>2.87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82">
                <text:p>2.88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67">
                <text:p>2.86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67">
                <text:p>2.86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82">
                <text:p>2.88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887">
                <text:p>2.788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25">
                <text:p>2.82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49">
                <text:p>2.849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17">
                <text:p>2.81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65">
                <text:p>2.86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65">
                <text:p>2.86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86">
                <text:p>2.88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708">
                <text:p>2.8708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73">
                <text:p>2.87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277">
                <text:p>2.827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866">
                <text:p>2.86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855">
                <text:p>2.85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616">
                <text:p>2.861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754">
                <text:p>2.8754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103">
                <text:p>2.910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73">
                <text:p>2.87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8705">
                <text:p>2.870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502">
                <text:p>2.850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76">
                <text:p>2.87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8.975cm" xlink:href=".." xlink:type="simple" chart:class="chart:line" chart:style-name="ch1">
        <chart:title svg:x="3.598cm" svg:y="0.315cm" chart:style-name="ch2">
          <text:p>Error relativo en planos con 200 iteraciones</text:p>
        </chart:title>
        <chart:legend chart:legend-position="end" svg:x="11.655cm" svg:y="3.939cm" style:legend-expansion="high" chart:style-name="ch3"/>
        <chart:plot-area chart:style-name="ch4" table:cell-range-address="'200'.C6:'200'.C57 '200'.F6:'200'.F57" chart:data-source-has-labels="row" svg:x="0.319cm" svg:y="1.273cm" svg:width="11.017cm" svg:height="7.523cm">
          <chartooo:coordinate-region svg:x="1.231cm" svg:y="1.472cm" svg:width="10.105cm" svg:height="6.53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00'.C7:'200'.C57" chart:label-cell-address="'200'.C6:'200'.C6" chart:class="chart:line">
            <chart:data-point chart:repeated="51"/>
          </chart:series>
          <chart:series chart:style-name="ch8" chart:values-cell-range-address="'200'.F7:'200'.F57" chart:label-cell-address="'200'.F6:'200'.F6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 [%]</text:p>
                <draw:g>
                  <svg:desc>'200'.C6:'200'.C6</svg:desc>
                </draw:g>
              </table:table-cell>
              <table:table-cell office:value-type="string">
                <text:p>Error relativo medio</text:p>
                <draw:g>
                  <svg:desc>'200'.F6:'200'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3172111542373">
                <text:p>0.123172111542373</text:p>
                <draw:g>
                  <svg:desc>'200'.C7:'200'.C57</svg:desc>
                </draw:g>
              </table:table-cell>
              <table:table-cell office:value-type="float" office:value="0.0505357493338251">
                <text:p>0.0505357493338251</text:p>
                <draw:g>
                  <svg:desc>'200'.F7:'200'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01589916207119">
                <text:p>0.0601589916207119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43711511471372">
                <text:p>0.0343711511471372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87064534142814">
                <text:p>0.0587064534142814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71838529062191">
                <text:p>0.0171838529062191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29584019474476">
                <text:p>0.00429584019474476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9371330373765">
                <text:p>0.0329371330373765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72737686139748">
                <text:p>0.00572737686139748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6129087681118">
                <text:p>0.0186129087681118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29540963889923">
                <text:p>0.0429540963889923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86750368641823">
                <text:p>0.0486750368641823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0393231888">
                <text:p>0.02290393231888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29454878607421">
                <text:p>0.00429454878607421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87209984685188">
                <text:p>0.0787209984685188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72271914132379">
                <text:p>0.0472271914132379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1710319164162">
                <text:p>0.151710319164162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8605882773921">
                <text:p>0.0758605882773921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29516994633274">
                <text:p>0.0529516994633274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5912493380469">
                <text:p>0.105912493380469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29307384087006">
                <text:p>0.0429307384087006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58177135498641">
                <text:p>0.0658177135498641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7202380952381">
                <text:p>0.037202380952381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58167718304217">
                <text:p>0.0658167718304217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7237452068906">
                <text:p>0.0987237452068906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14789377289377">
                <text:p>0.0314789377289377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1546230990429">
                <text:p>0.081546230990429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57816501423523">
                <text:p>0.0457816501423523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15006723698893">
                <text:p>0.0515006723698893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8682915665408">
                <text:p>0.088682915665408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14561579173223">
                <text:p>0.0214561579173223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57556601209972">
                <text:p>0.0357556601209972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29227623092654">
                <text:p>0.0629227623092654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57764366007837">
                <text:p>0.0557764366007837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72016931701178">
                <text:p>0.00572016931701178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00479029928646">
                <text:p>0.0500479029928646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28803500693561">
                <text:p>0.0228803500693561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8683217023224">
                <text:p>0.108683217023224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7311405076868">
                <text:p>0.157311405076868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57724484104852">
                <text:p>0.0557724484104852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00440484532986">
                <text:p>0.0400440484532986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5769258268865">
                <text:p>0.055769258268865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43190527941429">
                <text:p>0.0343190527941429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2903724043247">
                <text:p>0.0042903724043247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00700700700701">
                <text:p>0.0700700700700701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00274536719286">
                <text:p>0.0300274536719286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71638120836074">
                <text:p>0.0271638120836074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28820392582956">
                <text:p>0.0328820392582956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43123016667143">
                <text:p>0.0443123016667143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42957212906177">
                <text:p>0.00142957212906177</text:p>
              </table:table-cell>
              <table:table-cell office:value-type="float" office:value="0.0505357493338251">
                <text:p>0.0505357493338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42944951899024">
                <text:p>0.0142944951899024</text:p>
              </table:table-cell>
              <table:table-cell office:value-type="float" office:value="0.0505357493338251">
                <text:p>0.05053574933382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75cm" xlink:href=".." xlink:type="simple" chart:class="chart:line" chart:style-name="ch1">
        <chart:title svg:x="2.874cm" svg:y="0.315cm" chart:style-name="ch2">
          <text:p>Tiempo de ejecución en planos con 200 iteraciones</text:p>
        </chart:title>
        <chart:legend chart:legend-position="end" svg:x="11.001cm" svg:y="3.939cm" style:legend-expansion="high" chart:style-name="ch3"/>
        <chart:plot-area chart:style-name="ch4" table:cell-range-address="'200'.D6:'200'.D57 '200'.G6:'200'.G57" chart:data-source-has-labels="row" svg:x="0.319cm" svg:y="1.273cm" svg:width="10.363cm" svg:height="7.523cm">
          <chartooo:coordinate-region svg:x="1.231cm" svg:y="1.472cm" svg:width="9.451cm" svg:height="6.53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00'.D7:'200'.D57" chart:label-cell-address="'200'.D6:'200'.D6" chart:class="chart:line">
            <chart:data-point chart:repeated="51"/>
          </chart:series>
          <chart:series chart:style-name="ch8" chart:values-cell-range-address="'200'.G7:'200'.G57" chart:label-cell-address="'200'.G6:'200'.G6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200'.D6:'200'.D6</svg:desc>
                </draw:g>
              </table:table-cell>
              <table:table-cell office:value-type="string">
                <text:p>Tiempo Promedio</text:p>
                <draw:g>
                  <svg:desc>'200'.G6:'200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">
                <text:p>0.99</text:p>
                <draw:g>
                  <svg:desc>'200'.D7:'200'.D57</svg:desc>
                </draw:g>
              </table:table-cell>
              <table:table-cell office:value-type="float" office:value="0.999655666666667">
                <text:p>0.999655666666667</text:p>
                <draw:g>
                  <svg:desc>'200'.G7:'200'.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2">
                <text:p>1.00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3">
                <text:p>1.00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5">
                <text:p>0.998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">
                <text:p>0.9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2">
                <text:p>1.00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87">
                <text:p>0.998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84">
                <text:p>0.9984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8">
                <text:p>1.008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45">
                <text:p>1.004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4">
                <text:p>1.014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09">
                <text:p>1.000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78">
                <text:p>0.9978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76">
                <text:p>0.9976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87">
                <text:p>0.998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65">
                <text:p>0.996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135">
                <text:p>0.9913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22">
                <text:p>1.002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45">
                <text:p>1.004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72">
                <text:p>0.987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886">
                <text:p>0.98886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73">
                <text:p>1.007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65">
                <text:p>0.996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93">
                <text:p>0.989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08">
                <text:p>1.0008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132">
                <text:p>1.013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1504">
                <text:p>1.01504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71">
                <text:p>0.9871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39">
                <text:p>0.993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26">
                <text:p>0.9926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622">
                <text:p>0.9962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71">
                <text:p>0.9871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863">
                <text:p>0.986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59">
                <text:p>0.985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098">
                <text:p>1.0098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77">
                <text:p>0.987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239">
                <text:p>1.023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707">
                <text:p>0.9870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117">
                <text:p>1.011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5433">
                <text:p>1.0543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726">
                <text:p>0.98726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73">
                <text:p>0.987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87">
                <text:p>0.988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14">
                <text:p>0.9214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178">
                <text:p>1.0178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381">
                <text:p>1.0381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126">
                <text:p>1.0126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169">
                <text:p>1.016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183">
                <text:p>1.018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8179">
                <text:p>0.98817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543">
                <text:p>1.00543</text:p>
              </table:table-cell>
              <table:table-cell office:value-type="float" office:value="0.999655666666667">
                <text:p>0.999655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8.985cm" xlink:href=".." xlink:type="simple" chart:class="chart:line" chart:style-name="ch1">
        <chart:title svg:x="2.887cm" svg:y="0.315cm" chart:style-name="ch2">
          <text:p>Tiempo de ejecución en planos con 100 iteraciones</text:p>
        </chart:title>
        <chart:legend chart:legend-position="end" svg:x="11.028cm" svg:y="3.944cm" style:legend-expansion="high" chart:style-name="ch3"/>
        <chart:plot-area chart:style-name="ch4" table:cell-range-address="'100'.C6:'100'.C57 '100'.G6:'100'.G57" chart:data-source-has-labels="row" svg:x="0.32cm" svg:y="1.273cm" svg:width="10.388cm" svg:height="7.533cm">
          <chartooo:coordinate-region svg:x="1.232cm" svg:y="1.472cm" svg:width="9.476cm" svg:height="6.54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0'.C7:'100'.C57" chart:label-cell-address="'100'.C6:'100'.C6" chart:class="chart:line">
            <chart:data-point chart:repeated="51"/>
          </chart:series>
          <chart:series chart:style-name="ch8" chart:values-cell-range-address="'100'.G7:'100'.G57" chart:label-cell-address="'100'.G6:'100'.G6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100'.C6:'100'.C6</svg:desc>
                </draw:g>
              </table:table-cell>
              <table:table-cell office:value-type="string">
                <text:p>Tiempo Promedio</text:p>
                <draw:g>
                  <svg:desc>'100'.G6:'100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24">
                <text:p>0.4924</text:p>
                <draw:g>
                  <svg:desc>'100'.C7:'100'.C57</svg:desc>
                </draw:g>
              </table:table-cell>
              <table:table-cell office:value-type="float" office:value="0.49362537254902">
                <text:p>0.49362537254902</text:p>
                <draw:g>
                  <svg:desc>'100'.G7:'100'.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5">
                <text:p>0.49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65">
                <text:p>0.496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48">
                <text:p>0.4948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65">
                <text:p>0.496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25">
                <text:p>0.492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4112">
                <text:p>0.49411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581">
                <text:p>0.4958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36">
                <text:p>0.493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581">
                <text:p>0.4958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96">
                <text:p>0.489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224">
                <text:p>0.49224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581">
                <text:p>0.4958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581">
                <text:p>0.4958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76">
                <text:p>0.487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705">
                <text:p>0.4970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9581">
                <text:p>0.4958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9876">
                <text:p>0.4987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467">
                <text:p>0.50467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698">
                <text:p>0.49698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754">
                <text:p>0.50754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76">
                <text:p>0.497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043">
                <text:p>0.504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1086">
                <text:p>0.5108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9652">
                <text:p>0.4965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7991">
                <text:p>0.48799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127">
                <text:p>0.49127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98671">
                <text:p>0.49867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956">
                <text:p>0.495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921">
                <text:p>0.4892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912">
                <text:p>0.491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906">
                <text:p>0.490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842">
                <text:p>0.4884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921">
                <text:p>0.492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9392">
                <text:p>0.4939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9183">
                <text:p>0.4918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9404">
                <text:p>0.49404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943">
                <text:p>0.494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9553">
                <text:p>0.4955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8892">
                <text:p>0.4889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9532">
                <text:p>0.4953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9163">
                <text:p>0.4916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324">
                <text:p>0.49324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9435">
                <text:p>0.4943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9823">
                <text:p>0.4982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23">
                <text:p>0.432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953">
                <text:p>0.4895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992">
                <text:p>0.4899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941">
                <text:p>0.4994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432">
                <text:p>0.4943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9486">
                <text:p>0.49486</text:p>
              </table:table-cell>
              <table:table-cell office:value-type="float" office:value="0.49362537254902">
                <text:p>0.493625372549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8.984cm" xlink:href=".." xlink:type="simple" chart:class="chart:line" chart:style-name="ch1">
        <chart:title svg:x="3.615cm" svg:y="0.315cm" chart:style-name="ch2">
          <text:p>Error relativo en planos con 100 iteraciones</text:p>
        </chart:title>
        <chart:legend chart:legend-position="end" svg:x="11.688cm" svg:y="3.944cm" style:legend-expansion="high" chart:style-name="ch3"/>
        <chart:plot-area chart:style-name="ch4" table:cell-range-address="'100'.D6:'100'.D57 '100'.F6:'100'.F57" chart:data-source-has-labels="row" svg:x="0.32cm" svg:y="1.273cm" svg:width="11.048cm" svg:height="7.532cm">
          <chartooo:coordinate-region svg:x="1.232cm" svg:y="1.472cm" svg:width="10.136cm" svg:height="6.54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0'.D7:'100'.D57" chart:label-cell-address="'100'.D6:'100'.D6" chart:class="chart:line">
            <chart:data-point chart:repeated="51"/>
          </chart:series>
          <chart:series chart:style-name="ch8" chart:values-cell-range-address="'100'.F7:'100'.F57" chart:label-cell-address="'100'.F6:'100'.F6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</text:p>
                <draw:g>
                  <svg:desc>'100'.D6:'100'.D6</svg:desc>
                </draw:g>
              </table:table-cell>
              <table:table-cell office:value-type="string">
                <text:p>Error relativo medio</text:p>
                <draw:g>
                  <svg:desc>'100'.F6:'100'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28930631563378">
                <text:p>0.0428930631563378</text:p>
                <draw:g>
                  <svg:desc>'100'.D7:'100'.D57</svg:desc>
                </draw:g>
              </table:table-cell>
              <table:table-cell office:value-type="float" office:value="0.0283626567911813">
                <text:p>0.0283626567911813</text:p>
                <draw:g>
                  <svg:desc>'100'.F7:'100'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81040144365885">
                <text:p>0.0281040144365885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17728503172936">
                <text:p>0.0517728503172936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95184001893267">
                <text:p>0.0695184001893267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36047629613194">
                <text:p>0.0636047629613194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02943699890536">
                <text:p>0.0502943699890536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3140033728809">
                <text:p>0.0133140033728809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5884250081368">
                <text:p>0.0295884250081368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1486730376638">
                <text:p>0.0251486730376638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3564083975677">
                <text:p>0.0103564083975677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9235037360361">
                <text:p>0.019235037360361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2741152799148">
                <text:p>0.0162741152799148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58640943320856">
                <text:p>0.0458640943320856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10174732574827">
                <text:p>0.0710174732574827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51479289940828">
                <text:p>0.0251479289940828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54404390337707">
                <text:p>0.0754404390337707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2712265546417">
                <text:p>0.0162712265546417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03545700634587">
                <text:p>0.0103545700634587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36644382653967">
                <text:p>0.0236644382653967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03524261650177">
                <text:p>0.0103524261650177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21136383803129">
                <text:p>0.0621136383803129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99337395728569">
                <text:p>0.0399337395728569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47887428089738">
                <text:p>0.0147887428089738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7891802357395">
                <text:p>0.0147891802357395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10522268882711">
                <text:p>0.0310522268882711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47867747087005">
                <text:p>0.0147867747087005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32292405961675">
                <text:p>0.0532292405961675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43577004968062">
                <text:p>0.0443577004968062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36553416718413">
                <text:p>0.0236553416718413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32300276500421">
                <text:p>0.0532300276500421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73085850297896">
                <text:p>0.0473085850297896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886957293006342">
                <text:p>0.00886957293006342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99071788580635">
                <text:p>0.0399071788580635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39087374909462">
                <text:p>0.00739087374909462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0346152709214">
                <text:p>0.010346152709214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39909849996305">
                <text:p>0.0339909849996305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591156301726176">
                <text:p>0.00591156301726176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33016065384786">
                <text:p>0.0133016065384786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47786891302741">
                <text:p>0.0147786891302741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18234755106264">
                <text:p>0.0118234755106264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034599979308">
                <text:p>0.01034599979308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36459026084386">
                <text:p>0.0236459026084386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03438594417271">
                <text:p>0.0103438594417271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730234482351">
                <text:p>0.017730234482351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18192831604763">
                <text:p>0.0118192831604763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03415671906394">
                <text:p>0.0103415671906394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590894318551127">
                <text:p>0.00590894318551127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47734491571747">
                <text:p>0.0147734491571747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92066188963581">
                <text:p>0.0192066188963581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1371158392435">
                <text:p>0.041371158392435</text:p>
              </table:table-cell>
              <table:table-cell office:value-type="float" office:value="0.0283626567911813">
                <text:p>0.02836265679118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86380759628311">
                <text:p>0.00886380759628311</text:p>
              </table:table-cell>
              <table:table-cell office:value-type="float" office:value="0.0283626567911813">
                <text:p>0.02836265679118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8.976cm" xlink:href=".." xlink:type="simple" chart:class="chart:line" chart:style-name="ch1">
        <chart:title svg:x="3.725cm" svg:y="0.315cm" chart:style-name="ch2">
          <text:p>Error relativo en planos con 50 iteraciones</text:p>
        </chart:title>
        <chart:legend chart:legend-position="end" svg:x="11.67cm" svg:y="3.94cm" style:legend-expansion="high" chart:style-name="ch3"/>
        <chart:plot-area chart:style-name="ch4" table:cell-range-address="'50'.D6:'50'.D56 '50'.F6:'50'.F56" chart:data-source-has-labels="row" svg:x="0.628cm" svg:y="0.203cm" svg:width="10.796cm" svg:height="8.588cm">
          <chartooo:coordinate-region svg:x="1.54cm" svg:y="0.402cm" svg:width="9.884cm" svg:height="7.59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50'.D7:'50'.D56" chart:label-cell-address="'50'.D6:'50'.D6" chart:class="chart:line">
            <chart:data-point chart:repeated="50"/>
          </chart:series>
          <chart:series chart:style-name="ch8" chart:values-cell-range-address="'50'.F7:'50'.F56" chart:label-cell-address="'50'.F6:'50'.F6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 [s]</text:p>
                <draw:g>
                  <svg:desc>'50'.D6:'50'.D6</svg:desc>
                </draw:g>
              </table:table-cell>
              <table:table-cell office:value-type="string">
                <text:p>Error relativo medio</text:p>
                <draw:g>
                  <svg:desc>'50'.F6:'50'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34075644532198">
                <text:p>0.0534075644532198</text:p>
                <draw:g>
                  <svg:desc>'50'.D7:'50'.D56</svg:desc>
                </draw:g>
              </table:table-cell>
              <table:table-cell office:value-type="float" office:value="0.0596216416588894">
                <text:p>0.0596216416588894</text:p>
                <draw:g>
                  <svg:desc>'50'.F7:'50'.F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2789161891813">
                <text:p>0.0242789161891813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04668252966218">
                <text:p>0.0404668252966218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4920203295458">
                <text:p>0.114920203295458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96063196063196">
                <text:p>0.0696063196063196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0313192949517">
                <text:p>0.0550313192949517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34067001132869">
                <text:p>0.0534067001132869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3629832197932">
                <text:p>0.0323629832197932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5040851655908">
                <text:p>0.0275040851655908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059729502362">
                <text:p>0.09059729502362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9562403947262">
                <text:p>0.069562403947262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28072872004789">
                <text:p>0.0728072872004789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01488287821923">
                <text:p>0.0501488287821923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0710669750441">
                <text:p>0.140710669750441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24882332961328">
                <text:p>0.0824882332961328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811714669211">
                <text:p>0.038811714669211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4812419146184">
                <text:p>0.114812419146184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58748948832395">
                <text:p>0.0258748948832395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33721494420184">
                <text:p>0.0533721494420184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79292888450403">
                <text:p>0.0679292888450403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6688285432402">
                <text:p>0.0436688285432402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23509430299893">
                <text:p>0.0323509430299893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76523117740318">
                <text:p>0.0776523117740318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3969039646722">
                <text:p>0.033969039646722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76372399961181">
                <text:p>0.0776372399961181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01374737182598">
                <text:p>0.0501374737182598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33738759138254">
                <text:p>0.0533738759138254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3661766846165">
                <text:p>0.043661766846165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98395652736447">
                <text:p>0.0598395652736447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43975416464499">
                <text:p>0.0743975416464499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01285554890768">
                <text:p>0.0501285554890768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92418655799211">
                <text:p>0.0792418655799211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04308309344374">
                <text:p>0.0404308309344374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98308565514788">
                <text:p>0.0598308565514788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43843081450818">
                <text:p>0.0743843081450818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91069031872059">
                <text:p>0.0291069031872059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58761502757427">
                <text:p>0.0258761502757427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82147477360931">
                <text:p>0.0582147477360931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11605641091991">
                <text:p>0.0711605641091991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20487441980819">
                <text:p>0.0420487441980819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553451593603">
                <text:p>0.14553451593603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17506266677448">
                <text:p>0.0517506266677448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0862969611696">
                <text:p>0.080862969611696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82213381204211">
                <text:p>0.0582213381204211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71993724627602">
                <text:p>0.0371993724627602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20480641718149">
                <text:p>0.0420480641718149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49859300708348">
                <text:p>0.0549859300708348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23462340896961">
                <text:p>0.0323462340896961</text:p>
              </table:table-cell>
              <table:table-cell office:value-type="float" office:value="0.0596216416588894">
                <text:p>0.05962164165888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52810660456692">
                <text:p>0.0452810660456692</text:p>
              </table:table-cell>
              <table:table-cell office:value-type="float" office:value="0.0596216416588894">
                <text:p>0.05962164165888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9cm" xlink:href=".." xlink:type="simple" chart:class="chart:line" chart:style-name="ch1">
        <chart:title svg:x="3.003cm" svg:y="0.316cm" chart:style-name="ch2">
          <text:p>Tiempo de ejecución en planos con 50 iteraciones</text:p>
        </chart:title>
        <chart:legend chart:legend-position="end" svg:x="11.021cm" svg:y="3.952cm" style:legend-expansion="high" chart:style-name="ch3"/>
        <chart:plot-area chart:style-name="ch4" table:cell-range-address="'50'.C6:'50'.C56 '50'.G6:'50'.G56" chart:data-source-has-labels="row" svg:x="0.32cm" svg:y="1.275cm" svg:width="10.381cm" svg:height="7.545cm">
          <chartooo:coordinate-region svg:x="1.232cm" svg:y="1.475cm" svg:width="9.469cm" svg:height="6.5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50'.C7:'50'.C56" chart:label-cell-address="'50'.C6:'50'.C6" chart:class="chart:line">
            <chart:data-point chart:repeated="50"/>
          </chart:series>
          <chart:series chart:style-name="ch8" chart:values-cell-range-address="'50'.G7:'50'.G56" chart:label-cell-address="'50'.G6:'50'.G6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50'.C6:'50'.C6</svg:desc>
                </draw:g>
              </table:table-cell>
              <table:table-cell office:value-type="string">
                <text:p>Tiempo Promedio</text:p>
                <draw:g>
                  <svg:desc>'50'.G6:'50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54">
                <text:p>0.2354</text:p>
                <draw:g>
                  <svg:desc>'50'.C7:'50'.C56</svg:desc>
                </draw:g>
              </table:table-cell>
              <table:table-cell office:value-type="float" office:value="0.243816078431373">
                <text:p>0.243816078431373</text:p>
                <draw:g>
                  <svg:desc>'50'.G7:'50'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232">
                <text:p>0.252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31">
                <text:p>0.24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31">
                <text:p>0.24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32">
                <text:p>0.26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543">
                <text:p>0.2154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32">
                <text:p>0.22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32">
                <text:p>0.25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63">
                <text:p>0.246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431">
                <text:p>0.254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432">
                <text:p>0.214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213">
                <text:p>0.2321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552">
                <text:p>0.2455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31">
                <text:p>0.22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08">
                <text:p>0.2508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398">
                <text:p>0.24398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53">
                <text:p>0.275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867">
                <text:p>0.24867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41">
                <text:p>0.224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352">
                <text:p>0.2435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312">
                <text:p>0.2231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42">
                <text:p>0.2764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73">
                <text:p>0.287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3">
                <text:p>0.294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12">
                <text:p>0.261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212">
                <text:p>0.2521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231">
                <text:p>0.222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412">
                <text:p>0.2541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621">
                <text:p>0.2762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232">
                <text:p>0.232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342">
                <text:p>0.2534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212">
                <text:p>0.2321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536">
                <text:p>0.25536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551">
                <text:p>0.2455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121">
                <text:p>0.2412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652">
                <text:p>0.2765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223">
                <text:p>0.2122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231">
                <text:p>0.252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531">
                <text:p>0.265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23">
                <text:p>0.232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3334">
                <text:p>0.23334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631">
                <text:p>0.256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4356">
                <text:p>0.24356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734">
                <text:p>0.28734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361">
                <text:p>0.2536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876">
                <text:p>0.23876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876">
                <text:p>0.25876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6532">
                <text:p>0.265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328">
                <text:p>0.23328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763">
                <text:p>0.28763</text:p>
              </table:table-cell>
              <table:table-cell office:value-type="float" office:value="0.243816078431373">
                <text:p>0.2438160784313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cm" xlink:href=".." xlink:type="simple" chart:class="chart:line" chart:style-name="ch1">
        <chart:title svg:x="2.99cm" svg:y="0.316cm" chart:style-name="ch2">
          <text:p>Tiempo de ejecución en planos con 30 iteraciones</text:p>
        </chart:title>
        <chart:legend chart:legend-position="end" svg:x="10.995cm" svg:y="3.952cm" style:legend-expansion="high" chart:style-name="ch3"/>
        <chart:plot-area chart:style-name="ch4" table:cell-range-address="'30'.C5:'30'.C55 '30'.G5:'30'.G55" chart:data-source-has-labels="row" svg:x="0.319cm" svg:y="1.275cm" svg:width="10.357cm" svg:height="7.545cm">
          <chartooo:coordinate-region svg:x="1.417cm" svg:y="1.474cm" svg:width="9.259cm" svg:height="6.5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'.C6:'30'.C55" chart:label-cell-address="'30'.C5:'30'.C5" chart:class="chart:line">
            <chart:data-point chart:repeated="50"/>
          </chart:series>
          <chart:series chart:style-name="ch8" chart:values-cell-range-address="'30'.G6:'30'.G55" chart:label-cell-address="'30'.G5:'30'.G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30'.C5:'30'.C5</svg:desc>
                </draw:g>
              </table:table-cell>
              <table:table-cell office:value-type="string">
                <text:p>Tiempo Promedio</text:p>
                <draw:g>
                  <svg:desc>'30'.G5:'30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23">
                <text:p>0.1423</text:p>
                <draw:g>
                  <svg:desc>'30'.C6:'30'.C55</svg:desc>
                </draw:g>
              </table:table-cell>
              <table:table-cell office:value-type="float" office:value="0.14908842">
                <text:p>0.14908842</text:p>
                <draw:g>
                  <svg:desc>'30'.G6:'30'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86">
                <text:p>0.148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659">
                <text:p>0.14659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763">
                <text:p>0.1576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016">
                <text:p>0.1501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013">
                <text:p>0.1501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983">
                <text:p>0.1498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86">
                <text:p>0.148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92">
                <text:p>0.1492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66">
                <text:p>0.146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722">
                <text:p>0.14722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915">
                <text:p>0.1491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87">
                <text:p>0.1487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823">
                <text:p>0.1482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617">
                <text:p>0.14617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821">
                <text:p>0.14821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85">
                <text:p>0.148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9">
                <text:p>0.149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818">
                <text:p>0.14818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908">
                <text:p>0.14908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006">
                <text:p>0.1500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965">
                <text:p>0.1496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941">
                <text:p>0.14941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51">
                <text:p>0.1451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876">
                <text:p>0.1487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905">
                <text:p>0.1490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087">
                <text:p>0.15087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055">
                <text:p>0.1505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93">
                <text:p>0.149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766">
                <text:p>0.1476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7703">
                <text:p>0.14770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791">
                <text:p>0.14791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01">
                <text:p>0.1501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954">
                <text:p>0.14954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9015">
                <text:p>0.14901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9006">
                <text:p>0.14900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9644">
                <text:p>0.149644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9625">
                <text:p>0.14962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077">
                <text:p>0.15077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93">
                <text:p>0.149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4856">
                <text:p>0.1485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498">
                <text:p>0.15498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8606">
                <text:p>0.14860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7902">
                <text:p>0.147902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0074">
                <text:p>0.150074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9086">
                <text:p>0.14908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919">
                <text:p>0.14919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06">
                <text:p>0.150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05">
                <text:p>0.150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4982">
                <text:p>0.14982</text:p>
              </table:table-cell>
              <table:table-cell office:value-type="float" office:value="0.14908842">
                <text:p>0.149088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